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nikurd Web" svg:font-family="'Unikurd Web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amnosysunicode" svg:font-family="Hamnosysunicod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Hamnosysunicode1" svg:font-family="Hamnosysunicode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53.5pt" fo:margin-left="-22.75pt" fo:margin-top="0pt" fo:margin-bottom="0pt" table:align="left" style:writing-mode="lr-tb"/>
    </style:style>
    <style:style style:name="Table1.A" style:family="table-column">
      <style:table-column-properties style:column-width="207pt"/>
    </style:style>
    <style:style style:name="Table1.B" style:family="table-column">
      <style:table-column-properties style:column-width="346.45pt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-left="5.65pt" fo:padding-right="5.4pt" fo:padding-top="0pt" fo:padding-bottom="0pt" fo:border="0.5pt solid #666666">
        <style:background-image/>
      </style:table-cell-properties>
    </style:style>
    <style:style style:name="Table1.B1" style:family="table-cell">
      <style:table-cell-properties style:vertical-align="bottom" fo:background-color="#000000" fo:padding-left="5.65pt" fo:padding-right="5.4pt" fo:padding-top="0pt" fo:padding-bottom="0pt" fo:border="0.5pt solid #666666">
        <style:background-image/>
      </style:table-cell-properties>
    </style:style>
    <style:style style:name="Table1.A2" style:family="table-cell">
      <style:table-cell-properties fo:background-color="#cccccc" fo:padding-left="5.65pt" fo:padding-right="5.4pt" fo:padding-top="0pt" fo:padding-bottom="0pt" fo:border="0.5pt solid #666666">
        <style:background-image/>
      </style:table-cell-properties>
    </style:style>
    <style:style style:name="Table1.B2" style:family="table-cell">
      <style:table-cell-properties style:vertical-align="bottom" fo:background-color="#cccccc" fo:padding-left="5.65pt" fo:padding-right="5.4pt" fo:padding-top="0pt" fo:padding-bottom="0pt" fo:border="0.5pt solid #666666">
        <style:background-image/>
      </style:table-cell-properties>
    </style:style>
    <style:style style:name="Table1.A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0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B50" style:family="table-cell">
      <style:table-cell-properties style:vertical-align="bottom"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5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4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5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9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6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3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6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7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7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7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3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7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74" style:family="table-cell">
      <style:table-cell-properties style:vertical-align="bottom"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3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0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5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2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B126" style:family="table-cell">
      <style:table-cell-properties style:vertical-align="bottom"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2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2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2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7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3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9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6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1" style:family="table-cell">
      <style:table-cell-properties fo:padding-left="5.65pt" fo:padding-right="5.4pt" fo:padding-top="0pt" fo:padding-bottom="0pt" fo:border="0.5pt solid #666666"/>
    </style:style>
    <style:style style:name="Table1.B161" style:family="table-cell">
      <style:table-cell-properties style:vertical-align="bottom" fo:padding-left="5.65pt" fo:padding-right="5.4pt" fo:padding-top="0pt" fo:padding-bottom="0pt" fo:border="0.5pt solid #666666"/>
    </style:style>
    <style:style style:name="Table1.A16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186" style:family="table-row">
      <style:table-row-properties style:min-row-height="21.1pt" fo:keep-together="auto"/>
    </style:style>
    <style:style style:name="Table1.A18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9" style:family="table-cell">
      <style:table-cell-properties fo:padding-left="5.65pt" fo:padding-right="5.4pt" fo:padding-top="0pt" fo:padding-bottom="0pt" fo:border="0.5pt solid #666666"/>
    </style:style>
    <style:style style:name="Table1.B189" style:family="table-cell">
      <style:table-cell-properties style:vertical-align="bottom" fo:padding-left="5.65pt" fo:padding-right="5.4pt" fo:padding-top="0pt" fo:padding-bottom="0pt" fo:border="0.5pt solid #666666"/>
    </style:style>
    <style:style style:name="Table1.A190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9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8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9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9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21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6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22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1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24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6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24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9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26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9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300" style:family="table-row">
      <style:table-row-properties style:min-row-height="16.6pt" fo:keep-together="auto"/>
    </style:style>
    <style:style style:name="Table1.A30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333" style:family="table-row">
      <style:table-row-properties style:min-row-height="22.9pt" fo:keep-together="auto"/>
    </style:style>
    <style:style style:name="Table1.A33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60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36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6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6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6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6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6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6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6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6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7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7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7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7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74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37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7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7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7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79" style:family="table-cell">
      <style:table-cell-properties fo:padding-left="5.65pt" fo:padding-right="5.4pt" fo:padding-top="0pt" fo:padding-bottom="0pt" fo:border="0.5pt solid #666666"/>
    </style:style>
    <style:style style:name="Table1.B379" style:family="table-cell">
      <style:table-cell-properties style:vertical-align="bottom" fo:padding-left="5.65pt" fo:padding-right="5.4pt" fo:padding-top="0pt" fo:padding-bottom="0pt" fo:border="0.5pt solid #666666"/>
    </style:style>
    <style:style style:name="Table1.A380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38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8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8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8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8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86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38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8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8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9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9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9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9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9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95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39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9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9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9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0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0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02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40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0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0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0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0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0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0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1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1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1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1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1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15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41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1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1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1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2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2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2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2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2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2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2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2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2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2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3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3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32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43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3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3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3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3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3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3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4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4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4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4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4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4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4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4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4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4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5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5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5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5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5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5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5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5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5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59" style:family="table-cell">
      <style:table-cell-properties fo:padding-left="5.65pt" fo:padding-right="5.4pt" fo:padding-top="0pt" fo:padding-bottom="0pt" fo:border="0.5pt solid #666666"/>
    </style:style>
    <style:style style:name="Table1.B459" style:family="table-cell">
      <style:table-cell-properties style:vertical-align="bottom" fo:padding-left="5.65pt" fo:padding-right="5.4pt" fo:padding-top="0pt" fo:padding-bottom="0pt" fo:border="0.5pt solid #666666"/>
    </style:style>
    <style:style style:name="Table1.A46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6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6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6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6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6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6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6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6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6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7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7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7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73" style:family="table-cell">
      <style:table-cell-properties fo:padding-left="5.65pt" fo:padding-right="5.4pt" fo:padding-top="0pt" fo:padding-bottom="0pt" fo:border="0.5pt solid #666666"/>
    </style:style>
    <style:style style:name="Table1.B473" style:family="table-cell">
      <style:table-cell-properties style:vertical-align="bottom" fo:padding-left="5.65pt" fo:padding-right="5.4pt" fo:padding-top="0pt" fo:padding-bottom="0pt" fo:border="0.5pt solid #666666"/>
    </style:style>
    <style:style style:name="Table1.A47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7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7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7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7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7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8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81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48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8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8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8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8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8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8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8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9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pt" fo:margin-bottom="0pt" loext:contextual-spacing="false" fo:line-height="100%" fo:text-align="center" style:justify-single-word="false"/>
      <style:text-properties fo:color="#ffffff" style:font-name="Unikurd Web"/>
    </style:style>
    <style:style style:name="P3" style:family="paragraph" style:parent-style-name="Standard">
      <style:paragraph-properties fo:margin-top="0pt" fo:margin-bottom="0pt" loext:contextual-spacing="false" fo:line-height="100%" fo:text-align="center" style:justify-single-word="false"/>
      <style:text-properties fo:color="#ffffff" style:font-name="Unikurd Web" fo:font-weight="bold" style:font-weight-asian="bold" style:font-weight-complex="bold"/>
    </style:style>
    <style:style style:name="P4" style:family="paragraph" style:parent-style-name="Standard">
      <style:paragraph-properties fo:margin-top="0pt" fo:margin-bottom="0pt" loext:contextual-spacing="false" fo:line-height="100%" fo:text-align="center" style:justify-single-word="false"/>
    </style:style>
    <style:style style:name="P5" style:family="paragraph" style:parent-style-name="Standard">
      <style:paragraph-properties fo:margin-top="0pt" fo:margin-bottom="0pt" loext:contextual-spacing="false" fo:line-height="100%" fo:text-align="center" style:justify-single-word="false"/>
    </style:style>
    <style:style style:name="P6" style:family="paragraph" style:parent-style-name="Standard">
      <style:paragraph-properties fo:margin-top="0pt" fo:margin-bottom="0pt" loext:contextual-spacing="false" fo:line-height="100%"/>
    </style:style>
    <style:style style:name="P7" style:family="paragraph" style:parent-style-name="Standard">
      <style:paragraph-properties fo:margin-top="0pt" fo:margin-bottom="0pt" loext:contextual-spacing="false" fo:line-height="100%"/>
    </style:style>
    <style:style style:name="P8" style:family="paragraph" style:parent-style-name="Standard">
      <style:paragraph-properties fo:margin-top="0pt" fo:margin-bottom="0pt" loext:contextual-spacing="false" fo:line-height="100%" fo:text-align="center" style:justify-single-word="false"/>
      <style:text-properties fo:color="#000000" style:font-name="Calibri" fo:font-weight="bold" style:font-weight-asian="bold" style:font-name-complex="Calibri1" style:font-weight-complex="bold"/>
    </style:style>
    <style:style style:name="P9" style:family="paragraph" style:parent-style-name="Standard">
      <style:paragraph-properties fo:margin-top="0pt" fo:margin-bottom="0pt" loext:contextual-spacing="false" fo:line-height="100%" fo:text-align="center" style:justify-single-word="false"/>
      <style:text-properties style:font-name="Unikurd Web" style:font-name-complex="Unikurd Web"/>
    </style:style>
    <style:style style:name="P10" style:family="paragraph" style:parent-style-name="Standard">
      <style:paragraph-properties fo:margin-top="0pt" fo:margin-bottom="0pt" loext:contextual-spacing="false" fo:line-height="100%" fo:text-align="center" style:justify-single-word="false"/>
      <style:text-properties style:font-name="Unikurd Web" fo:font-weight="bold" style:font-weight-asian="bold" style:font-name-complex="Unikurd Web" style:font-weight-complex="bold"/>
    </style:style>
    <style:style style:name="P11" style:family="paragraph" style:parent-style-name="Standard">
      <style:paragraph-properties fo:margin-top="0pt" fo:margin-bottom="0pt" loext:contextual-spacing="false" fo:line-height="100%" fo:text-align="center" style:justify-single-word="false"/>
      <style:text-properties style:font-name="Unikurd Web" fo:font-weight="bold" style:font-weight-asian="bold" style:font-weight-complex="bold"/>
    </style:style>
    <style:style style:name="P12" style:family="paragraph" style:parent-style-name="Standard">
      <style:paragraph-properties fo:margin-top="0pt" fo:margin-bottom="0pt" loext:contextual-spacing="false" fo:line-height="100%" fo:text-align="center" style:justify-single-word="false"/>
      <style:text-properties style:font-name="Unikurd Web"/>
    </style:style>
    <style:style style:name="P13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style:language-complex="ar" style:country-complex="IQ"/>
    </style:style>
    <style:style style:name="T4" style:family="text">
      <style:text-properties fo:font-size="12pt" style:font-size-asian="12pt" style:font-size-complex="12pt" style:language-complex="ckb" style:country-complex="IQ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language-complex="ar" style:country-complex="IQ" style:font-weight-complex="bold"/>
    </style:style>
    <style:style style:name="T7" style:family="text">
      <style:text-properties fo:color="#000000" style:font-name="Calibri" fo:font-weight="bold" style:font-weight-asian="bold" style:font-name-complex="Calibri1" style:font-weight-complex="bold"/>
    </style:style>
    <style:style style:name="T8" style:family="text">
      <style:text-properties fo:color="#000000" style:font-name="Calibri" fo:font-weight="bold" style:font-weight-asian="bold" style:font-name-complex="Calibri1" style:language-complex="ar" style:country-complex="IQ" style:font-weight-complex="bold"/>
    </style:style>
    <style:style style:name="T9" style:family="text">
      <style:text-properties fo:color="#000000" style:font-name="Calibri" fo:font-weight="bold" style:font-weight-asian="bold" style:language-complex="ar" style:country-complex="IQ" style:font-weight-complex="bold"/>
    </style:style>
    <style:style style:name="T10" style:family="text">
      <style:text-properties fo:color="#000000" style:font-name="Calibri" fo:font-weight="bold" style:font-weight-asian="bold" style:font-name-complex="Times New Roman" style:font-weight-complex="bold"/>
    </style:style>
    <style:style style:name="T11" style:family="text">
      <style:text-properties fo:color="#000000" style:font-name="Calibri" style:font-name-complex="Calibri1"/>
    </style:style>
    <style:style style:name="T12" style:family="text">
      <style:text-properties fo:color="#000000" style:font-name="Calibri" style:font-name-complex="Calibri1" style:language-complex="ckb" style:country-complex="IQ"/>
    </style:style>
    <style:style style:name="T13" style:family="text">
      <style:text-properties fo:color="#000000" style:font-name="Calibri" style:font-name-complex="Times New Roman"/>
    </style:style>
    <style:style style:name="T14" style:family="text">
      <style:text-properties fo:color="#000000" style:font-name="Calibri" style:language-complex="ar" style:country-complex="IQ"/>
    </style:style>
    <style:style style:name="T15" style:family="text">
      <style:text-properties fo:color="#000000" style:font-name="Calibri" fo:font-size="16pt" fo:font-weight="bold" style:font-size-asian="16pt" style:font-weight-asian="bold" style:font-name-complex="Calibri1" style:font-size-complex="16pt" style:font-weight-complex="bold"/>
    </style:style>
    <style:style style:name="T16" style:family="text">
      <style:text-properties fo:color="#000000" style:font-name="Hamnosysunicode" fo:font-size="18pt" style:font-size-asian="18pt" style:font-name-complex="Hamnosysunicode1" style:font-size-complex="18pt"/>
    </style:style>
    <style:style style:name="T17" style:family="text">
      <style:text-properties fo:color="#000000" style:font-name="Hamnosysunicode" fo:font-size="18pt" style:font-size-asian="18pt" style:font-name-complex="Hamnosysunicode1" style:font-size-complex="18pt" style:language-complex="ckb" style:country-complex="IQ"/>
    </style:style>
    <style:style style:name="T18" style:family="text">
      <style:text-properties fo:color="#000000" style:font-name="Hamnosysunicode" fo:font-size="18pt" style:font-size-asian="18pt" style:font-size-complex="18pt" style:language-complex="ar" style:country-complex="IQ"/>
    </style:style>
    <style:style style:name="T19" style:family="text">
      <style:text-properties fo:color="#000000" style:font-name="Hamnosysunicode" fo:font-size="18pt" style:font-size-asian="18pt" style:font-size-complex="18pt" style:language-complex="ckb" style:country-complex="IQ"/>
    </style:style>
    <style:style style:name="T20" style:family="text">
      <style:text-properties fo:color="#000000" style:font-name="Hamnosysunicode" fo:font-size="18pt" style:font-size-asian="18pt" style:font-name-complex="Times New Roman" style:font-size-complex="18pt"/>
    </style:style>
    <style:style style:name="T21" style:family="text">
      <style:text-properties fo:color="#000000" style:font-name="Hamnosysunicode" fo:font-size="16pt" style:font-size-asian="16pt" style:font-name-complex="Hamnosysunicode1" style:font-size-complex="16pt"/>
    </style:style>
    <style:style style:name="T22" style:family="text">
      <style:text-properties fo:color="#000000" style:font-name="Cambria" fo:font-size="18pt" style:font-size-asian="18pt" style:font-name-complex="Hamnosysunicode1" style:font-size-complex="18pt" style:language-complex="ckb" style:country-complex="IQ"/>
    </style:style>
    <style:style style:name="T23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color="#000000" fo:font-weight="bold" style:font-weight-asian="bold" style:font-name-complex="Calibri1" style:font-weight-complex="bold"/>
    </style:style>
    <style:style style:name="T25" style:family="text">
      <style:text-properties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font-size="16pt" fo:font-weight="normal" officeooo:rsid="001aef76" style:font-size-asian="16pt" style:font-weight-asian="normal" style:font-size-complex="16pt" style:font-weight-complex="normal"/>
    </style:style>
    <style:style style:name="T27" style:family="text">
      <style:text-properties fo:font-size="16pt" fo:font-weight="normal" style:font-size-asian="16pt" style:font-weight-asian="normal" style:font-size-complex="16pt" style:language-complex="ckb" style:country-complex="IQ" style:font-weight-complex="normal"/>
    </style:style>
    <style:style style:name="T28" style:family="text">
      <style:text-properties fo:font-size="16pt" fo:font-weight="normal" style:font-size-asian="16pt" style:font-weight-asian="normal" style:font-size-complex="16pt" style:language-complex="ar" style:country-complex="IQ" style:font-weight-complex="normal"/>
    </style:style>
    <style:style style:name="T29" style:family="text">
      <style:text-properties fo:font-size="16pt" fo:language="tr" fo:country="TR" fo:font-weight="normal" style:font-size-asian="16pt" style:font-weight-asian="normal" style:font-size-complex="16pt" style:language-complex="ckb" style:country-complex="IQ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">Categories / word</text:span></text:p>
          </table:table-cell>
          <table:table-cell table:style-name="Table1.B1" office:value-type="string">
            <text:p text:style-name="P3"><text:span text:style-name="T2">HamNoSys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2">Letters and Grammatical Terms </text:span></text:p>
          </table:table-cell>
          <table:table-cell table:style-name="Table1.B2" office:value-type="string">
            <text:p text:style-name="P12"><text:span text:style-name="T24"/></text:p>
          </table:table-cell>
        </table:table-row>
        <table:table-row table:style-name="Table1.1">
          <table:table-cell table:style-name="Table1.A3" office:value-type="string">
            <text:p text:style-name="P9"><text:span text:style-name="T25">ئ</text:span></text:p>
          </table:table-cell>
          <table:table-cell table:style-name="Table1.B3" office:value-type="string">
            <text:p text:style-name="P4"><text:span text:style-name="T16"></text:span></text:p>
          </table:table-cell>
        </table:table-row>
        <table:table-row table:style-name="Table1.1">
          <table:table-cell table:style-name="Table1.A4" office:value-type="string">
            <text:p text:style-name="P9"><text:span text:style-name="T25">ا</text:span></text:p>
          </table:table-cell>
          <table:table-cell table:style-name="Table1.B4" office:value-type="string">
            <text:p text:style-name="P4"><text:span text:style-name="T16"></text:span></text:p>
          </table:table-cell>
        </table:table-row>
        <table:table-row table:style-name="Table1.1">
          <table:table-cell table:style-name="Table1.A5" office:value-type="string">
            <text:p text:style-name="P9"><text:span text:style-name="T25">ب</text:span></text:p>
          </table:table-cell>
          <table:table-cell table:style-name="Table1.B5" office:value-type="string">
            <text:p text:style-name="P4"><text:span text:style-name="T21"></text:span></text:p>
          </table:table-cell>
        </table:table-row>
        <table:table-row table:style-name="Table1.1">
          <table:table-cell table:style-name="Table1.A6" office:value-type="string">
            <text:p text:style-name="P9"><text:span text:style-name="T25">پ</text:span></text:p>
          </table:table-cell>
          <table:table-cell table:style-name="Table1.B6" office:value-type="string">
            <text:p text:style-name="P4"><text:span text:style-name="T16"></text:span></text:p>
          </table:table-cell>
        </table:table-row>
        <table:table-row table:style-name="Table1.1">
          <table:table-cell table:style-name="Table1.A7" office:value-type="string">
            <text:p text:style-name="P9"><text:span text:style-name="T25">ت</text:span></text:p>
          </table:table-cell>
          <table:table-cell table:style-name="Table1.B7" office:value-type="string">
            <text:p text:style-name="P4"><text:span text:style-name="T16"></text:span></text:p>
          </table:table-cell>
        </table:table-row>
        <table:table-row table:style-name="Table1.1">
          <table:table-cell table:style-name="Table1.A8" office:value-type="string">
            <text:p text:style-name="P9"><text:span text:style-name="T25">ج</text:span></text:p>
          </table:table-cell>
          <table:table-cell table:style-name="Table1.B8" office:value-type="string">
            <text:p text:style-name="P4"><text:span text:style-name="T21"></text:span></text:p>
          </table:table-cell>
        </table:table-row>
        <table:table-row table:style-name="Table1.1">
          <table:table-cell table:style-name="Table1.A9" office:value-type="string">
            <text:p text:style-name="P9"><text:span text:style-name="T25">چ</text:span></text:p>
          </table:table-cell>
          <table:table-cell table:style-name="Table1.B9" office:value-type="string">
            <text:p text:style-name="P4"><text:span text:style-name="T16"></text:span></text:p>
          </table:table-cell>
        </table:table-row>
        <table:table-row table:style-name="Table1.1">
          <table:table-cell table:style-name="Table1.A10" office:value-type="string">
            <text:p text:style-name="P9"><text:span text:style-name="T25">ح</text:span></text:p>
          </table:table-cell>
          <table:table-cell table:style-name="Table1.B10" office:value-type="string">
            <text:p text:style-name="P4"><text:span text:style-name="T16"></text:span></text:p>
          </table:table-cell>
        </table:table-row>
        <table:table-row table:style-name="Table1.1">
          <table:table-cell table:style-name="Table1.A11" office:value-type="string">
            <text:p text:style-name="P9"><text:span text:style-name="T25">خ</text:span></text:p>
          </table:table-cell>
          <table:table-cell table:style-name="Table1.B11" office:value-type="string">
            <text:p text:style-name="P4"><text:span text:style-name="T16"></text:span></text:p>
          </table:table-cell>
        </table:table-row>
        <table:table-row table:style-name="Table1.1">
          <table:table-cell table:style-name="Table1.A12" office:value-type="string">
            <text:p text:style-name="P9"><text:span text:style-name="T25">د</text:span></text:p>
          </table:table-cell>
          <table:table-cell table:style-name="Table1.B12" office:value-type="string">
            <text:p text:style-name="P4"><text:span text:style-name="T16"></text:span></text:p>
          </table:table-cell>
        </table:table-row>
        <table:table-row table:style-name="Table1.1">
          <table:table-cell table:style-name="Table1.A13" office:value-type="string">
            <text:p text:style-name="P9"><text:span text:style-name="T25">ر</text:span></text:p>
          </table:table-cell>
          <table:table-cell table:style-name="Table1.B13" office:value-type="string">
            <text:p text:style-name="P4"><text:span text:style-name="T16"></text:span></text:p>
          </table:table-cell>
        </table:table-row>
        <table:table-row table:style-name="Table1.1">
          <table:table-cell table:style-name="Table1.A14" office:value-type="string">
            <text:p text:style-name="P9"><text:span text:style-name="T25">ڕ</text:span></text:p>
          </table:table-cell>
          <table:table-cell table:style-name="Table1.B14" office:value-type="string">
            <text:p text:style-name="P4"><text:span text:style-name="T16"></text:span></text:p>
          </table:table-cell>
        </table:table-row>
        <table:table-row table:style-name="Table1.1">
          <table:table-cell table:style-name="Table1.A15" office:value-type="string">
            <text:p text:style-name="P9"><text:span text:style-name="T25">ز</text:span></text:p>
          </table:table-cell>
          <table:table-cell table:style-name="Table1.B15" office:value-type="string">
            <text:p text:style-name="P4"><text:span text:style-name="T16"></text:span></text:p>
          </table:table-cell>
        </table:table-row>
        <table:table-row table:style-name="Table1.1">
          <table:table-cell table:style-name="Table1.A16" office:value-type="string">
            <text:p text:style-name="P9"><text:span text:style-name="T25">ژ</text:span></text:p>
          </table:table-cell>
          <table:table-cell table:style-name="Table1.B16" office:value-type="string">
            <text:p text:style-name="P4"><text:span text:style-name="T16"></text:span></text:p>
          </table:table-cell>
        </table:table-row>
        <table:table-row table:style-name="Table1.1">
          <table:table-cell table:style-name="Table1.A17" office:value-type="string">
            <text:p text:style-name="P9"><text:span text:style-name="T25">س</text:span></text:p>
          </table:table-cell>
          <table:table-cell table:style-name="Table1.B17" office:value-type="string">
            <text:p text:style-name="P4"><text:span text:style-name="T16"></text:span></text:p>
          </table:table-cell>
        </table:table-row>
        <table:table-row table:style-name="Table1.1">
          <table:table-cell table:style-name="Table1.A18" office:value-type="string">
            <text:p text:style-name="P9"><text:span text:style-name="T25">ش</text:span></text:p>
          </table:table-cell>
          <table:table-cell table:style-name="Table1.B18" office:value-type="string">
            <text:p text:style-name="P4"><text:span text:style-name="T16"></text:span></text:p>
          </table:table-cell>
        </table:table-row>
        <table:table-row table:style-name="Table1.1">
          <table:table-cell table:style-name="Table1.A19" office:value-type="string">
            <text:p text:style-name="P9"><text:span text:style-name="T25">ع</text:span></text:p>
          </table:table-cell>
          <table:table-cell table:style-name="Table1.B19" office:value-type="string">
            <text:p text:style-name="P4"><text:span text:style-name="T16"></text:span></text:p>
          </table:table-cell>
        </table:table-row>
        <table:table-row table:style-name="Table1.1">
          <table:table-cell table:style-name="Table1.A20" office:value-type="string">
            <text:p text:style-name="P9"><text:span text:style-name="T25">غ</text:span></text:p>
          </table:table-cell>
          <table:table-cell table:style-name="Table1.B20" office:value-type="string">
            <text:p text:style-name="P4"><text:span text:style-name="T16"></text:span></text:p>
          </table:table-cell>
        </table:table-row>
        <table:table-row table:style-name="Table1.1">
          <table:table-cell table:style-name="Table1.A21" office:value-type="string">
            <text:p text:style-name="P9"><text:span text:style-name="T25">ف</text:span></text:p>
          </table:table-cell>
          <table:table-cell table:style-name="Table1.B21" office:value-type="string">
            <text:p text:style-name="P4"><text:span text:style-name="T16"></text:span></text:p>
          </table:table-cell>
        </table:table-row>
        <table:table-row table:style-name="Table1.1">
          <table:table-cell table:style-name="Table1.A22" office:value-type="string">
            <text:p text:style-name="P9"><text:span text:style-name="T25">ڤ</text:span></text:p>
          </table:table-cell>
          <table:table-cell table:style-name="Table1.B22" office:value-type="string">
            <text:p text:style-name="P4"><text:span text:style-name="T16"></text:span></text:p>
          </table:table-cell>
        </table:table-row>
        <table:table-row table:style-name="Table1.1">
          <table:table-cell table:style-name="Table1.A23" office:value-type="string">
            <text:p text:style-name="P9"><text:span text:style-name="T25">ق</text:span></text:p>
          </table:table-cell>
          <table:table-cell table:style-name="Table1.B23" office:value-type="string">
            <text:p text:style-name="P4"><text:span text:style-name="T16"></text:span></text:p>
          </table:table-cell>
        </table:table-row>
        <table:table-row table:style-name="Table1.1">
          <table:table-cell table:style-name="Table1.A24" office:value-type="string">
            <text:p text:style-name="P9"><text:span text:style-name="T25">ک</text:span></text:p>
          </table:table-cell>
          <table:table-cell table:style-name="Table1.B24" office:value-type="string">
            <text:p text:style-name="P4"><text:span text:style-name="T16"></text:span></text:p>
          </table:table-cell>
        </table:table-row>
        <table:table-row table:style-name="Table1.1">
          <table:table-cell table:style-name="Table1.A25" office:value-type="string">
            <text:p text:style-name="P9"><text:span text:style-name="T25">گ</text:span></text:p>
          </table:table-cell>
          <table:table-cell table:style-name="Table1.B25" office:value-type="string">
            <text:p text:style-name="P4"><text:span text:style-name="T16"></text:span></text:p>
          </table:table-cell>
        </table:table-row>
        <table:table-row table:style-name="Table1.1">
          <table:table-cell table:style-name="Table1.A26" office:value-type="string">
            <text:p text:style-name="P9"><text:span text:style-name="T25">ل</text:span></text:p>
          </table:table-cell>
          <table:table-cell table:style-name="Table1.B26" office:value-type="string">
            <text:p text:style-name="P4"><text:span text:style-name="T16"></text:span></text:p>
          </table:table-cell>
        </table:table-row>
        <text:soft-page-break/>
        <table:table-row table:style-name="Table1.1">
          <table:table-cell table:style-name="Table1.A27" office:value-type="string">
            <text:p text:style-name="P9"><text:span text:style-name="T25">ڵ</text:span></text:p>
          </table:table-cell>
          <table:table-cell table:style-name="Table1.B27" office:value-type="string">
            <text:p text:style-name="P4"><text:span text:style-name="T16"></text:span></text:p>
          </table:table-cell>
        </table:table-row>
        <table:table-row table:style-name="Table1.1">
          <table:table-cell table:style-name="Table1.A28" office:value-type="string">
            <text:p text:style-name="P9"><text:span text:style-name="T25">م</text:span></text:p>
          </table:table-cell>
          <table:table-cell table:style-name="Table1.B28" office:value-type="string">
            <text:p text:style-name="P4"><text:span text:style-name="T16"></text:span></text:p>
          </table:table-cell>
        </table:table-row>
        <table:table-row table:style-name="Table1.1">
          <table:table-cell table:style-name="Table1.A29" office:value-type="string">
            <text:p text:style-name="P9"><text:span text:style-name="T25">ن</text:span></text:p>
          </table:table-cell>
          <table:table-cell table:style-name="Table1.B29" office:value-type="string">
            <text:p text:style-name="P4"><text:span text:style-name="T16"></text:span></text:p>
          </table:table-cell>
        </table:table-row>
        <table:table-row table:style-name="Table1.1">
          <table:table-cell table:style-name="Table1.A30" office:value-type="string">
            <text:p text:style-name="P9"><text:span text:style-name="T25">ۆ</text:span></text:p>
          </table:table-cell>
          <table:table-cell table:style-name="Table1.B30" office:value-type="string">
            <text:p text:style-name="P4"><text:span text:style-name="T16"></text:span></text:p>
          </table:table-cell>
        </table:table-row>
        <table:table-row table:style-name="Table1.1">
          <table:table-cell table:style-name="Table1.A31" office:value-type="string">
            <text:p text:style-name="P9"><text:span text:style-name="T25">و</text:span></text:p>
          </table:table-cell>
          <table:table-cell table:style-name="Table1.B31" office:value-type="string">
            <text:p text:style-name="P4"><text:span text:style-name="T16"></text:span></text:p>
          </table:table-cell>
        </table:table-row>
        <table:table-row table:style-name="Table1.1">
          <table:table-cell table:style-name="Table1.A32" office:value-type="string">
            <text:p text:style-name="P9"><text:span text:style-name="T25">وو</text:span></text:p>
          </table:table-cell>
          <table:table-cell table:style-name="Table1.B32" office:value-type="string">
            <text:p text:style-name="P4"><text:span text:style-name="T16"></text:span></text:p>
          </table:table-cell>
        </table:table-row>
        <table:table-row table:style-name="Table1.1">
          <table:table-cell table:style-name="Table1.A33" office:value-type="string">
            <text:p text:style-name="P9"><text:span text:style-name="T25">‌هه</text:span></text:p>
          </table:table-cell>
          <table:table-cell table:style-name="Table1.B33" office:value-type="string">
            <text:p text:style-name="P4"><text:span text:style-name="T16"></text:span></text:p>
          </table:table-cell>
        </table:table-row>
        <table:table-row table:style-name="Table1.1">
          <table:table-cell table:style-name="Table1.A34" office:value-type="string">
            <text:p text:style-name="P9"><text:span text:style-name="T25">ە</text:span></text:p>
          </table:table-cell>
          <table:table-cell table:style-name="Table1.B34" office:value-type="string">
            <text:p text:style-name="P4"><text:span text:style-name="T16"></text:span></text:p>
          </table:table-cell>
        </table:table-row>
        <table:table-row table:style-name="Table1.1">
          <table:table-cell table:style-name="Table1.A35" office:value-type="string">
            <text:p text:style-name="P9"><text:span text:style-name="T25">ێ</text:span></text:p>
          </table:table-cell>
          <table:table-cell table:style-name="Table1.B35" office:value-type="string">
            <text:p text:style-name="P4"><text:span text:style-name="T16"></text:span></text:p>
          </table:table-cell>
        </table:table-row>
        <table:table-row table:style-name="Table1.1">
          <table:table-cell table:style-name="Table1.A36" office:value-type="string">
            <text:p text:style-name="P9"><text:span text:style-name="T25">ی</text:span></text:p>
          </table:table-cell>
          <table:table-cell table:style-name="Table1.B36" office:value-type="string">
            <text:p text:style-name="P4"><text:span text:style-name="T16"></text:span></text:p>
          </table:table-cell>
        </table:table-row>
        <table:table-row table:style-name="Table1.1">
          <table:table-cell table:style-name="Table1.A37" office:value-type="string">
            <text:p text:style-name="P9"><text:span text:style-name="T27">ڕێزمان</text:span></text:p>
          </table:table-cell>
          <table:table-cell table:style-name="Table1.B37" office:value-type="string">
            <text:p text:style-name="P4"><text:span text:style-name="T16"></text:span></text:p>
          </table:table-cell>
        </table:table-row>
        <table:table-row table:style-name="Table1.1">
          <table:table-cell table:style-name="Table1.A38" office:value-type="string">
            <text:p text:style-name="P9"><text:span text:style-name="T25">قسە</text:span></text:p>
          </table:table-cell>
          <table:table-cell table:style-name="Table1.B38" office:value-type="string">
            <text:p text:style-name="P4"><text:span text:style-name="T16"></text:span></text:p>
          </table:table-cell>
        </table:table-row>
        <table:table-row table:style-name="Table1.1">
          <table:table-cell table:style-name="Table1.A39" office:value-type="string">
            <text:p text:style-name="P9"><text:span text:style-name="T25">ڕستە</text:span></text:p>
          </table:table-cell>
          <table:table-cell table:style-name="Table1.B39" office:value-type="string">
            <text:p text:style-name="P4"><text:span text:style-name="T16"></text:span></text:p>
          </table:table-cell>
        </table:table-row>
        <table:table-row table:style-name="Table1.1">
          <table:table-cell table:style-name="Table1.A40" office:value-type="string">
            <text:p text:style-name="P9"><text:span text:style-name="T25">ووشە</text:span></text:p>
          </table:table-cell>
          <table:table-cell table:style-name="Table1.B40" office:value-type="string">
            <text:p text:style-name="P4"><text:span text:style-name="T16"></text:span></text:p>
          </table:table-cell>
        </table:table-row>
        <table:table-row table:style-name="Table1.1">
          <table:table-cell table:style-name="Table1.A41" office:value-type="string">
            <text:p text:style-name="P9"><text:span text:style-name="T25">ناو</text:span></text:p>
          </table:table-cell>
          <table:table-cell table:style-name="Table1.B41" office:value-type="string">
            <text:p text:style-name="P4"><text:span text:style-name="T16"></text:span></text:p>
          </table:table-cell>
        </table:table-row>
        <table:table-row table:style-name="Table1.1">
          <table:table-cell table:style-name="Table1.A42" office:value-type="string">
            <text:p text:style-name="P9"><text:span text:style-name="T25">ئەمە</text:span></text:p>
          </table:table-cell>
          <table:table-cell table:style-name="Table1.B42" office:value-type="string">
            <text:p text:style-name="P4"><text:span text:style-name="T16"></text:span></text:p>
          </table:table-cell>
        </table:table-row>
        <table:table-row table:style-name="Table1.1">
          <table:table-cell table:style-name="Table1.A43" office:value-type="string">
            <text:p text:style-name="P9"><text:span text:style-name="T25">فرمان</text:span></text:p>
          </table:table-cell>
          <table:table-cell table:style-name="Table1.B43" office:value-type="string">
            <text:p text:style-name="P4"><text:span text:style-name="T16"></text:span></text:p>
          </table:table-cell>
        </table:table-row>
        <table:table-row table:style-name="Table1.1">
          <table:table-cell table:style-name="Table1.A44" office:value-type="string">
            <text:p text:style-name="P9"><text:span text:style-name="T25">ئێرە</text:span></text:p>
          </table:table-cell>
          <table:table-cell table:style-name="Table1.B44" office:value-type="string">
            <text:p text:style-name="P4"><text:span text:style-name="T16"></text:span></text:p>
          </table:table-cell>
        </table:table-row>
        <table:table-row table:style-name="Table1.1">
          <table:table-cell table:style-name="Table1.A45" office:value-type="string">
            <text:p text:style-name="P9"><text:span text:style-name="T25">ئەوێ</text:span></text:p>
          </table:table-cell>
          <table:table-cell table:style-name="Table1.B45" office:value-type="string">
            <text:p text:style-name="P4"><text:span text:style-name="T16"></text:span></text:p>
          </table:table-cell>
        </table:table-row>
        <table:table-row table:style-name="Table1.1">
          <table:table-cell table:style-name="Table1.A46" office:value-type="string">
            <text:p text:style-name="P9"><text:span text:style-name="T25">ژێر</text:span></text:p>
          </table:table-cell>
          <table:table-cell table:style-name="Table1.B46" office:value-type="string">
            <text:p text:style-name="P4"><text:span text:style-name="T16"></text:span></text:p>
          </table:table-cell>
        </table:table-row>
        <table:table-row table:style-name="Table1.1">
          <table:table-cell table:style-name="Table1.A47" office:value-type="string">
            <text:p text:style-name="P9"><text:span text:style-name="T25">ئامراز</text:span></text:p>
          </table:table-cell>
          <table:table-cell table:style-name="Table1.B47" office:value-type="string">
            <text:p text:style-name="P4"><text:span text:style-name="T16"></text:span></text:p>
          </table:table-cell>
        </table:table-row>
        <table:table-row table:style-name="Table1.1">
          <table:table-cell table:style-name="Table1.A48" office:value-type="string">
            <text:p text:style-name="P9"><text:span text:style-name="T25">وە</text:span></text:p>
          </table:table-cell>
          <table:table-cell table:style-name="Table1.B48" office:value-type="string">
            <text:p text:style-name="P4"><text:span text:style-name="T16"></text:span></text:p>
          </table:table-cell>
        </table:table-row>
        <table:table-row table:style-name="Table1.1">
          <table:table-cell table:style-name="Table1.A49" office:value-type="string">
            <text:p text:style-name="P9"><text:span text:style-name="T25">یان</text:span></text:p>
          </table:table-cell>
          <table:table-cell table:style-name="Table1.B49" office:value-type="string">
            <text:p text:style-name="P4"><text:span text:style-name="T16"></text:span></text:p>
          </table:table-cell>
        </table:table-row>
        <table:table-row table:style-name="Table1.1">
          <table:table-cell table:style-name="Table1.A50" office:value-type="string">
            <text:p text:style-name="P10"><text:span text:style-name="T2">Greetings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51" office:value-type="string">
            <text:p text:style-name="P9"><text:span text:style-name="T28">سڵاو</text:span></text:p>
          </table:table-cell>
          <table:table-cell table:style-name="Table1.B51" office:value-type="string">
            <text:p text:style-name="P4"><text:span text:style-name="T16"></text:span></text:p>
          </table:table-cell>
        </table:table-row>
        <table:table-row table:style-name="Table1.1">
          <table:table-cell table:style-name="Table1.A52" office:value-type="string">
            <text:p text:style-name="P9"><text:span text:style-name="T25">چۆنی</text:span></text:p>
          </table:table-cell>
          <table:table-cell table:style-name="Table1.B52" office:value-type="string">
            <text:p text:style-name="P4"><text:span text:style-name="T16"></text:span></text:p>
          </table:table-cell>
        </table:table-row>
        <table:table-row table:style-name="Table1.1">
          <table:table-cell table:style-name="Table1.A53" office:value-type="string">
            <text:p text:style-name="P9"><text:span text:style-name="T25">باشم</text:span></text:p>
          </table:table-cell>
          <table:table-cell table:style-name="Table1.B53" office:value-type="string">
            <text:p text:style-name="P4"><text:span text:style-name="T16"></text:span></text:p>
          </table:table-cell>
        </table:table-row>
        <text:soft-page-break/>
        <table:table-row table:style-name="Table1.1">
          <table:table-cell table:style-name="Table1.A54" office:value-type="string">
            <text:p text:style-name="P10"><text:span text:style-name="T2">Asking Question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55" office:value-type="string">
            <text:p text:style-name="P9"><text:span text:style-name="T28">وەڵام</text:span></text:p>
          </table:table-cell>
          <table:table-cell table:style-name="Table1.B55" office:value-type="string">
            <text:p text:style-name="P4"><text:span text:style-name="T16"></text:span></text:p>
          </table:table-cell>
        </table:table-row>
        <table:table-row table:style-name="Table1.1">
          <table:table-cell table:style-name="Table1.A56" office:value-type="string">
            <text:p text:style-name="P9"><text:span text:style-name="T28">چەند</text:span></text:p>
          </table:table-cell>
          <table:table-cell table:style-name="Table1.B56" office:value-type="string">
            <text:p text:style-name="P4"><text:span text:style-name="T16"></text:span></text:p>
          </table:table-cell>
        </table:table-row>
        <table:table-row table:style-name="Table1.1">
          <table:table-cell table:style-name="Table1.A57" office:value-type="string">
            <text:p text:style-name="P9"><text:span text:style-name="T28">چۆن</text:span></text:p>
          </table:table-cell>
          <table:table-cell table:style-name="Table1.B57" office:value-type="string">
            <text:p text:style-name="P4"><text:span text:style-name="T16"></text:span></text:p>
          </table:table-cell>
        </table:table-row>
        <table:table-row table:style-name="Table1.1">
          <table:table-cell table:style-name="Table1.A58" office:value-type="string">
            <text:p text:style-name="P9"><text:span text:style-name="T28">پرسیار</text:span></text:p>
          </table:table-cell>
          <table:table-cell table:style-name="Table1.B58" office:value-type="string">
            <text:p text:style-name="P4"><text:span text:style-name="T16"></text:span></text:p>
          </table:table-cell>
        </table:table-row>
        <table:table-row table:style-name="Table1.1">
          <table:table-cell table:style-name="Table1.A59" office:value-type="string">
            <text:p text:style-name="P10"><text:span text:style-name="T2">Colors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60" office:value-type="string">
            <text:p text:style-name="P9"><text:span text:style-name="T27">ڕەنگ</text:span></text:p>
          </table:table-cell>
          <table:table-cell table:style-name="Table1.B60" office:value-type="string">
            <text:p text:style-name="P4"><text:span text:style-name="T16"></text:span></text:p>
          </table:table-cell>
        </table:table-row>
        <table:table-row table:style-name="Table1.1">
          <table:table-cell table:style-name="Table1.A61" office:value-type="string">
            <text:p text:style-name="P9"><text:span text:style-name="T25">تۆخ</text:span></text:p>
          </table:table-cell>
          <table:table-cell table:style-name="Table1.B61" office:value-type="string">
            <text:p text:style-name="P4"><text:span text:style-name="T16"></text:span></text:p>
          </table:table-cell>
        </table:table-row>
        <table:table-row table:style-name="Table1.1">
          <table:table-cell table:style-name="Table1.A62" office:value-type="string">
            <text:p text:style-name="P9"><text:span text:style-name="T25">کاڵ</text:span></text:p>
          </table:table-cell>
          <table:table-cell table:style-name="Table1.B62" office:value-type="string">
            <text:p text:style-name="P4"><text:span text:style-name="T16"></text:span></text:p>
          </table:table-cell>
        </table:table-row>
        <table:table-row table:style-name="Table1.1">
          <table:table-cell table:style-name="Table1.A63" office:value-type="string">
            <text:p text:style-name="P10"><text:span text:style-name="T2">Time and Days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64" office:value-type="string">
            <text:p text:style-name="P9"><text:span text:style-name="T25">کات</text:span></text:p>
          </table:table-cell>
          <table:table-cell table:style-name="Table1.B64" office:value-type="string">
            <text:p text:style-name="P4"><text:span text:style-name="T16"></text:span></text:p>
          </table:table-cell>
        </table:table-row>
        <table:table-row table:style-name="Table1.1">
          <table:table-cell table:style-name="Table1.A65" office:value-type="string">
            <text:p text:style-name="P9"><text:span text:style-name="T25">کاتژمێر</text:span></text:p>
          </table:table-cell>
          <table:table-cell table:style-name="Table1.B65" office:value-type="string">
            <text:p text:style-name="P4"><text:span text:style-name="T16"></text:span></text:p>
          </table:table-cell>
        </table:table-row>
        <table:table-row table:style-name="Table1.1">
          <table:table-cell table:style-name="Table1.A66" office:value-type="string">
            <text:p text:style-name="P9"><text:span text:style-name="T25">خولەک</text:span></text:p>
          </table:table-cell>
          <table:table-cell table:style-name="Table1.B66" office:value-type="string">
            <text:p text:style-name="P4"><text:span text:style-name="T16"></text:span></text:p>
          </table:table-cell>
        </table:table-row>
        <table:table-row table:style-name="Table1.1">
          <table:table-cell table:style-name="Table1.A67" office:value-type="string">
            <text:p text:style-name="P9"><text:span text:style-name="T25">چرکە</text:span></text:p>
          </table:table-cell>
          <table:table-cell table:style-name="Table1.B67" office:value-type="string">
            <text:p text:style-name="P4"><text:span text:style-name="T16"></text:span></text:p>
          </table:table-cell>
        </table:table-row>
        <table:table-row table:style-name="Table1.1">
          <table:table-cell table:style-name="Table1.A68" office:value-type="string">
            <text:p text:style-name="P9"><text:span text:style-name="T25">دەیەوێت</text:span></text:p>
          </table:table-cell>
          <table:table-cell table:style-name="Table1.B68" office:value-type="string">
            <text:p text:style-name="P4"><text:span text:style-name="T16"></text:span></text:p>
          </table:table-cell>
        </table:table-row>
        <table:table-row table:style-name="Table1.1">
          <table:table-cell table:style-name="Table1.A69" office:value-type="string">
            <text:p text:style-name="P9"><text:span text:style-name="T25">زوو</text:span></text:p>
          </table:table-cell>
          <table:table-cell table:style-name="Table1.B69" office:value-type="string">
            <text:p text:style-name="P4"><text:span text:style-name="T16"></text:span></text:p>
          </table:table-cell>
        </table:table-row>
        <table:table-row table:style-name="Table1.1">
          <table:table-cell table:style-name="Table1.A70" office:value-type="string">
            <text:p text:style-name="P9"><text:span text:style-name="T25">درەنگ</text:span></text:p>
          </table:table-cell>
          <table:table-cell table:style-name="Table1.B70" office:value-type="string">
            <text:p text:style-name="P4"><text:span text:style-name="T16"></text:span></text:p>
          </table:table-cell>
        </table:table-row>
        <table:table-row table:style-name="Table1.1">
          <table:table-cell table:style-name="Table1.A71" office:value-type="string">
            <text:p text:style-name="P9"><text:span text:style-name="T25">ڕۆژ</text:span></text:p>
          </table:table-cell>
          <table:table-cell table:style-name="Table1.B71" office:value-type="string">
            <text:p text:style-name="P4"><text:span text:style-name="T16"></text:span></text:p>
          </table:table-cell>
        </table:table-row>
        <table:table-row table:style-name="Table1.1">
          <table:table-cell table:style-name="Table1.A72" office:value-type="string">
            <text:p text:style-name="P9"><text:span text:style-name="T25">بەیانی\ڕۆژ هەڵاتن</text:span></text:p>
          </table:table-cell>
          <table:table-cell table:style-name="Table1.B72" office:value-type="string">
            <text:p text:style-name="P4"><text:span text:style-name="T16"></text:span></text:p>
          </table:table-cell>
        </table:table-row>
        <table:table-row table:style-name="Table1.1">
          <table:table-cell table:style-name="Table1.A73" office:value-type="string">
            <text:p text:style-name="P10"><text:span text:style-name="T2">Opposites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74" office:value-type="string">
            <text:p text:style-name="P9"><text:span text:style-name="T27">نەخێر</text:span></text:p>
          </table:table-cell>
          <table:table-cell table:style-name="Table1.B74" office:value-type="string">
            <text:p text:style-name="P4"><text:span text:style-name="T16"></text:span></text:p>
          </table:table-cell>
        </table:table-row>
        <table:table-row table:style-name="Table1.1">
          <table:table-cell table:style-name="Table1.A75" office:value-type="string">
            <text:p text:style-name="P9"><text:span text:style-name="T25">دەزانم</text:span></text:p>
          </table:table-cell>
          <table:table-cell table:style-name="Table1.B74" office:value-type="string">
            <text:p text:style-name="P4"><text:span text:style-name="T16"></text:span></text:p>
          </table:table-cell>
        </table:table-row>
        <table:table-row table:style-name="Table1.1">
          <table:table-cell table:style-name="Table1.A76" office:value-type="string">
            <text:p text:style-name="P9"><text:span text:style-name="T25">نازانم</text:span></text:p>
          </table:table-cell>
          <table:table-cell table:style-name="Table1.B74" office:value-type="string">
            <text:p text:style-name="P4"><text:span text:style-name="T17"></text:span></text:p>
          </table:table-cell>
        </table:table-row>
        <table:table-row table:style-name="Table1.1">
          <table:table-cell table:style-name="Table1.A77" office:value-type="string">
            <text:p text:style-name="P9"><text:span text:style-name="T25">دەتوانم</text:span></text:p>
          </table:table-cell>
          <table:table-cell table:style-name="Table1.B74" office:value-type="string">
            <text:p text:style-name="P4"><text:span text:style-name="T17"></text:span></text:p>
          </table:table-cell>
        </table:table-row>
        <table:table-row table:style-name="Table1.1">
          <table:table-cell table:style-name="Table1.A78" office:value-type="string">
            <text:p text:style-name="P9"><text:span text:style-name="T25">ناتوانم</text:span></text:p>
          </table:table-cell>
          <table:table-cell table:style-name="Table1.B74" office:value-type="string">
            <text:p text:style-name="P4"><text:span text:style-name="T17"></text:span></text:p>
          </table:table-cell>
        </table:table-row>
        <table:table-row table:style-name="Table1.1">
          <table:table-cell table:style-name="Table1.A79" office:value-type="string">
            <text:p text:style-name="P9"><text:span text:style-name="T25">دەکەم</text:span></text:p>
          </table:table-cell>
          <table:table-cell table:style-name="Table1.B74" office:value-type="string">
            <text:p text:style-name="P4"><text:span text:style-name="T17"></text:span></text:p>
          </table:table-cell>
        </table:table-row>
        <table:table-row table:style-name="Table1.1">
          <table:table-cell table:style-name="Table1.A80" office:value-type="string">
            <text:p text:style-name="P9"><text:span text:style-name="T25">ناکەم</text:span></text:p>
          </table:table-cell>
          <table:table-cell table:style-name="Table1.B74" office:value-type="string">
            <text:p text:style-name="P4"><text:span text:style-name="T17"></text:span></text:p>
          </table:table-cell>
        </table:table-row>
        <table:table-row table:style-name="Table1.1">
          <table:table-cell table:style-name="Table1.A81" office:value-type="string">
            <text:p text:style-name="P9"><text:span text:style-name="T25">ئازا</text:span></text:p>
          </table:table-cell>
          <table:table-cell table:style-name="Table1.B74" office:value-type="string">
            <text:p text:style-name="P4"><text:span text:style-name="T16"></text:span></text:p>
          </table:table-cell>
        </table:table-row>
        <text:soft-page-break/>
        <table:table-row table:style-name="Table1.1">
          <table:table-cell table:style-name="Table1.A82" office:value-type="string">
            <text:p text:style-name="P9"><text:span text:style-name="T25">ترسنۆک</text:span></text:p>
          </table:table-cell>
          <table:table-cell table:style-name="Table1.B74" office:value-type="string">
            <text:p text:style-name="P4"><text:span text:style-name="T17"></text:span></text:p>
          </table:table-cell>
        </table:table-row>
        <table:table-row table:style-name="Table1.1">
          <table:table-cell table:style-name="Table1.A83" office:value-type="string">
            <text:p text:style-name="P9"><text:span text:style-name="T25">جوان</text:span></text:p>
          </table:table-cell>
          <table:table-cell table:style-name="Table1.B74" office:value-type="string">
            <text:p text:style-name="P4"><text:span text:style-name="T17"></text:span></text:p>
          </table:table-cell>
        </table:table-row>
        <table:table-row table:style-name="Table1.1">
          <table:table-cell table:style-name="Table1.A84" office:value-type="string">
            <text:p text:style-name="P9"><text:span text:style-name="T29">ناشرین</text:span></text:p>
          </table:table-cell>
          <table:table-cell table:style-name="Table1.B74" office:value-type="string">
            <text:p text:style-name="P4"><text:span text:style-name="T17"></text:span></text:p>
          </table:table-cell>
        </table:table-row>
        <table:table-row table:style-name="Table1.1">
          <table:table-cell table:style-name="Table1.A85" office:value-type="string">
            <text:p text:style-name="P9"><text:span text:style-name="T25">ڕاستگؤ</text:span></text:p>
          </table:table-cell>
          <table:table-cell table:style-name="Table1.B74" office:value-type="string">
            <text:p text:style-name="P4"><text:span text:style-name="T16"></text:span></text:p>
          </table:table-cell>
        </table:table-row>
        <table:table-row table:style-name="Table1.1">
          <table:table-cell table:style-name="Table1.A86" office:value-type="string">
            <text:p text:style-name="P9"><text:span text:style-name="T29">درۆزن</text:span></text:p>
          </table:table-cell>
          <table:table-cell table:style-name="Table1.B74" office:value-type="string">
            <text:p text:style-name="P4"><text:span text:style-name="T17"></text:span></text:p>
          </table:table-cell>
        </table:table-row>
        <table:table-row table:style-name="Table1.1">
          <table:table-cell table:style-name="Table1.A87" office:value-type="string">
            <text:p text:style-name="P9"><text:span text:style-name="T25">زیرەک</text:span></text:p>
          </table:table-cell>
          <table:table-cell table:style-name="Table1.B74" office:value-type="string">
            <text:p text:style-name="P4"><text:span text:style-name="T17"></text:span></text:p>
          </table:table-cell>
        </table:table-row>
        <table:table-row table:style-name="Table1.1">
          <table:table-cell table:style-name="Table1.A88" office:value-type="string">
            <text:p text:style-name="P9"><text:span text:style-name="T25">تەمبەڵ</text:span></text:p>
          </table:table-cell>
          <table:table-cell table:style-name="Table1.B74" office:value-type="string">
            <text:p text:style-name="P4"><text:span text:style-name="T16"></text:span></text:p>
          </table:table-cell>
        </table:table-row>
        <table:table-row table:style-name="Table1.1">
          <table:table-cell table:style-name="Table1.A89" office:value-type="string">
            <text:p text:style-name="P9"><text:span text:style-name="T25">زانا</text:span></text:p>
          </table:table-cell>
          <table:table-cell table:style-name="Table1.B74" office:value-type="string">
            <text:p text:style-name="P4"><text:span text:style-name="T17"></text:span></text:p>
          </table:table-cell>
        </table:table-row>
        <table:table-row table:style-name="Table1.1">
          <table:table-cell table:style-name="Table1.A90" office:value-type="string">
            <text:p text:style-name="P9"><text:span text:style-name="T25">نەزان</text:span></text:p>
          </table:table-cell>
          <table:table-cell table:style-name="Table1.B74" office:value-type="string">
            <text:p text:style-name="P4"><text:span text:style-name="T16"></text:span></text:p>
          </table:table-cell>
        </table:table-row>
        <table:table-row table:style-name="Table1.1">
          <table:table-cell table:style-name="Table1.A91" office:value-type="string">
            <text:p text:style-name="P9"><text:span text:style-name="T25">تێگەیشتوو</text:span></text:p>
          </table:table-cell>
          <table:table-cell table:style-name="Table1.B74" office:value-type="string">
            <text:p text:style-name="P4"><text:span text:style-name="T17"></text:span></text:p>
          </table:table-cell>
        </table:table-row>
        <table:table-row table:style-name="Table1.1">
          <table:table-cell table:style-name="Table1.A92" office:value-type="string">
            <text:p text:style-name="P9"><text:span text:style-name="T25">گێل</text:span></text:p>
          </table:table-cell>
          <table:table-cell table:style-name="Table1.B74" office:value-type="string">
            <text:p text:style-name="P4"><text:span text:style-name="T17"></text:span></text:p>
          </table:table-cell>
        </table:table-row>
        <table:table-row table:style-name="Table1.1">
          <table:table-cell table:style-name="Table1.A93" office:value-type="string">
            <text:p text:style-name="P9"><text:span text:style-name="T25">چالاک</text:span></text:p>
          </table:table-cell>
          <table:table-cell table:style-name="Table1.B74" office:value-type="string">
            <text:p text:style-name="P4"><text:span text:style-name="T17"></text:span></text:p>
          </table:table-cell>
        </table:table-row>
        <table:table-row table:style-name="Table1.1">
          <table:table-cell table:style-name="Table1.A94" office:value-type="string">
            <text:p text:style-name="P9"><text:span text:style-name="T25">سست</text:span></text:p>
          </table:table-cell>
          <table:table-cell table:style-name="Table1.B74" office:value-type="string">
            <text:p text:style-name="P4"><text:span text:style-name="T17"></text:span></text:p>
          </table:table-cell>
        </table:table-row>
        <table:table-row table:style-name="Table1.1">
          <table:table-cell table:style-name="Table1.A95" office:value-type="string">
            <text:p text:style-name="P9"><text:span text:style-name="T25">قەڵەو</text:span></text:p>
          </table:table-cell>
          <table:table-cell table:style-name="Table1.B74" office:value-type="string">
            <text:p text:style-name="P4"><text:span text:style-name="T17"></text:span></text:p>
          </table:table-cell>
        </table:table-row>
        <table:table-row table:style-name="Table1.1">
          <table:table-cell table:style-name="Table1.A96" office:value-type="string">
            <text:p text:style-name="P9"><text:span text:style-name="T25">لاواز</text:span></text:p>
          </table:table-cell>
          <table:table-cell table:style-name="Table1.B74" office:value-type="string">
            <text:p text:style-name="P4"><text:span text:style-name="T17"></text:span></text:p>
          </table:table-cell>
        </table:table-row>
        <table:table-row table:style-name="Table1.1">
          <table:table-cell table:style-name="Table1.A97" office:value-type="string">
            <text:p text:style-name="P9"><text:span text:style-name="T25">بەهێز</text:span></text:p>
          </table:table-cell>
          <table:table-cell table:style-name="Table1.B74" office:value-type="string">
            <text:p text:style-name="P4"><text:span text:style-name="T16"></text:span></text:p>
          </table:table-cell>
        </table:table-row>
        <table:table-row table:style-name="Table1.1">
          <table:table-cell table:style-name="Table1.A98" office:value-type="string">
            <text:p text:style-name="P9"><text:span text:style-name="T25">بێ هێز</text:span></text:p>
          </table:table-cell>
          <table:table-cell table:style-name="Table1.B74" office:value-type="string">
            <text:p text:style-name="P4"><text:span text:style-name="T17"></text:span></text:p>
          </table:table-cell>
        </table:table-row>
        <table:table-row table:style-name="Table1.1">
          <table:table-cell table:style-name="Table1.A99" office:value-type="string">
            <text:p text:style-name="P9"><text:span text:style-name="T25">‌‌حەساوە</text:span></text:p>
          </table:table-cell>
          <table:table-cell table:style-name="Table1.B74" office:value-type="string">
            <text:p text:style-name="P4"><text:span text:style-name="T17"></text:span></text:p>
          </table:table-cell>
        </table:table-row>
        <table:table-row table:style-name="Table1.1">
          <table:table-cell table:style-name="Table1.A100" office:value-type="string">
            <text:p text:style-name="P9"><text:span text:style-name="T25">ماندوو</text:span></text:p>
          </table:table-cell>
          <table:table-cell table:style-name="Table1.B74" office:value-type="string">
            <text:p text:style-name="P4"><text:span text:style-name="T17"></text:span></text:p>
          </table:table-cell>
        </table:table-row>
        <table:table-row table:style-name="Table1.1">
          <table:table-cell table:style-name="Table1.A101" office:value-type="string">
            <text:p text:style-name="P9"><text:span text:style-name="T25">چاوکراوە</text:span></text:p>
          </table:table-cell>
          <table:table-cell table:style-name="Table1.B74" office:value-type="string">
            <text:p text:style-name="P4"><text:span text:style-name="T16"></text:span></text:p>
          </table:table-cell>
        </table:table-row>
        <table:table-row table:style-name="Table1.1">
          <table:table-cell table:style-name="Table1.A102" office:value-type="string">
            <text:p text:style-name="P9"><text:span text:style-name="T25">شەرمن</text:span></text:p>
          </table:table-cell>
          <table:table-cell table:style-name="Table1.B74" office:value-type="string">
            <text:p text:style-name="P4"><text:span text:style-name="T17"></text:span></text:p>
          </table:table-cell>
        </table:table-row>
        <table:table-row table:style-name="Table1.1">
          <table:table-cell table:style-name="Table1.A103" office:value-type="string">
            <text:p text:style-name="P10"><text:span text:style-name="T2">Animals and Biology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04" office:value-type="string">
            <text:p text:style-name="P9"><text:span text:style-name="T25">ئاژەڵ</text:span></text:p>
          </table:table-cell>
          <table:table-cell table:style-name="Table1.B74" office:value-type="string">
            <text:p text:style-name="P4"><text:span text:style-name="T17"></text:span></text:p>
          </table:table-cell>
        </table:table-row>
        <table:table-row table:style-name="Table1.1">
          <table:table-cell table:style-name="Table1.A105" office:value-type="string">
            <text:p text:style-name="P9"><text:span text:style-name="T25">شیردەر</text:span></text:p>
          </table:table-cell>
          <table:table-cell table:style-name="Table1.B74" office:value-type="string">
            <text:p text:style-name="P4"><text:span text:style-name="T17"></text:span></text:p>
          </table:table-cell>
        </table:table-row>
        <table:table-row table:style-name="Table1.1">
          <table:table-cell table:style-name="Table1.A106" office:value-type="string">
            <text:p text:style-name="P9"><text:span text:style-name="T25">گیانلەبەری مالێ</text:span></text:p>
          </table:table-cell>
          <table:table-cell table:style-name="Table1.B74" office:value-type="string">
            <text:p text:style-name="P4"><text:span text:style-name="T17"></text:span></text:p>
          </table:table-cell>
        </table:table-row>
        <table:table-row table:style-name="Table1.1">
          <table:table-cell table:style-name="Table1.A107" office:value-type="string">
            <text:p text:style-name="P9"><text:span text:style-name="T25">مەڕ</text:span></text:p>
          </table:table-cell>
          <table:table-cell table:style-name="Table1.B74" office:value-type="string">
            <text:p text:style-name="P4"><text:span text:style-name="T17"></text:span></text:p>
          </table:table-cell>
        </table:table-row>
        <table:table-row table:style-name="Table1.1">
          <table:table-cell table:style-name="Table1.A108" office:value-type="string">
            <text:p text:style-name="P9"><text:span text:style-name="T25">بەرخ</text:span></text:p>
          </table:table-cell>
          <table:table-cell table:style-name="Table1.B74" office:value-type="string">
            <text:p text:style-name="P4"><text:span text:style-name="T17"></text:span></text:p>
          </table:table-cell>
        </table:table-row>
        <text:soft-page-break/>
        <table:table-row table:style-name="Table1.1">
          <table:table-cell table:style-name="Table1.A109" office:value-type="string">
            <text:p text:style-name="P9"><text:span text:style-name="T25">بزن</text:span></text:p>
          </table:table-cell>
          <table:table-cell table:style-name="Table1.B74" office:value-type="string">
            <text:p text:style-name="P4"><text:span text:style-name="T17"></text:span></text:p>
          </table:table-cell>
        </table:table-row>
        <table:table-row table:style-name="Table1.1">
          <table:table-cell table:style-name="Table1.A110" office:value-type="string">
            <text:p text:style-name="P9"><text:span text:style-name="T25">گامێش</text:span></text:p>
          </table:table-cell>
          <table:table-cell table:style-name="Table1.B74" office:value-type="string">
            <text:p text:style-name="P4"><text:span text:style-name="T17"></text:span></text:p>
          </table:table-cell>
        </table:table-row>
        <table:table-row table:style-name="Table1.1">
          <table:table-cell table:style-name="Table1.A111" office:value-type="string">
            <text:p text:style-name="P9"><text:span text:style-name="T25">مانگا</text:span></text:p>
          </table:table-cell>
          <table:table-cell table:style-name="Table1.B74" office:value-type="string">
            <text:p text:style-name="P4"><text:span text:style-name="T17"></text:span></text:p>
          </table:table-cell>
        </table:table-row>
        <table:table-row table:style-name="Table1.1">
          <table:table-cell table:style-name="Table1.A112" office:value-type="string">
            <text:p text:style-name="P9"><text:span text:style-name="T25">گا</text:span></text:p>
          </table:table-cell>
          <table:table-cell table:style-name="Table1.B74" office:value-type="string">
            <text:p text:style-name="P6"><text:span text:style-name="T16"> </text:span></text:p>
          </table:table-cell>
        </table:table-row>
        <table:table-row table:style-name="Table1.1">
          <table:table-cell table:style-name="Table1.A113" office:value-type="string">
            <text:p text:style-name="P9"><text:span text:style-name="T25">کەر</text:span></text:p>
          </table:table-cell>
          <table:table-cell table:style-name="Table1.B74" office:value-type="string">
            <text:p text:style-name="P4"><text:span text:style-name="T16"></text:span></text:p>
          </table:table-cell>
        </table:table-row>
        <table:table-row table:style-name="Table1.1">
          <table:table-cell table:style-name="Table1.A114" office:value-type="string">
            <text:p text:style-name="P9"><text:span text:style-name="T25">ئەسپ</text:span></text:p>
          </table:table-cell>
          <table:table-cell table:style-name="Table1.B74" office:value-type="string">
            <text:p text:style-name="P4"><text:span text:style-name="T16"></text:span></text:p>
          </table:table-cell>
        </table:table-row>
        <table:table-row table:style-name="Table1.1">
          <table:table-cell table:style-name="Table1.A115" office:value-type="string">
            <text:p text:style-name="P9"><text:span text:style-name="T25">ئێستر</text:span></text:p>
          </table:table-cell>
          <table:table-cell table:style-name="Table1.B74" office:value-type="string">
            <text:p text:style-name="P4"><text:span text:style-name="T16"></text:span></text:p>
          </table:table-cell>
        </table:table-row>
        <table:table-row table:style-name="Table1.1">
          <table:table-cell table:style-name="Table1.A116" office:value-type="string">
            <text:p text:style-name="P9"><text:span text:style-name="T25">ووشتر</text:span></text:p>
          </table:table-cell>
          <table:table-cell table:style-name="Table1.B74" office:value-type="string">
            <text:p text:style-name="P4"><text:span text:style-name="T16"></text:span></text:p>
          </table:table-cell>
        </table:table-row>
        <table:table-row table:style-name="Table1.1">
          <table:table-cell table:style-name="Table1.A117" office:value-type="string">
            <text:p text:style-name="P9"><text:span text:style-name="T29">سەگ</text:span></text:p>
          </table:table-cell>
          <table:table-cell table:style-name="Table1.B74" office:value-type="string">
            <text:p text:style-name="P4"><text:span text:style-name="T16"></text:span></text:p>
          </table:table-cell>
        </table:table-row>
        <table:table-row table:style-name="Table1.1">
          <table:table-cell table:style-name="Table1.A118" office:value-type="string">
            <text:p text:style-name="P9"><text:span text:style-name="T25">تاژی</text:span></text:p>
          </table:table-cell>
          <table:table-cell table:style-name="Table1.B74" office:value-type="string">
            <text:p text:style-name="P4"><text:span text:style-name="T16"></text:span></text:p>
          </table:table-cell>
        </table:table-row>
        <table:table-row table:style-name="Table1.1">
          <table:table-cell table:style-name="Table1.A119" office:value-type="string">
            <text:p text:style-name="P9"><text:span text:style-name="T25">کەروێشک</text:span></text:p>
          </table:table-cell>
          <table:table-cell table:style-name="Table1.B74" office:value-type="string">
            <text:p text:style-name="P4"><text:span text:style-name="T16"></text:span></text:p>
          </table:table-cell>
        </table:table-row>
        <table:table-row table:style-name="Table1.1">
          <table:table-cell table:style-name="Table1.A120" office:value-type="string">
            <text:p text:style-name="P9"><text:span text:style-name="T25">بەراز</text:span></text:p>
          </table:table-cell>
          <table:table-cell table:style-name="Table1.B74" office:value-type="string">
            <text:p text:style-name="P4"><text:span text:style-name="T16"></text:span></text:p>
          </table:table-cell>
        </table:table-row>
        <table:table-row table:style-name="Table1.1">
          <table:table-cell table:style-name="Table1.A121" office:value-type="string">
            <text:p text:style-name="P9"><text:span text:style-name="T25">گیانلەبەری کێوی</text:span></text:p>
          </table:table-cell>
          <table:table-cell table:style-name="Table1.B74" office:value-type="string">
            <text:p text:style-name="P4"><text:span text:style-name="T16"></text:span></text:p>
          </table:table-cell>
        </table:table-row>
        <table:table-row table:style-name="Table1.1">
          <table:table-cell table:style-name="Table1.A122" office:value-type="string">
            <text:p text:style-name="P9"><text:span text:style-name="T25">مشک</text:span></text:p>
          </table:table-cell>
          <table:table-cell table:style-name="Table1.B74" office:value-type="string">
            <text:p text:style-name="P4"><text:span text:style-name="T16"></text:span></text:p>
          </table:table-cell>
        </table:table-row>
        <table:table-row table:style-name="Table1.1">
          <table:table-cell table:style-name="Table1.A123" office:value-type="string">
            <text:p text:style-name="P9"><text:span text:style-name="T25">جورج</text:span></text:p>
          </table:table-cell>
          <table:table-cell table:style-name="Table1.B74" office:value-type="string">
            <text:p text:style-name="P4"><text:span text:style-name="T16"></text:span></text:p>
          </table:table-cell>
        </table:table-row>
        <table:table-row table:style-name="Table1.1">
          <table:table-cell table:style-name="Table1.A124" office:value-type="string">
            <text:p text:style-name="P9"><text:span text:style-name="T25">سمۆرە</text:span></text:p>
          </table:table-cell>
          <table:table-cell table:style-name="Table1.B74" office:value-type="string">
            <text:p text:style-name="P4"><text:span text:style-name="T16"></text:span></text:p>
          </table:table-cell>
        </table:table-row>
        <table:table-row table:style-name="Table1.1">
          <table:table-cell table:style-name="Table1.A125" office:value-type="string">
            <text:p text:style-name="P10"><text:span text:style-name="T2">Fruits and Vegetables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126" office:value-type="string">
            <text:p text:style-name="P9"><text:span text:style-name="T25">سەوزە</text:span></text:p>
          </table:table-cell>
          <table:table-cell table:style-name="Table1.B126" office:value-type="string">
            <text:p text:style-name="P4"><text:span text:style-name="T16"></text:span></text:p>
          </table:table-cell>
        </table:table-row>
        <table:table-row table:style-name="Table1.1">
          <table:table-cell table:style-name="Table1.A127" office:value-type="string">
            <text:p text:style-name="P9"><text:span text:style-name="T25">تەماتە</text:span></text:p>
          </table:table-cell>
          <table:table-cell table:style-name="Table1.B126" office:value-type="string">
            <text:p text:style-name="P4"><text:span text:style-name="T16"></text:span></text:p>
          </table:table-cell>
        </table:table-row>
        <table:table-row table:style-name="Table1.1">
          <table:table-cell table:style-name="Table1.A128" office:value-type="string">
            <text:p text:style-name="P9"><text:span text:style-name="T25">کودی</text:span></text:p>
          </table:table-cell>
          <table:table-cell table:style-name="Table1.B126" office:value-type="string">
            <text:p text:style-name="P4"><text:span text:style-name="T16"></text:span></text:p>
          </table:table-cell>
        </table:table-row>
        <table:table-row table:style-name="Table1.1">
          <table:table-cell table:style-name="Table1.A129" office:value-type="string">
            <text:p text:style-name="P9"><text:span text:style-name="T25">خیار</text:span></text:p>
          </table:table-cell>
          <table:table-cell table:style-name="Table1.B126" office:value-type="string">
            <text:p text:style-name="P4"><text:span text:style-name="T16"></text:span></text:p>
          </table:table-cell>
        </table:table-row>
        <table:table-row table:style-name="Table1.1">
          <table:table-cell table:style-name="Table1.A130" office:value-type="string">
            <text:p text:style-name="P9"><text:span text:style-name="T25">بیبەر</text:span></text:p>
          </table:table-cell>
          <table:table-cell table:style-name="Table1.B126" office:value-type="string">
            <text:p text:style-name="P4"><text:span text:style-name="T16"></text:span></text:p>
          </table:table-cell>
        </table:table-row>
        <table:table-row table:style-name="Table1.1">
          <table:table-cell table:style-name="Table1.A131" office:value-type="string">
            <text:p text:style-name="P9"><text:span text:style-name="T25">بامیە</text:span></text:p>
          </table:table-cell>
          <table:table-cell table:style-name="Table1.B126" office:value-type="string">
            <text:p text:style-name="P4"><text:span text:style-name="T16"></text:span></text:p>
          </table:table-cell>
        </table:table-row>
        <table:table-row table:style-name="Table1.1">
          <table:table-cell table:style-name="Table1.A132" office:value-type="string">
            <text:p text:style-name="P9"><text:span text:style-name="T25">نۆک</text:span></text:p>
          </table:table-cell>
          <table:table-cell table:style-name="Table1.B126" office:value-type="string">
            <text:p text:style-name="P4"><text:span text:style-name="T16"></text:span></text:p>
          </table:table-cell>
        </table:table-row>
        <table:table-row table:style-name="Table1.1">
          <table:table-cell table:style-name="Table1.A133" office:value-type="string">
            <text:p text:style-name="P9"><text:span text:style-name="T25">ماش</text:span></text:p>
          </table:table-cell>
          <table:table-cell table:style-name="Table1.B126" office:value-type="string">
            <text:p text:style-name="P4"><text:span text:style-name="T16"></text:span></text:p>
          </table:table-cell>
        </table:table-row>
        <table:table-row table:style-name="Table1.1">
          <table:table-cell table:style-name="Table1.A134" office:value-type="string">
            <text:p text:style-name="P9"><text:span text:style-name="T25">نیسک</text:span></text:p>
          </table:table-cell>
          <table:table-cell table:style-name="Table1.B126" office:value-type="string">
            <text:p text:style-name="P4"><text:span text:style-name="T16"></text:span></text:p>
            <text:p text:style-name="P8"/>
          </table:table-cell>
        </table:table-row>
        <text:soft-page-break/>
        <table:table-row table:style-name="Table1.1">
          <table:table-cell table:style-name="Table1.A135" office:value-type="string">
            <text:p text:style-name="P9"><text:span text:style-name="T25">کونجی</text:span></text:p>
          </table:table-cell>
          <table:table-cell table:style-name="Table1.B126" office:value-type="string">
            <text:p text:style-name="P4"><text:span text:style-name="T16"></text:span></text:p>
          </table:table-cell>
        </table:table-row>
        <table:table-row table:style-name="Table1.1">
          <table:table-cell table:style-name="Table1.A136" office:value-type="string">
            <text:p text:style-name="P9"><text:span text:style-name="T29">هێل</text:span></text:p>
          </table:table-cell>
          <table:table-cell table:style-name="Table1.B126" office:value-type="string">
            <text:p text:style-name="P4"><text:span text:style-name="T16"></text:span></text:p>
          </table:table-cell>
        </table:table-row>
        <table:table-row table:style-name="Table1.1">
          <table:table-cell table:style-name="Table1.A137" office:value-type="string">
            <text:p text:style-name="P10"><text:span text:style-name="T2">Food and Drinks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38" office:value-type="string">
            <text:p text:style-name="P9"><text:span text:style-name="T29">خواردن</text:span></text:p>
          </table:table-cell>
          <table:table-cell table:style-name="Table1.B126" office:value-type="string">
            <text:p text:style-name="P4"><text:span text:style-name="T16"></text:span></text:p>
          </table:table-cell>
        </table:table-row>
        <table:table-row table:style-name="Table1.1">
          <table:table-cell table:style-name="Table1.A139" office:value-type="string">
            <text:p text:style-name="P9"><text:span text:style-name="T25">برژاندن</text:span></text:p>
          </table:table-cell>
          <table:table-cell table:style-name="Table1.B126" office:value-type="string">
            <text:p text:style-name="P4"><text:span text:style-name="T16"></text:span></text:p>
          </table:table-cell>
        </table:table-row>
        <table:table-row table:style-name="Table1.1">
          <table:table-cell table:style-name="Table1.A140" office:value-type="string">
            <text:p text:style-name="P9"><text:span text:style-name="T25">کوڵاو</text:span></text:p>
          </table:table-cell>
          <table:table-cell table:style-name="Table1.B126" office:value-type="string">
            <text:p text:style-name="P4"><text:span text:style-name="T16"></text:span></text:p>
          </table:table-cell>
        </table:table-row>
        <table:table-row table:style-name="Table1.1">
          <table:table-cell table:style-name="Table1.A141" office:value-type="string">
            <text:p text:style-name="P9"><text:span text:style-name="T25">بەهارات</text:span></text:p>
          </table:table-cell>
          <table:table-cell table:style-name="Table1.B126" office:value-type="string">
            <text:p text:style-name="P4"><text:span text:style-name="T16"></text:span></text:p>
          </table:table-cell>
        </table:table-row>
        <table:table-row table:style-name="Table1.1">
          <table:table-cell table:style-name="Table1.A142" office:value-type="string">
            <text:p text:style-name="P9"><text:span text:style-name="T25">خوێ</text:span></text:p>
          </table:table-cell>
          <table:table-cell table:style-name="Table1.B126" office:value-type="string">
            <text:p text:style-name="P4"><text:span text:style-name="T16"></text:span></text:p>
          </table:table-cell>
        </table:table-row>
        <table:table-row table:style-name="Table1.1">
          <table:table-cell table:style-name="Table1.A143" office:value-type="string">
            <text:p text:style-name="P9"><text:span text:style-name="T25">سماق</text:span></text:p>
          </table:table-cell>
          <table:table-cell table:style-name="Table1.B126" office:value-type="string">
            <text:p text:style-name="P4"><text:span text:style-name="T16"></text:span></text:p>
          </table:table-cell>
        </table:table-row>
        <table:table-row table:style-name="Table1.1">
          <table:table-cell table:style-name="Table1.A144" office:value-type="string">
            <text:p text:style-name="P9"><text:span text:style-name="T25">لیمۆ بەسرە</text:span></text:p>
          </table:table-cell>
          <table:table-cell table:style-name="Table1.B126" office:value-type="string">
            <text:p text:style-name="P4"><text:span text:style-name="T16"></text:span></text:p>
          </table:table-cell>
        </table:table-row>
        <table:table-row table:style-name="Table1.1">
          <table:table-cell table:style-name="Table1.A145" office:value-type="string">
            <text:p text:style-name="P9"><text:span text:style-name="T25">لیمۆن دوزی</text:span></text:p>
          </table:table-cell>
          <table:table-cell table:style-name="Table1.B126" office:value-type="string">
            <text:p text:style-name="P4"><text:span text:style-name="T16"></text:span></text:p>
          </table:table-cell>
        </table:table-row>
        <table:table-row table:style-name="Table1.1">
          <table:table-cell table:style-name="Table1.A146" office:value-type="string">
            <text:p text:style-name="P9"><text:span text:style-name="T25">ڕۆن</text:span></text:p>
          </table:table-cell>
          <table:table-cell table:style-name="Table1.B126" office:value-type="string">
            <text:p text:style-name="P4"><text:span text:style-name="T16"></text:span></text:p>
          </table:table-cell>
        </table:table-row>
        <table:table-row table:style-name="Table1.1">
          <table:table-cell table:style-name="Table1.A147" office:value-type="string">
            <text:p text:style-name="P9"><text:span text:style-name="T25">سپیایی</text:span></text:p>
          </table:table-cell>
          <table:table-cell table:style-name="Table1.B126" office:value-type="string">
            <text:p text:style-name="P4"><text:span text:style-name="T16"></text:span></text:p>
          </table:table-cell>
        </table:table-row>
        <table:table-row table:style-name="Table1.1">
          <table:table-cell table:style-name="Table1.A148" office:value-type="string">
            <text:p text:style-name="P9"><text:span text:style-name="T25">ماست</text:span></text:p>
          </table:table-cell>
          <table:table-cell table:style-name="Table1.B126" office:value-type="string">
            <text:p text:style-name="P4"><text:span text:style-name="T16"></text:span></text:p>
          </table:table-cell>
        </table:table-row>
        <table:table-row table:style-name="Table1.1">
          <table:table-cell table:style-name="Table1.A149" office:value-type="string">
            <text:p text:style-name="P9"><text:span text:style-name="T25">کەرە</text:span></text:p>
          </table:table-cell>
          <table:table-cell table:style-name="Table1.B126" office:value-type="string">
            <text:p text:style-name="P4"><text:span text:style-name="T16"></text:span></text:p>
          </table:table-cell>
        </table:table-row>
        <table:table-row table:style-name="Table1.1">
          <table:table-cell table:style-name="Table1.A150" office:value-type="string">
            <text:p text:style-name="P9"><text:span text:style-name="T25">پەنیر</text:span></text:p>
          </table:table-cell>
          <table:table-cell table:style-name="Table1.B126" office:value-type="string">
            <text:p text:style-name="P4"><text:span text:style-name="T16"></text:span></text:p>
          </table:table-cell>
        </table:table-row>
        <table:table-row table:style-name="Table1.1">
          <table:table-cell table:style-name="Table1.A151" office:value-type="string">
            <text:p text:style-name="P9"><text:span text:style-name="T25">ژاژی</text:span></text:p>
          </table:table-cell>
          <table:table-cell table:style-name="Table1.B126" office:value-type="string">
            <text:p text:style-name="P4"><text:span text:style-name="T16"></text:span></text:p>
          </table:table-cell>
        </table:table-row>
        <table:table-row table:style-name="Table1.1">
          <table:table-cell table:style-name="Table1.A152" office:value-type="string">
            <text:p text:style-name="P9"><text:span text:style-name="T25">قەیماخ</text:span></text:p>
          </table:table-cell>
          <table:table-cell table:style-name="Table1.B126" office:value-type="string">
            <text:p text:style-name="P4"><text:span text:style-name="T16"></text:span></text:p>
          </table:table-cell>
        </table:table-row>
        <table:table-row table:style-name="Table1.1">
          <table:table-cell table:style-name="Table1.A153" office:value-type="string">
            <text:p text:style-name="P9"><text:span text:style-name="T25">شەکر</text:span></text:p>
          </table:table-cell>
          <table:table-cell table:style-name="Table1.B126" office:value-type="string">
            <text:p text:style-name="P4"><text:span text:style-name="T16"></text:span></text:p>
          </table:table-cell>
        </table:table-row>
        <table:table-row table:style-name="Table1.1">
          <table:table-cell table:style-name="Table1.A154" office:value-type="string">
            <text:p text:style-name="P9"><text:span text:style-name="T25">هەنگوین</text:span></text:p>
          </table:table-cell>
          <table:table-cell table:style-name="Table1.B126" office:value-type="string">
            <text:p text:style-name="P4"><text:span text:style-name="T16"></text:span></text:p>
          </table:table-cell>
        </table:table-row>
        <table:table-row table:style-name="Table1.1">
          <table:table-cell table:style-name="Table1.A155" office:value-type="string">
            <text:p text:style-name="P9"><text:span text:style-name="T25">دؤشاو</text:span></text:p>
          </table:table-cell>
          <table:table-cell table:style-name="Table1.B126" office:value-type="string">
            <text:p text:style-name="P4"><text:span text:style-name="T16"></text:span></text:p>
          </table:table-cell>
        </table:table-row>
        <table:table-row table:style-name="Table1.1">
          <table:table-cell table:style-name="Table1.A156" office:value-type="string">
            <text:p text:style-name="P9"><text:span text:style-name="T29">ئارد</text:span></text:p>
          </table:table-cell>
          <table:table-cell table:style-name="Table1.B126" office:value-type="string">
            <text:p text:style-name="P4"><text:span text:style-name="T16"></text:span></text:p>
          </table:table-cell>
        </table:table-row>
        <table:table-row table:style-name="Table1.1">
          <table:table-cell table:style-name="Table1.A157" office:value-type="string">
            <text:p text:style-name="P9"><text:span text:style-name="T29">هەویر</text:span></text:p>
          </table:table-cell>
          <table:table-cell table:style-name="Table1.B126" office:value-type="string">
            <text:p text:style-name="P4"><text:span text:style-name="T16"></text:span></text:p>
          </table:table-cell>
        </table:table-row>
        <table:table-row table:style-name="Table1.1">
          <table:table-cell table:style-name="Table1.A158" office:value-type="string">
            <text:p text:style-name="P9"><text:span text:style-name="T29">نان</text:span></text:p>
          </table:table-cell>
          <table:table-cell table:style-name="Table1.B126" office:value-type="string">
            <text:p text:style-name="P4"><text:span text:style-name="T16"></text:span></text:p>
          </table:table-cell>
        </table:table-row>
        <table:table-row table:style-name="Table1.1">
          <table:table-cell table:style-name="Table1.A159" office:value-type="string">
            <text:p text:style-name="P10"><text:span text:style-name="T2">Home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60" office:value-type="string">
            <text:p text:style-name="P9"><text:span text:style-name="T25">ڤیدیۆ</text:span></text:p>
          </table:table-cell>
          <table:table-cell table:style-name="Table1.B126" office:value-type="string">
            <text:p text:style-name="P4"><text:span text:style-name="T16"></text:span></text:p>
          </table:table-cell>
        </table:table-row>
        <table:table-row table:style-name="Table1.1">
          <table:table-cell table:style-name="Table1.A161" office:value-type="string">
            <text:p text:style-name="P9"><text:span text:style-name="T25">کاسێتی ڤیدیۆ</text:span></text:p>
          </table:table-cell>
          <table:table-cell table:style-name="Table1.B161" office:value-type="string">
            <text:p text:style-name="P4"><text:span text:style-name="T16"></text:span></text:p>
          </table:table-cell>
        </table:table-row>
        <text:soft-page-break/>
        <table:table-row table:style-name="Table1.1">
          <table:table-cell table:style-name="Table1.A162" office:value-type="string">
            <text:p text:style-name="P9"><text:span text:style-name="T25">گوڵدان</text:span></text:p>
          </table:table-cell>
          <table:table-cell table:style-name="Table1.B126" office:value-type="string">
            <text:p text:style-name="P4"><text:span text:style-name="T16"></text:span></text:p>
          </table:table-cell>
        </table:table-row>
        <table:table-row table:style-name="Table1.1">
          <table:table-cell table:style-name="Table1.A163" office:value-type="string">
            <text:p text:style-name="P9"><text:span text:style-name="T25">تابلۆ</text:span></text:p>
          </table:table-cell>
          <table:table-cell table:style-name="Table1.B126" office:value-type="string">
            <text:p text:style-name="P4"><text:span text:style-name="T16"></text:span></text:p>
          </table:table-cell>
        </table:table-row>
        <table:table-row table:style-name="Table1.1">
          <table:table-cell table:style-name="Table1.A164" office:value-type="string">
            <text:p text:style-name="P9"><text:span text:style-name="T25">مەتبەخ</text:span></text:p>
          </table:table-cell>
          <table:table-cell table:style-name="Table1.B126" office:value-type="string">
            <text:p text:style-name="P4"><text:span text:style-name="T16"></text:span></text:p>
          </table:table-cell>
        </table:table-row>
        <table:table-row table:style-name="Table1.1">
          <table:table-cell table:style-name="Table1.A165" office:value-type="string">
            <text:p text:style-name="P9"><text:span text:style-name="T25">تەباخ</text:span></text:p>
          </table:table-cell>
          <table:table-cell table:style-name="Table1.B126" office:value-type="string">
            <text:p text:style-name="P4"><text:span text:style-name="T16"></text:span></text:p>
          </table:table-cell>
        </table:table-row>
        <table:table-row table:style-name="Table1.1">
          <table:table-cell table:style-name="Table1.A166" office:value-type="string">
            <text:p text:style-name="P9"><text:span text:style-name="T25">سنکی قاپ</text:span></text:p>
          </table:table-cell>
          <table:table-cell table:style-name="Table1.B126" office:value-type="string">
            <text:p text:style-name="P4"><text:span text:style-name="T16"></text:span></text:p>
          </table:table-cell>
        </table:table-row>
        <table:table-row table:style-name="Table1.1">
          <table:table-cell table:style-name="Table1.A167" office:value-type="string">
            <text:p text:style-name="P9"><text:span text:style-name="T25">بتڵی غاز</text:span></text:p>
          </table:table-cell>
          <table:table-cell table:style-name="Table1.B126" office:value-type="string">
            <text:p text:style-name="P4"><text:span text:style-name="T16"></text:span></text:p>
          </table:table-cell>
        </table:table-row>
        <table:table-row table:style-name="Table1.1">
          <table:table-cell table:style-name="Table1.A168" office:value-type="string">
            <text:p text:style-name="P9"><text:span text:style-name="T25">فڕن</text:span></text:p>
          </table:table-cell>
          <table:table-cell table:style-name="Table1.B126" office:value-type="string">
            <text:p text:style-name="P4"><text:span text:style-name="T16"></text:span></text:p>
          </table:table-cell>
        </table:table-row>
        <table:table-row table:style-name="Table1.1">
          <table:table-cell table:style-name="Table1.A169" office:value-type="string">
            <text:p text:style-name="P9"><text:span text:style-name="T25">تاوە</text:span></text:p>
          </table:table-cell>
          <table:table-cell table:style-name="Table1.B126" office:value-type="string">
            <text:p text:style-name="P4"><text:span text:style-name="T16"></text:span></text:p>
          </table:table-cell>
        </table:table-row>
        <table:table-row table:style-name="Table1.1">
          <table:table-cell table:style-name="Table1.A170" office:value-type="string">
            <text:p text:style-name="P9"><text:span text:style-name="T25">کتلی</text:span></text:p>
          </table:table-cell>
          <table:table-cell table:style-name="Table1.B126" office:value-type="string">
            <text:p text:style-name="P4"><text:span text:style-name="T16"></text:span></text:p>
          </table:table-cell>
        </table:table-row>
        <table:table-row table:style-name="Table1.1">
          <table:table-cell table:style-name="Table1.A171" office:value-type="string">
            <text:p text:style-name="P9"><text:span text:style-name="T25">قۆری</text:span></text:p>
          </table:table-cell>
          <table:table-cell table:style-name="Table1.B126" office:value-type="string">
            <text:p text:style-name="P4"><text:span text:style-name="T16"></text:span></text:p>
          </table:table-cell>
        </table:table-row>
        <table:table-row table:style-name="Table1.1">
          <table:table-cell table:style-name="Table1.A172" office:value-type="string">
            <text:p text:style-name="P9"><text:span text:style-name="T25">سەماوەر</text:span></text:p>
          </table:table-cell>
          <table:table-cell table:style-name="Table1.B126" office:value-type="string">
            <text:p text:style-name="P4"><text:span text:style-name="T16"></text:span></text:p>
          </table:table-cell>
        </table:table-row>
        <table:table-row table:style-name="Table1.1">
          <table:table-cell table:style-name="Table1.A173" office:value-type="string">
            <text:p text:style-name="P9"><text:span text:style-name="T25">جزوە</text:span></text:p>
          </table:table-cell>
          <table:table-cell table:style-name="Table1.B126" office:value-type="string">
            <text:p text:style-name="P4"><text:span text:style-name="T16"></text:span></text:p>
          </table:table-cell>
        </table:table-row>
        <table:table-row table:style-name="Table1.1">
          <table:table-cell table:style-name="Table1.A174" office:value-type="string">
            <text:p text:style-name="P9"><text:span text:style-name="T25">مەنجەڵ</text:span></text:p>
          </table:table-cell>
          <table:table-cell table:style-name="Table1.B126" office:value-type="string">
            <text:p text:style-name="P4"><text:span text:style-name="T16"></text:span></text:p>
          </table:table-cell>
        </table:table-row>
        <table:table-row table:style-name="Table1.1">
          <table:table-cell table:style-name="Table1.A175" office:value-type="string">
            <text:p text:style-name="P9"><text:span text:style-name="T25">کەوگیر</text:span></text:p>
          </table:table-cell>
          <table:table-cell table:style-name="Table1.B126" office:value-type="string">
            <text:p text:style-name="P4"><text:span text:style-name="T16"></text:span></text:p>
          </table:table-cell>
        </table:table-row>
        <table:table-row table:style-name="Table1.1">
          <table:table-cell table:style-name="Table1.A176" office:value-type="string">
            <text:p text:style-name="P9"><text:span text:style-name="T25">چەمچە</text:span></text:p>
          </table:table-cell>
          <table:table-cell table:style-name="Table1.B126" office:value-type="string">
            <text:p text:style-name="P4"><text:span text:style-name="T16"></text:span></text:p>
          </table:table-cell>
        </table:table-row>
        <table:table-row table:style-name="Table1.1">
          <table:table-cell table:style-name="Table1.A177" office:value-type="string">
            <text:p text:style-name="P9"><text:span text:style-name="T25">قاپ</text:span></text:p>
          </table:table-cell>
          <table:table-cell table:style-name="Table1.B126" office:value-type="string">
            <text:p text:style-name="P4"><text:span text:style-name="T16"></text:span></text:p>
          </table:table-cell>
        </table:table-row>
        <table:table-row table:style-name="Table1.1">
          <table:table-cell table:style-name="Table1.A178" office:value-type="string">
            <text:p text:style-name="P9"><text:span text:style-name="T25">سێنی</text:span></text:p>
          </table:table-cell>
          <table:table-cell table:style-name="Table1.B126" office:value-type="string">
            <text:p text:style-name="P4"><text:span text:style-name="T16"></text:span></text:p>
          </table:table-cell>
        </table:table-row>
        <table:table-row table:style-name="Table1.1">
          <table:table-cell table:style-name="Table1.A179" office:value-type="string">
            <text:p text:style-name="P9"><text:span text:style-name="T26">ب</text:span><text:span text:style-name="T25">ەرداخ</text:span></text:p>
          </table:table-cell>
          <table:table-cell table:style-name="Table1.B126" office:value-type="string">
            <text:p text:style-name="P4"><text:span text:style-name="T16"></text:span></text:p>
          </table:table-cell>
        </table:table-row>
        <table:table-row table:style-name="Table1.1">
          <table:table-cell table:style-name="Table1.A180" office:value-type="string">
            <text:p text:style-name="P9"><text:span text:style-name="T25">پیالە</text:span></text:p>
          </table:table-cell>
          <table:table-cell table:style-name="Table1.B126" office:value-type="string">
            <text:p text:style-name="P4"><text:span text:style-name="T16"></text:span></text:p>
          </table:table-cell>
        </table:table-row>
        <table:table-row table:style-name="Table1.1">
          <table:table-cell table:style-name="Table1.A181" office:value-type="string">
            <text:p text:style-name="P9"><text:span text:style-name="T25">فنجان</text:span></text:p>
          </table:table-cell>
          <table:table-cell table:style-name="Table1.B126" office:value-type="string">
            <text:p text:style-name="P4"><text:span text:style-name="T16"></text:span></text:p>
          </table:table-cell>
        </table:table-row>
        <table:table-row table:style-name="Table1.1">
          <table:table-cell table:style-name="Table1.A182" office:value-type="string">
            <text:p text:style-name="P9"><text:span text:style-name="T25">جام</text:span></text:p>
          </table:table-cell>
          <table:table-cell table:style-name="Table1.B126" office:value-type="string">
            <text:p text:style-name="P4"><text:span text:style-name="T16"></text:span></text:p>
          </table:table-cell>
        </table:table-row>
        <table:table-row table:style-name="Table1.1">
          <table:table-cell table:style-name="Table1.A183" office:value-type="string">
            <text:p text:style-name="P9"><text:span text:style-name="T25">ترمز</text:span></text:p>
          </table:table-cell>
          <table:table-cell table:style-name="Table1.B126" office:value-type="string">
            <text:p text:style-name="P4"><text:span text:style-name="T16"></text:span></text:p>
          </table:table-cell>
        </table:table-row>
        <table:table-row table:style-name="Table1.1">
          <table:table-cell table:style-name="Table1.A184" office:value-type="string">
            <text:p text:style-name="P9"><text:span text:style-name="T25">هاون</text:span></text:p>
          </table:table-cell>
          <table:table-cell table:style-name="Table1.B126" office:value-type="string">
            <text:p text:style-name="P4"><text:span text:style-name="T16"></text:span></text:p>
          </table:table-cell>
        </table:table-row>
        <table:table-row table:style-name="Table1.1">
          <table:table-cell table:style-name="Table1.A185" office:value-type="string">
            <text:p text:style-name="P9"><text:span text:style-name="T25">تەبلەی جگەرە</text:span></text:p>
          </table:table-cell>
          <table:table-cell table:style-name="Table1.B126" office:value-type="string">
            <text:p text:style-name="P4"><text:span text:style-name="T16"></text:span></text:p>
          </table:table-cell>
        </table:table-row>
        <table:table-row table:style-name="Table1.186">
          <table:table-cell table:style-name="Table1.A186" office:value-type="string">
            <text:p text:style-name="P9"><text:span text:style-name="T25">پارزونگ</text:span></text:p>
          </table:table-cell>
          <table:table-cell table:style-name="Table1.B126" office:value-type="string">
            <text:p text:style-name="P4"><text:span text:style-name="T16"></text:span></text:p>
          </table:table-cell>
        </table:table-row>
        <table:table-row table:style-name="Table1.1">
          <table:table-cell table:style-name="Table1.A187" office:value-type="string">
            <text:p text:style-name="P9"><text:span text:style-name="T29">خەڵاتە</text:span></text:p>
          </table:table-cell>
          <table:table-cell table:style-name="Table1.B126" office:value-type="string">
            <text:p text:style-name="P4"><text:span text:style-name="T16"></text:span></text:p>
          </table:table-cell>
        </table:table-row>
        <table:table-row table:style-name="Table1.1">
          <table:table-cell table:style-name="Table1.A188" office:value-type="string">
            <text:p text:style-name="P9"><text:span text:style-name="T25">دۆلکە</text:span></text:p>
          </table:table-cell>
          <table:table-cell table:style-name="Table1.B126" office:value-type="string">
            <text:p text:style-name="P4"><text:span text:style-name="T16"></text:span></text:p>
          </table:table-cell>
        </table:table-row>
        <text:soft-page-break/>
        <table:table-row table:style-name="Table1.1">
          <table:table-cell table:style-name="Table1.A189" office:value-type="string">
            <text:p text:style-name="P9"><text:span text:style-name="T25">عەسارە</text:span></text:p>
          </table:table-cell>
          <table:table-cell table:style-name="Table1.B189" office:value-type="string">
            <text:p text:style-name="P4"><text:span text:style-name="T16"></text:span></text:p>
          </table:table-cell>
        </table:table-row>
        <table:table-row table:style-name="Table1.1">
          <table:table-cell table:style-name="Table1.A190" office:value-type="string">
            <text:p text:style-name="P10"><text:span text:style-name="T2">Family and Relatives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91" office:value-type="string">
            <text:p text:style-name="P9"><text:span text:style-name="T25">خێزان</text:span></text:p>
          </table:table-cell>
          <table:table-cell table:style-name="Table1.B126" office:value-type="string">
            <text:p text:style-name="P4"><text:span text:style-name="T16"></text:span></text:p>
          </table:table-cell>
        </table:table-row>
        <table:table-row table:style-name="Table1.1">
          <table:table-cell table:style-name="Table1.A192" office:value-type="string">
            <text:p text:style-name="P9"><text:span text:style-name="T25">باوک</text:span></text:p>
          </table:table-cell>
          <table:table-cell table:style-name="Table1.B126" office:value-type="string">
            <text:p text:style-name="P4"><text:span text:style-name="T16"></text:span></text:p>
          </table:table-cell>
        </table:table-row>
        <table:table-row table:style-name="Table1.1">
          <table:table-cell table:style-name="Table1.A193" office:value-type="string">
            <text:p text:style-name="P9"><text:span text:style-name="T25">دایک</text:span></text:p>
          </table:table-cell>
          <table:table-cell table:style-name="Table1.B126" office:value-type="string">
            <text:p text:style-name="P4"><text:span text:style-name="T16"></text:span></text:p>
          </table:table-cell>
        </table:table-row>
        <table:table-row table:style-name="Table1.1">
          <table:table-cell table:style-name="Table1.A194" office:value-type="string">
            <text:p text:style-name="P9"><text:span text:style-name="T25">برا</text:span></text:p>
          </table:table-cell>
          <table:table-cell table:style-name="Table1.B126" office:value-type="string">
            <text:p text:style-name="P4"><text:span text:style-name="T16"></text:span></text:p>
          </table:table-cell>
        </table:table-row>
        <table:table-row table:style-name="Table1.1">
          <table:table-cell table:style-name="Table1.A195" office:value-type="string">
            <text:p text:style-name="P9"><text:span text:style-name="T25">خوشک</text:span></text:p>
          </table:table-cell>
          <table:table-cell table:style-name="Table1.B126" office:value-type="string">
            <text:p text:style-name="P4"><text:span text:style-name="T16"></text:span></text:p>
          </table:table-cell>
        </table:table-row>
        <table:table-row table:style-name="Table1.1">
          <table:table-cell table:style-name="Table1.A196" office:value-type="string">
            <text:p text:style-name="P9"><text:span text:style-name="T25">با پیرە</text:span></text:p>
          </table:table-cell>
          <table:table-cell table:style-name="Table1.B126" office:value-type="string">
            <text:p text:style-name="P4"><text:span text:style-name="T16"></text:span></text:p>
          </table:table-cell>
        </table:table-row>
        <table:table-row table:style-name="Table1.1">
          <table:table-cell table:style-name="Table1.A197" office:value-type="string">
            <text:p text:style-name="P9"><text:span text:style-name="T25">داپیرە</text:span></text:p>
          </table:table-cell>
          <table:table-cell table:style-name="Table1.B126" office:value-type="string">
            <text:p text:style-name="P4"><text:span text:style-name="T16"></text:span></text:p>
          </table:table-cell>
        </table:table-row>
        <table:table-row table:style-name="Table1.1">
          <table:table-cell table:style-name="Table1.A198" office:value-type="string">
            <text:p text:style-name="P10"><text:span text:style-name="T2">Human Body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199" office:value-type="string">
            <text:p text:style-name="P9"><text:span text:style-name="T25">مڕۆڤ</text:span></text:p>
          </table:table-cell>
          <table:table-cell table:style-name="Table1.B126" office:value-type="string">
            <text:p text:style-name="P4"><text:span text:style-name="T16"></text:span></text:p>
          </table:table-cell>
        </table:table-row>
        <table:table-row table:style-name="Table1.1">
          <table:table-cell table:style-name="Table1.A200" office:value-type="string">
            <text:p text:style-name="P9"><text:span text:style-name="T25">لەش</text:span></text:p>
          </table:table-cell>
          <table:table-cell table:style-name="Table1.B126" office:value-type="string">
            <text:p text:style-name="P4"><text:span text:style-name="T16"></text:span></text:p>
          </table:table-cell>
        </table:table-row>
        <table:table-row table:style-name="Table1.1">
          <table:table-cell table:style-name="Table1.A201" office:value-type="string">
            <text:p text:style-name="P9"><text:span text:style-name="T25">سەر</text:span></text:p>
          </table:table-cell>
          <table:table-cell table:style-name="Table1.B126" office:value-type="string">
            <text:p text:style-name="P4"><text:span text:style-name="T16"></text:span></text:p>
          </table:table-cell>
        </table:table-row>
        <table:table-row table:style-name="Table1.1">
          <table:table-cell table:style-name="Table1.A202" office:value-type="string">
            <text:p text:style-name="P9"><text:span text:style-name="T25">قژ</text:span></text:p>
          </table:table-cell>
          <table:table-cell table:style-name="Table1.B126" office:value-type="string">
            <text:p text:style-name="P4"><text:span text:style-name="T16"></text:span></text:p>
          </table:table-cell>
        </table:table-row>
        <table:table-row table:style-name="Table1.1">
          <table:table-cell table:style-name="Table1.A203" office:value-type="string">
            <text:p text:style-name="P9"><text:span text:style-name="T25">سمێل</text:span></text:p>
          </table:table-cell>
          <table:table-cell table:style-name="Table1.B126" office:value-type="string">
            <text:p text:style-name="P4"><text:span text:style-name="T16"></text:span></text:p>
          </table:table-cell>
        </table:table-row>
        <table:table-row table:style-name="Table1.1">
          <table:table-cell table:style-name="Table1.A204" office:value-type="string">
            <text:p text:style-name="P9"><text:span text:style-name="T25">ڕوو</text:span></text:p>
          </table:table-cell>
          <table:table-cell table:style-name="Table1.B126" office:value-type="string">
            <text:p text:style-name="P4"><text:span text:style-name="T16"></text:span></text:p>
          </table:table-cell>
        </table:table-row>
        <table:table-row table:style-name="Table1.1">
          <table:table-cell table:style-name="Table1.A205" office:value-type="string">
            <text:p text:style-name="P9"><text:span text:style-name="T25">نیوچەوان</text:span></text:p>
          </table:table-cell>
          <table:table-cell table:style-name="Table1.B126" office:value-type="string">
            <text:p text:style-name="P4"><text:span text:style-name="T16"></text:span></text:p>
          </table:table-cell>
        </table:table-row>
        <table:table-row table:style-name="Table1.1">
          <table:table-cell table:style-name="Table1.A206" office:value-type="string">
            <text:p text:style-name="P9"><text:span text:style-name="T25">گوێ</text:span></text:p>
          </table:table-cell>
          <table:table-cell table:style-name="Table1.B126" office:value-type="string">
            <text:p text:style-name="P4"><text:span text:style-name="T16"></text:span></text:p>
          </table:table-cell>
        </table:table-row>
        <table:table-row table:style-name="Table1.1">
          <table:table-cell table:style-name="Table1.A207" office:value-type="string">
            <text:p text:style-name="P9"><text:span text:style-name="T25">چاو</text:span></text:p>
          </table:table-cell>
          <table:table-cell table:style-name="Table1.B126" office:value-type="string">
            <text:p text:style-name="P4"><text:span text:style-name="T16"></text:span></text:p>
          </table:table-cell>
        </table:table-row>
        <table:table-row table:style-name="Table1.1">
          <table:table-cell table:style-name="Table1.A208" office:value-type="string">
            <text:p text:style-name="P9"><text:span text:style-name="T25">برۆ</text:span></text:p>
          </table:table-cell>
          <table:table-cell table:style-name="Table1.B126" office:value-type="string">
            <text:p text:style-name="P4"><text:span text:style-name="T16"></text:span></text:p>
          </table:table-cell>
        </table:table-row>
        <table:table-row table:style-name="Table1.1">
          <table:table-cell table:style-name="Table1.A209" office:value-type="string">
            <text:p text:style-name="P10"><text:span text:style-name="T2">Health and Hygiene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210" office:value-type="string">
            <text:p text:style-name="P9"><text:span text:style-name="T25">خاوێنی</text:span></text:p>
          </table:table-cell>
          <table:table-cell table:style-name="Table1.B126" office:value-type="string">
            <text:p text:style-name="P4"><text:span text:style-name="T16"></text:span></text:p>
          </table:table-cell>
        </table:table-row>
        <table:table-row table:style-name="Table1.1">
          <table:table-cell table:style-name="Table1.A211" office:value-type="string">
            <text:p text:style-name="P9"><text:span text:style-name="T25">پیسی</text:span></text:p>
          </table:table-cell>
          <table:table-cell table:style-name="Table1.B126" office:value-type="string">
            <text:p text:style-name="P4"><text:span text:style-name="T16"></text:span></text:p>
          </table:table-cell>
        </table:table-row>
        <table:table-row table:style-name="Table1.1">
          <table:table-cell table:style-name="Table1.A212" office:value-type="string">
            <text:p text:style-name="P9"><text:span text:style-name="T25">خۆشوشتن</text:span></text:p>
          </table:table-cell>
          <table:table-cell table:style-name="Table1.B126" office:value-type="string">
            <text:p text:style-name="P4"><text:span text:style-name="T16"></text:span></text:p>
          </table:table-cell>
        </table:table-row>
        <table:table-row table:style-name="Table1.1">
          <table:table-cell table:style-name="Table1.A213" office:value-type="string">
            <text:p text:style-name="P9"><text:span text:style-name="T25">شوشتن</text:span></text:p>
          </table:table-cell>
          <table:table-cell table:style-name="Table1.B126" office:value-type="string">
            <text:p text:style-name="P4"><text:span text:style-name="T16"></text:span></text:p>
          </table:table-cell>
        </table:table-row>
        <table:table-row table:style-name="Table1.1">
          <table:table-cell table:style-name="Table1.A214" office:value-type="string">
            <text:p text:style-name="P9"><text:span text:style-name="T25">ددان شوشتن</text:span></text:p>
          </table:table-cell>
          <table:table-cell table:style-name="Table1.B126" office:value-type="string">
            <text:p text:style-name="P4"><text:span text:style-name="T16"></text:span></text:p>
          </table:table-cell>
        </table:table-row>
        <table:table-row table:style-name="Table1.1">
          <table:table-cell table:style-name="Table1.A215" office:value-type="string">
            <text:p text:style-name="P9"><text:span text:style-name="T27">دەموچاو شوشتن</text:span></text:p>
          </table:table-cell>
          <table:table-cell table:style-name="Table1.B126" office:value-type="string">
            <text:p text:style-name="P4"><text:span text:style-name="T16"></text:span></text:p>
          </table:table-cell>
        </table:table-row>
        <text:soft-page-break/>
        <table:table-row table:style-name="Table1.1">
          <table:table-cell table:style-name="Table1.A216" office:value-type="string">
            <text:p text:style-name="P9"><text:span text:style-name="T27">تایت</text:span></text:p>
          </table:table-cell>
          <table:table-cell table:style-name="Table1.B126" office:value-type="string">
            <text:p text:style-name="P4"><text:span text:style-name="T16"></text:span></text:p>
          </table:table-cell>
        </table:table-row>
        <table:table-row table:style-name="Table1.1">
          <table:table-cell table:style-name="Table1.A217" office:value-type="string">
            <text:p text:style-name="P9"><text:span text:style-name="T25">شامپۆ</text:span></text:p>
          </table:table-cell>
          <table:table-cell table:style-name="Table1.B126" office:value-type="string">
            <text:p text:style-name="P4"><text:span text:style-name="T16"></text:span></text:p>
          </table:table-cell>
        </table:table-row>
        <table:table-row table:style-name="Table1.1">
          <table:table-cell table:style-name="Table1.A218" office:value-type="string">
            <text:p text:style-name="P9"><text:span text:style-name="T25">فڵچەی ددان</text:span></text:p>
          </table:table-cell>
          <table:table-cell table:style-name="Table1.B126" office:value-type="string">
            <text:p text:style-name="P4"><text:span text:style-name="T16"></text:span></text:p>
          </table:table-cell>
        </table:table-row>
        <table:table-row table:style-name="Table1.1">
          <table:table-cell table:style-name="Table1.A219" office:value-type="string">
            <text:p text:style-name="P9"><text:span text:style-name="T25">مەعجونی ددان</text:span></text:p>
          </table:table-cell>
          <table:table-cell table:style-name="Table1.B126" office:value-type="string">
            <text:p text:style-name="P4"><text:span text:style-name="T16"></text:span></text:p>
          </table:table-cell>
        </table:table-row>
        <table:table-row table:style-name="Table1.1">
          <table:table-cell table:style-name="Table1.A220" office:value-type="string">
            <text:p text:style-name="P9"><text:span text:style-name="T29">مەعجونی تاشین</text:span></text:p>
          </table:table-cell>
          <table:table-cell table:style-name="Table1.B126" office:value-type="string">
            <text:p text:style-name="P4"><text:span text:style-name="T16"></text:span></text:p>
          </table:table-cell>
        </table:table-row>
        <table:table-row table:style-name="Table1.1">
          <table:table-cell table:style-name="Table1.A221" office:value-type="string">
            <text:p text:style-name="P9"><text:span text:style-name="T25">مەکینەی تاشین</text:span></text:p>
          </table:table-cell>
          <table:table-cell table:style-name="Table1.B126" office:value-type="string">
            <text:p text:style-name="P4"><text:span text:style-name="T16"></text:span></text:p>
          </table:table-cell>
        </table:table-row>
        <table:table-row table:style-name="Table1.1">
          <table:table-cell table:style-name="Table1.A222" office:value-type="string">
            <text:p text:style-name="P9"><text:span text:style-name="T25">مەکینەی تاشینی کارەبایی</text:span></text:p>
          </table:table-cell>
          <table:table-cell table:style-name="Table1.B126" office:value-type="string">
            <text:p text:style-name="P4"><text:span text:style-name="T16"></text:span></text:p>
          </table:table-cell>
        </table:table-row>
        <table:table-row table:style-name="Table1.1">
          <table:table-cell table:style-name="Table1.A223" office:value-type="string">
            <text:p text:style-name="P9"><text:span text:style-name="T25">گوێزان</text:span></text:p>
          </table:table-cell>
          <table:table-cell table:style-name="Table1.B126" office:value-type="string">
            <text:p text:style-name="P4"><text:span text:style-name="T16"></text:span></text:p>
          </table:table-cell>
        </table:table-row>
        <table:table-row table:style-name="Table1.1">
          <table:table-cell table:style-name="Table1.A224" office:value-type="string">
            <text:p text:style-name="P9"><text:span text:style-name="T25">کلینس</text:span></text:p>
          </table:table-cell>
          <table:table-cell table:style-name="Table1.B126" office:value-type="string">
            <text:p text:style-name="P4"><text:span text:style-name="T16"></text:span></text:p>
          </table:table-cell>
        </table:table-row>
        <table:table-row table:style-name="Table1.1">
          <table:table-cell table:style-name="Table1.A225" office:value-type="string">
            <text:p text:style-name="P9"><text:span text:style-name="T25">دەستەسڕ</text:span></text:p>
          </table:table-cell>
          <table:table-cell table:style-name="Table1.B126" office:value-type="string">
            <text:p text:style-name="P4"><text:span text:style-name="T16"></text:span></text:p>
          </table:table-cell>
        </table:table-row>
        <table:table-row table:style-name="Table1.1">
          <table:table-cell table:style-name="Table1.A226" office:value-type="string">
            <text:p text:style-name="P10"><text:span text:style-name="T2">Clothes and Cosmetics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227" office:value-type="string">
            <text:p text:style-name="P9"><text:span text:style-name="T29">جل و بەرگ</text:span></text:p>
          </table:table-cell>
          <table:table-cell table:style-name="Table1.B126" office:value-type="string">
            <text:p text:style-name="P4"><text:span text:style-name="T16"></text:span></text:p>
          </table:table-cell>
        </table:table-row>
        <table:table-row table:style-name="Table1.1">
          <table:table-cell table:style-name="Table1.A228" office:value-type="string">
            <text:p text:style-name="P9"><text:span text:style-name="T25">چاکەت</text:span></text:p>
          </table:table-cell>
          <table:table-cell table:style-name="Table1.B126" office:value-type="string">
            <text:p text:style-name="P4"><text:span text:style-name="T16"></text:span></text:p>
          </table:table-cell>
        </table:table-row>
        <table:table-row table:style-name="Table1.1">
          <table:table-cell table:style-name="Table1.A229" office:value-type="string">
            <text:p text:style-name="P9"><text:span text:style-name="T25">بۆینباغ</text:span></text:p>
          </table:table-cell>
          <table:table-cell table:style-name="Table1.B126" office:value-type="string">
            <text:p text:style-name="P4"><text:span text:style-name="T16"></text:span></text:p>
          </table:table-cell>
        </table:table-row>
        <table:table-row table:style-name="Table1.1">
          <table:table-cell table:style-name="Table1.A230" office:value-type="string">
            <text:p text:style-name="P9"><text:span text:style-name="T25">پانتۆڵ</text:span></text:p>
          </table:table-cell>
          <table:table-cell table:style-name="Table1.B126" office:value-type="string">
            <text:p text:style-name="P4"><text:span text:style-name="T16"></text:span></text:p>
          </table:table-cell>
        </table:table-row>
        <table:table-row table:style-name="Table1.1">
          <table:table-cell table:style-name="Table1.A231" office:value-type="string">
            <text:p text:style-name="P9"><text:span text:style-name="T25">شەرواڵ</text:span></text:p>
          </table:table-cell>
          <table:table-cell table:style-name="Table1.B126" office:value-type="string">
            <text:p text:style-name="P4"><text:span text:style-name="T16"></text:span></text:p>
          </table:table-cell>
        </table:table-row>
        <table:table-row table:style-name="Table1.1">
          <table:table-cell table:style-name="Table1.A232" office:value-type="string">
            <text:p text:style-name="P9"><text:span text:style-name="T25">کورتەک و شەرواڵ</text:span></text:p>
          </table:table-cell>
          <table:table-cell table:style-name="Table1.B126" office:value-type="string">
            <text:p text:style-name="P4"><text:span text:style-name="T16"></text:span></text:p>
          </table:table-cell>
        </table:table-row>
        <table:table-row table:style-name="Table1.1">
          <table:table-cell table:style-name="Table1.A233" office:value-type="string">
            <text:p text:style-name="P9"><text:span text:style-name="T25">ڕانک و چۆغەڵ</text:span></text:p>
          </table:table-cell>
          <table:table-cell table:style-name="Table1.B126" office:value-type="string">
            <text:p text:style-name="P4"><text:span text:style-name="T16"></text:span></text:p>
          </table:table-cell>
        </table:table-row>
        <table:table-row table:style-name="Table1.1">
          <table:table-cell table:style-name="Table1.A234" office:value-type="string">
            <text:p text:style-name="P9"><text:span text:style-name="T25">پشتێن</text:span></text:p>
          </table:table-cell>
          <table:table-cell table:style-name="Table1.B126" office:value-type="string">
            <text:p text:style-name="P4"><text:span text:style-name="T16"></text:span></text:p>
          </table:table-cell>
        </table:table-row>
        <table:table-row table:style-name="Table1.1">
          <table:table-cell table:style-name="Table1.A235" office:value-type="string">
            <text:p text:style-name="P9"><text:span text:style-name="T25">دۆخین</text:span></text:p>
          </table:table-cell>
          <table:table-cell table:style-name="Table1.B126" office:value-type="string">
            <text:p text:style-name="P4"><text:span text:style-name="T16"></text:span></text:p>
          </table:table-cell>
        </table:table-row>
        <table:table-row table:style-name="Table1.1">
          <table:table-cell table:style-name="Table1.A236" office:value-type="string">
            <text:p text:style-name="P9"><text:span text:style-name="T25">کلێتە</text:span></text:p>
          </table:table-cell>
          <table:table-cell table:style-name="Table1.B126" office:value-type="string">
            <text:p text:style-name="P4"><text:span text:style-name="T16"></text:span></text:p>
          </table:table-cell>
        </table:table-row>
        <table:table-row table:style-name="Table1.1">
          <table:table-cell table:style-name="Table1.A237" office:value-type="string">
            <text:p text:style-name="P9"><text:span text:style-name="T25">جەمەدانی</text:span></text:p>
          </table:table-cell>
          <table:table-cell table:style-name="Table1.B126" office:value-type="string">
            <text:p text:style-name="P4"><text:span text:style-name="T16"></text:span></text:p>
          </table:table-cell>
        </table:table-row>
        <table:table-row table:style-name="Table1.1">
          <table:table-cell table:style-name="Table1.A238" office:value-type="string">
            <text:p text:style-name="P9"><text:span text:style-name="T25">بێجامە</text:span></text:p>
          </table:table-cell>
          <table:table-cell table:style-name="Table1.B126" office:value-type="string">
            <text:p text:style-name="P4"><text:span text:style-name="T16"></text:span></text:p>
          </table:table-cell>
        </table:table-row>
        <table:table-row table:style-name="Table1.1">
          <table:table-cell table:style-name="Table1.A239" office:value-type="string">
            <text:p text:style-name="P9"><text:span text:style-name="T25">کڵاش</text:span></text:p>
          </table:table-cell>
          <table:table-cell table:style-name="Table1.B126" office:value-type="string">
            <text:p text:style-name="P4"><text:span text:style-name="T16"></text:span></text:p>
          </table:table-cell>
        </table:table-row>
        <table:table-row table:style-name="Table1.1">
          <table:table-cell table:style-name="Table1.A240" office:value-type="string">
            <text:p text:style-name="P9"><text:span text:style-name="T25">پۆتین</text:span></text:p>
          </table:table-cell>
          <table:table-cell table:style-name="Table1.B126" office:value-type="string">
            <text:p text:style-name="P4"><text:span text:style-name="T16"></text:span></text:p>
          </table:table-cell>
        </table:table-row>
        <table:table-row table:style-name="Table1.1">
          <table:table-cell table:style-name="Table1.A241" office:value-type="string">
            <text:p text:style-name="P10"><text:span text:style-name="T2">People with special needs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242" office:value-type="string">
            <text:p text:style-name="P9"><text:span text:style-name="T25">کەم ئەندام</text:span></text:p>
          </table:table-cell>
          <table:table-cell table:style-name="Table1.B126" office:value-type="string">
            <text:p text:style-name="P4"><text:span text:style-name="T16"></text:span></text:p>
          </table:table-cell>
        </table:table-row>
        <text:soft-page-break/>
        <table:table-row table:style-name="Table1.1">
          <table:table-cell table:style-name="Table1.A243" office:value-type="string">
            <text:p text:style-name="P9"><text:span text:style-name="T25">کەڕ</text:span></text:p>
          </table:table-cell>
          <table:table-cell table:style-name="Table1.B126" office:value-type="string">
            <text:p text:style-name="P4"><text:span text:style-name="T16"></text:span></text:p>
          </table:table-cell>
        </table:table-row>
        <table:table-row table:style-name="Table1.1">
          <table:table-cell table:style-name="Table1.A244" office:value-type="string">
            <text:p text:style-name="P9"><text:span text:style-name="T25">ڵاڵ</text:span></text:p>
          </table:table-cell>
          <table:table-cell table:style-name="Table1.B126" office:value-type="string">
            <text:p text:style-name="P4"><text:span text:style-name="T16"></text:span></text:p>
          </table:table-cell>
        </table:table-row>
        <table:table-row table:style-name="Table1.1">
          <table:table-cell table:style-name="Table1.A245" office:value-type="string">
            <text:p text:style-name="P9"><text:span text:style-name="T25">نابینا</text:span></text:p>
          </table:table-cell>
          <table:table-cell table:style-name="Table1.B126" office:value-type="string">
            <text:p text:style-name="P4"><text:span text:style-name="T16"></text:span></text:p>
          </table:table-cell>
        </table:table-row>
        <table:table-row table:style-name="Table1.1">
          <table:table-cell table:style-name="Table1.A246" office:value-type="string">
            <text:p text:style-name="P10"><text:span text:style-name="T2">School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247" office:value-type="string">
            <text:p text:style-name="P9"><text:span text:style-name="T29">قوتابخانە</text:span></text:p>
          </table:table-cell>
          <table:table-cell table:style-name="Table1.B126" office:value-type="string">
            <text:p text:style-name="P4"><text:span text:style-name="T16"></text:span></text:p>
          </table:table-cell>
        </table:table-row>
        <table:table-row table:style-name="Table1.1">
          <table:table-cell table:style-name="Table1.A248" office:value-type="string">
            <text:p text:style-name="P9"><text:span text:style-name="T25">باخچەی ساوایان</text:span></text:p>
          </table:table-cell>
          <table:table-cell table:style-name="Table1.B126" office:value-type="string">
            <text:p text:style-name="P4"><text:span text:style-name="T16"></text:span></text:p>
          </table:table-cell>
        </table:table-row>
        <table:table-row table:style-name="Table1.1">
          <table:table-cell table:style-name="Table1.A249" office:value-type="string">
            <text:p text:style-name="P9"><text:span text:style-name="T25">سەرەتایی</text:span></text:p>
          </table:table-cell>
          <table:table-cell table:style-name="Table1.B126" office:value-type="string">
            <text:p text:style-name="P6"><text:span text:style-name="T16"></text:span></text:p>
          </table:table-cell>
        </table:table-row>
        <table:table-row table:style-name="Table1.1">
          <table:table-cell table:style-name="Table1.A250" office:value-type="string">
            <text:p text:style-name="P9"><text:span text:style-name="T25">ناوەندی</text:span></text:p>
          </table:table-cell>
          <table:table-cell table:style-name="Table1.B126" office:value-type="string">
            <text:p text:style-name="P4"><text:span text:style-name="T16"></text:span></text:p>
          </table:table-cell>
        </table:table-row>
        <table:table-row table:style-name="Table1.1">
          <table:table-cell table:style-name="Table1.A251" office:value-type="string">
            <text:p text:style-name="P9"><text:span text:style-name="T25">ئامادەیی</text:span></text:p>
          </table:table-cell>
          <table:table-cell table:style-name="Table1.B126" office:value-type="string">
            <text:p text:style-name="P4"><text:span text:style-name="T16"></text:span></text:p>
          </table:table-cell>
        </table:table-row>
        <table:table-row table:style-name="Table1.1">
          <table:table-cell table:style-name="Table1.A252" office:value-type="string">
            <text:p text:style-name="P9"><text:span text:style-name="T25">پۆڵ</text:span></text:p>
          </table:table-cell>
          <table:table-cell table:style-name="Table1.B126" office:value-type="string">
            <text:p text:style-name="P4"><text:span text:style-name="T16"></text:span></text:p>
          </table:table-cell>
        </table:table-row>
        <table:table-row table:style-name="Table1.1">
          <table:table-cell table:style-name="Table1.A253" office:value-type="string">
            <text:p text:style-name="P9"><text:span text:style-name="T25">قوتابی</text:span></text:p>
          </table:table-cell>
          <table:table-cell table:style-name="Table1.B126" office:value-type="string">
            <text:p text:style-name="P4"><text:span text:style-name="T16"></text:span></text:p>
          </table:table-cell>
        </table:table-row>
        <table:table-row table:style-name="Table1.1">
          <table:table-cell table:style-name="Table1.A254" office:value-type="string">
            <text:p text:style-name="P9"><text:span text:style-name="T25">تەختەڕەش</text:span></text:p>
          </table:table-cell>
          <table:table-cell table:style-name="Table1.B126" office:value-type="string">
            <text:p text:style-name="P4"><text:span text:style-name="T16"></text:span></text:p>
          </table:table-cell>
        </table:table-row>
        <table:table-row table:style-name="Table1.1">
          <table:table-cell table:style-name="Table1.A255" office:value-type="string">
            <text:p text:style-name="P9"><text:span text:style-name="T25">تەختە</text:span></text:p>
          </table:table-cell>
          <table:table-cell table:style-name="Table1.B126" office:value-type="string">
            <text:p text:style-name="P4"><text:span text:style-name="T16"></text:span></text:p>
          </table:table-cell>
        </table:table-row>
        <table:table-row table:style-name="Table1.1">
          <table:table-cell table:style-name="Table1.A256" office:value-type="string">
            <text:p text:style-name="P9"><text:span text:style-name="T25">تەباشیر</text:span></text:p>
          </table:table-cell>
          <table:table-cell table:style-name="Table1.B126" office:value-type="string">
            <text:p text:style-name="P4"><text:span text:style-name="T16"></text:span></text:p>
          </table:table-cell>
        </table:table-row>
        <table:table-row table:style-name="Table1.1">
          <table:table-cell table:style-name="Table1.A257" office:value-type="string">
            <text:p text:style-name="P9"><text:span text:style-name="T25">وانە</text:span></text:p>
          </table:table-cell>
          <table:table-cell table:style-name="Table1.B126" office:value-type="string">
            <text:p text:style-name="P4"><text:span text:style-name="T16"></text:span></text:p>
          </table:table-cell>
        </table:table-row>
        <table:table-row table:style-name="Table1.1">
          <table:table-cell table:style-name="Table1.A258" office:value-type="string">
            <text:p text:style-name="P9"><text:span text:style-name="T25">کتێبخانە</text:span></text:p>
          </table:table-cell>
          <table:table-cell table:style-name="Table1.B126" office:value-type="string">
            <text:p text:style-name="P4"><text:span text:style-name="T16"></text:span></text:p>
          </table:table-cell>
        </table:table-row>
        <table:table-row table:style-name="Table1.1">
          <table:table-cell table:style-name="Table1.A259" office:value-type="string">
            <text:p text:style-name="P10"><text:span text:style-name="T2">Verbs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260" office:value-type="string">
            <text:p text:style-name="P9"><text:span text:style-name="T25">دان/بەخشین</text:span></text:p>
          </table:table-cell>
          <table:table-cell table:style-name="Table1.B126" office:value-type="string">
            <text:p text:style-name="P4"><text:span text:style-name="T16"></text:span></text:p>
          </table:table-cell>
        </table:table-row>
        <table:table-row table:style-name="Table1.1">
          <table:table-cell table:style-name="Table1.A261" office:value-type="string">
            <text:p text:style-name="P9"><text:span text:style-name="T25">ئازاردان</text:span></text:p>
          </table:table-cell>
          <table:table-cell table:style-name="Table1.B126" office:value-type="string">
            <text:p text:style-name="P4"><text:span text:style-name="T16"></text:span></text:p>
          </table:table-cell>
        </table:table-row>
        <table:table-row table:style-name="Table1.1">
          <table:table-cell table:style-name="Table1.A262" office:value-type="string">
            <text:p text:style-name="P9"><text:span text:style-name="T25">ئاودان</text:span></text:p>
          </table:table-cell>
          <table:table-cell table:style-name="Table1.B126" office:value-type="string">
            <text:p text:style-name="P4"><text:span text:style-name="T16"></text:span></text:p>
          </table:table-cell>
        </table:table-row>
        <table:table-row table:style-name="Table1.1">
          <table:table-cell table:style-name="Table1.A263" office:value-type="string">
            <text:p text:style-name="P9"><text:span text:style-name="T25">بازدان</text:span></text:p>
          </table:table-cell>
          <table:table-cell table:style-name="Table1.B126" office:value-type="string">
            <text:p text:style-name="P4"><text:span text:style-name="T16"></text:span></text:p>
          </table:table-cell>
        </table:table-row>
        <table:table-row table:style-name="Table1.1">
          <table:table-cell table:style-name="Table1.A264" office:value-type="string">
            <text:p text:style-name="P9"><text:span text:style-name="T25">پارەدان</text:span></text:p>
          </table:table-cell>
          <table:table-cell table:style-name="Table1.B126" office:value-type="string">
            <text:p text:style-name="P4"><text:span text:style-name="T16"></text:span></text:p>
          </table:table-cell>
        </table:table-row>
        <table:table-row table:style-name="Table1.1">
          <table:table-cell table:style-name="Table1.A265" office:value-type="string">
            <text:p text:style-name="P9"><text:span text:style-name="T25">پاڵ دان</text:span></text:p>
          </table:table-cell>
          <table:table-cell table:style-name="Table1.B126" office:value-type="string">
            <text:p text:style-name="P4"><text:span text:style-name="T16"></text:span></text:p>
          </table:table-cell>
        </table:table-row>
        <table:table-row table:style-name="Table1.1">
          <table:table-cell table:style-name="Table1.A266" office:value-type="string">
            <text:p text:style-name="P9"><text:span text:style-name="T25">پیشاندان</text:span></text:p>
          </table:table-cell>
          <table:table-cell table:style-name="Table1.B126" office:value-type="string">
            <text:p text:style-name="P4"><text:span text:style-name="T16"></text:span></text:p>
          </table:table-cell>
        </table:table-row>
        <table:table-row table:style-name="Table1.1">
          <table:table-cell table:style-name="Table1.A267" office:value-type="string">
            <text:p text:style-name="P9"><text:span text:style-name="T25">پێک دادان</text:span></text:p>
          </table:table-cell>
          <table:table-cell table:style-name="Table1.B126" office:value-type="string">
            <text:p text:style-name="P4"><text:span text:style-name="T16"></text:span></text:p>
          </table:table-cell>
        </table:table-row>
        <table:table-row table:style-name="Table1.1">
          <table:table-cell table:style-name="Table1.A268" office:value-type="string">
            <text:p text:style-name="P9"><text:span text:style-name="T25">دەرس دان</text:span></text:p>
          </table:table-cell>
          <table:table-cell table:style-name="Table1.B126" office:value-type="string">
            <text:p text:style-name="P4"><text:span text:style-name="T16"></text:span></text:p>
          </table:table-cell>
        </table:table-row>
        <table:table-row table:style-name="Table1.1">
          <table:table-cell table:style-name="Table1.A269" office:value-type="string">
            <text:p text:style-name="P9"><text:span text:style-name="T25">دەست لێ دان</text:span></text:p>
          </table:table-cell>
          <table:table-cell table:style-name="Table1.B126" office:value-type="string">
            <text:p text:style-name="P4"><text:span text:style-name="T16"></text:span></text:p>
          </table:table-cell>
        </table:table-row>
        <text:soft-page-break/>
        <table:table-row table:style-name="Table1.1">
          <table:table-cell table:style-name="Table1.A270" office:value-type="string">
            <text:p text:style-name="P9"><text:span text:style-name="T25">سەوڵ لێ دان</text:span></text:p>
          </table:table-cell>
          <table:table-cell table:style-name="Table1.B126" office:value-type="string">
            <text:p text:style-name="P4"><text:span text:style-name="T16"></text:span></text:p>
          </table:table-cell>
        </table:table-row>
        <table:table-row table:style-name="Table1.1">
          <table:table-cell table:style-name="Table1.A271" office:value-type="string">
            <text:p text:style-name="P9"><text:span text:style-name="T25">سزادان</text:span></text:p>
          </table:table-cell>
          <table:table-cell table:style-name="Table1.B126" office:value-type="string">
            <text:p text:style-name="P4"><text:span text:style-name="T16"></text:span></text:p>
          </table:table-cell>
        </table:table-row>
        <table:table-row table:style-name="Table1.1">
          <table:table-cell table:style-name="Table1.A272" office:value-type="string">
            <text:p text:style-name="P9"><text:span text:style-name="T25">شایەتی دان</text:span></text:p>
          </table:table-cell>
          <table:table-cell table:style-name="Table1.B126" office:value-type="string">
            <text:p text:style-name="P4"><text:span text:style-name="T16"></text:span></text:p>
          </table:table-cell>
        </table:table-row>
        <table:table-row table:style-name="Table1.1">
          <table:table-cell table:style-name="Table1.A273" office:value-type="string">
            <text:p text:style-name="P9"><text:span text:style-name="T25">گرێ دان</text:span></text:p>
          </table:table-cell>
          <table:table-cell table:style-name="Table1.B126" office:value-type="string">
            <text:p text:style-name="P4"><text:span text:style-name="T16"></text:span></text:p>
          </table:table-cell>
        </table:table-row>
        <table:table-row table:style-name="Table1.1">
          <table:table-cell table:style-name="Table1.A274" office:value-type="string">
            <text:p text:style-name="P9"><text:span text:style-name="T25">غاردان</text:span></text:p>
          </table:table-cell>
          <table:table-cell table:style-name="Table1.B126" office:value-type="string">
            <text:p text:style-name="P4"><text:span text:style-name="T16"></text:span></text:p>
          </table:table-cell>
        </table:table-row>
        <table:table-row table:style-name="Table1.1">
          <table:table-cell table:style-name="Table1.A275" office:value-type="string">
            <text:p text:style-name="P9"><text:span text:style-name="T25">فڕێ دان</text:span></text:p>
          </table:table-cell>
          <table:table-cell table:style-name="Table1.B126" office:value-type="string">
            <text:p text:style-name="P4"><text:span text:style-name="T16"></text:span></text:p>
          </table:table-cell>
        </table:table-row>
        <table:table-row table:style-name="Table1.1">
          <table:table-cell table:style-name="Table1.A276" office:value-type="string">
            <text:p text:style-name="P9"><text:span text:style-name="T25">قووت دان</text:span></text:p>
          </table:table-cell>
          <table:table-cell table:style-name="Table1.B126" office:value-type="string">
            <text:p text:style-name="P4"><text:span text:style-name="T16"></text:span></text:p>
          </table:table-cell>
        </table:table-row>
        <table:table-row table:style-name="Table1.1">
          <table:table-cell table:style-name="Table1.A277" office:value-type="string">
            <text:p text:style-name="P9"><text:span text:style-name="T25">هاندان</text:span></text:p>
          </table:table-cell>
          <table:table-cell table:style-name="Table1.B126" office:value-type="string">
            <text:p text:style-name="P4"><text:span text:style-name="T16"></text:span></text:p>
          </table:table-cell>
        </table:table-row>
        <table:table-row table:style-name="Table1.1">
          <table:table-cell table:style-name="Table1.A278" office:value-type="string">
            <text:p text:style-name="P9"><text:span text:style-name="T25">هەوڵ دان</text:span></text:p>
          </table:table-cell>
          <table:table-cell table:style-name="Table1.B126" office:value-type="string">
            <text:p text:style-name="P4"><text:span text:style-name="T16"></text:span></text:p>
          </table:table-cell>
        </table:table-row>
        <table:table-row table:style-name="Table1.1">
          <table:table-cell table:style-name="Table1.A279" office:value-type="string">
            <text:p text:style-name="P9"><text:span text:style-name="T25">هەناسەدان</text:span></text:p>
          </table:table-cell>
          <table:table-cell table:style-name="Table1.B126" office:value-type="string">
            <text:p text:style-name="P4"><text:span text:style-name="T16"></text:span></text:p>
          </table:table-cell>
        </table:table-row>
        <table:table-row table:style-name="Table1.1">
          <table:table-cell table:style-name="Table1.A280" office:value-type="string">
            <text:p text:style-name="P9"><text:span text:style-name="T25">یارمەتی دان</text:span></text:p>
          </table:table-cell>
          <table:table-cell table:style-name="Table1.B126" office:value-type="string">
            <text:p text:style-name="P4"><text:span text:style-name="T16"></text:span></text:p>
          </table:table-cell>
        </table:table-row>
        <table:table-row table:style-name="Table1.1">
          <table:table-cell table:style-name="Table1.A281" office:value-type="string">
            <text:p text:style-name="P9"><text:span text:style-name="T25">تەلاق دان</text:span></text:p>
          </table:table-cell>
          <table:table-cell table:style-name="Table1.B126" office:value-type="string">
            <text:p text:style-name="P4"><text:span text:style-name="T16"></text:span></text:p>
          </table:table-cell>
        </table:table-row>
        <table:table-row table:style-name="Table1.1">
          <table:table-cell table:style-name="Table1.A282" office:value-type="string">
            <text:p text:style-name="P9"><text:span text:style-name="T25">هێنان</text:span></text:p>
          </table:table-cell>
          <table:table-cell table:style-name="Table1.B126" office:value-type="string">
            <text:p text:style-name="P4"><text:span text:style-name="T16"></text:span></text:p>
          </table:table-cell>
        </table:table-row>
        <table:table-row table:style-name="Table1.1">
          <table:table-cell table:style-name="Table1.A283" office:value-type="string">
            <text:p text:style-name="P9"><text:span text:style-name="T25">دەرهێنان</text:span></text:p>
          </table:table-cell>
          <table:table-cell table:style-name="Table1.B126" office:value-type="string">
            <text:p text:style-name="P4"><text:span text:style-name="T16"></text:span></text:p>
          </table:table-cell>
        </table:table-row>
        <table:table-row table:style-name="Table1.1">
          <table:table-cell table:style-name="Table1.A284" office:value-type="string">
            <text:p text:style-name="P9"><text:span text:style-name="T25">وازهێنان</text:span></text:p>
          </table:table-cell>
          <table:table-cell table:style-name="Table1.B126" office:value-type="string">
            <text:p text:style-name="P4"><text:span text:style-name="T16"></text:span></text:p>
          </table:table-cell>
        </table:table-row>
        <table:table-row table:style-name="Table1.1">
          <table:table-cell table:style-name="Table1.A285" office:value-type="string">
            <text:p text:style-name="P9"><text:span text:style-name="T25">کێشان</text:span></text:p>
          </table:table-cell>
          <table:table-cell table:style-name="Table1.B126" office:value-type="string">
            <text:p text:style-name="P4"><text:span text:style-name="T16"></text:span></text:p>
          </table:table-cell>
        </table:table-row>
        <table:table-row table:style-name="Table1.1">
          <table:table-cell table:style-name="Table1.A286" office:value-type="string">
            <text:p text:style-name="P9"><text:span text:style-name="T25">ڕاکێشان</text:span></text:p>
          </table:table-cell>
          <table:table-cell table:style-name="Table1.B126" office:value-type="string">
            <text:p text:style-name="P4"><text:span text:style-name="T16"></text:span></text:p>
          </table:table-cell>
        </table:table-row>
        <table:table-row table:style-name="Table1.1">
          <table:table-cell table:style-name="Table1.A287" office:value-type="string">
            <text:p text:style-name="P9"><text:span text:style-name="T25">بنیادنان</text:span></text:p>
          </table:table-cell>
          <table:table-cell table:style-name="Table1.B126" office:value-type="string">
            <text:p text:style-name="P4"><text:span text:style-name="T16"></text:span></text:p>
          </table:table-cell>
        </table:table-row>
        <table:table-row table:style-name="Table1.1">
          <table:table-cell table:style-name="Table1.A288" office:value-type="string">
            <text:p text:style-name="P9"><text:span text:style-name="T25">خلیسکان</text:span></text:p>
          </table:table-cell>
          <table:table-cell table:style-name="Table1.B126" office:value-type="string">
            <text:p text:style-name="P4"><text:span text:style-name="T16"></text:span></text:p>
          </table:table-cell>
        </table:table-row>
        <table:table-row table:style-name="Table1.1">
          <table:table-cell table:style-name="Table1.A289" office:value-type="string">
            <text:p text:style-name="P9"><text:span text:style-name="T25">دانان</text:span></text:p>
          </table:table-cell>
          <table:table-cell table:style-name="Table1.B126" office:value-type="string">
            <text:p text:style-name="P4"><text:span text:style-name="T16"></text:span></text:p>
          </table:table-cell>
        </table:table-row>
        <table:table-row table:style-name="Table1.1">
          <table:table-cell table:style-name="Table1.A290" office:value-type="string">
            <text:p text:style-name="P9"><text:span text:style-name="T25">دەردان</text:span></text:p>
          </table:table-cell>
          <table:table-cell table:style-name="Table1.B126" office:value-type="string">
            <text:p text:style-name="P4"><text:span text:style-name="T16"></text:span></text:p>
          </table:table-cell>
        </table:table-row>
        <table:table-row table:style-name="Table1.1">
          <table:table-cell table:style-name="Table1.A291" office:value-type="string">
            <text:p text:style-name="P9"><text:span text:style-name="T25">ژیان</text:span></text:p>
          </table:table-cell>
          <table:table-cell table:style-name="Table1.B126" office:value-type="string">
            <text:p text:style-name="P4"><text:span text:style-name="T16"></text:span></text:p>
          </table:table-cell>
        </table:table-row>
        <table:table-row table:style-name="Table1.1">
          <table:table-cell table:style-name="Table1.A292" office:value-type="string">
            <text:p text:style-name="P9"><text:span text:style-name="T25">ڕووخان</text:span></text:p>
          </table:table-cell>
          <table:table-cell table:style-name="Table1.B126" office:value-type="string">
            <text:p text:style-name="P4"><text:span text:style-name="T16"></text:span></text:p>
          </table:table-cell>
        </table:table-row>
        <table:table-row table:style-name="Table1.1">
          <table:table-cell table:style-name="Table1.A293" office:value-type="string">
            <text:p text:style-name="P9"><text:span text:style-name="T25">سەرسووڕمان</text:span></text:p>
          </table:table-cell>
          <table:table-cell table:style-name="Table1.B126" office:value-type="string">
            <text:p text:style-name="P4"><text:span text:style-name="T16"></text:span></text:p>
          </table:table-cell>
        </table:table-row>
        <table:table-row table:style-name="Table1.1">
          <table:table-cell table:style-name="Table1.A294" office:value-type="string">
            <text:p text:style-name="P9"><text:span text:style-name="T25">سووڕانەوە</text:span></text:p>
          </table:table-cell>
          <table:table-cell table:style-name="Table1.B126" office:value-type="string">
            <text:p text:style-name="P4"><text:span text:style-name="T16"></text:span></text:p>
          </table:table-cell>
        </table:table-row>
        <table:table-row table:style-name="Table1.1">
          <table:table-cell table:style-name="Table1.A295" office:value-type="string">
            <text:p text:style-name="P9"><text:span text:style-name="T25">گەڕانەوە</text:span></text:p>
          </table:table-cell>
          <table:table-cell table:style-name="Table1.B126" office:value-type="string">
            <text:p text:style-name="P4"><text:span text:style-name="T16"></text:span></text:p>
          </table:table-cell>
        </table:table-row>
        <table:table-row table:style-name="Table1.1">
          <table:table-cell table:style-name="Table1.A296" office:value-type="string">
            <text:p text:style-name="P9"><text:span text:style-name="T25">گڕیان</text:span></text:p>
          </table:table-cell>
          <table:table-cell table:style-name="Table1.B126" office:value-type="string">
            <text:p text:style-name="P4"><text:span text:style-name="T16"></text:span></text:p>
          </table:table-cell>
        </table:table-row>
        <text:soft-page-break/>
        <table:table-row table:style-name="Table1.1">
          <table:table-cell table:style-name="Table1.A297" office:value-type="string">
            <text:p text:style-name="P9"><text:span text:style-name="T29">لەخەو هەڵسان</text:span></text:p>
          </table:table-cell>
          <table:table-cell table:style-name="Table1.B126" office:value-type="string">
            <text:p text:style-name="P4"><text:span text:style-name="T16"></text:span></text:p>
          </table:table-cell>
        </table:table-row>
        <table:table-row table:style-name="Table1.1">
          <table:table-cell table:style-name="Table1.A298" office:value-type="string">
            <text:p text:style-name="P9"><text:span text:style-name="T25">هەستان</text:span></text:p>
          </table:table-cell>
          <table:table-cell table:style-name="Table1.B126" office:value-type="string">
            <text:p text:style-name="P4"><text:span text:style-name="T16"></text:span></text:p>
          </table:table-cell>
        </table:table-row>
        <table:table-row table:style-name="Table1.1">
          <table:table-cell table:style-name="Table1.A299" office:value-type="string">
            <text:p text:style-name="P10"><text:span text:style-name="T2">Engineering and Mathematics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300">
          <table:table-cell table:style-name="Table1.A300" office:value-type="string">
            <text:p text:style-name="P9"><text:span text:style-name="T25">بیرکاری</text:span></text:p>
          </table:table-cell>
          <table:table-cell table:style-name="Table1.B126" office:value-type="string">
            <text:p text:style-name="P4"><text:span text:style-name="T16"></text:span></text:p>
          </table:table-cell>
        </table:table-row>
        <table:table-row table:style-name="Table1.1">
          <table:table-cell table:style-name="Table1.A301" office:value-type="string">
            <text:p text:style-name="P9"><text:span text:style-name="T25">سفر</text:span></text:p>
          </table:table-cell>
          <table:table-cell table:style-name="Table1.B126" office:value-type="string">
            <text:p text:style-name="P4"><text:span text:style-name="T16"></text:span></text:p>
          </table:table-cell>
        </table:table-row>
        <table:table-row table:style-name="Table1.1">
          <table:table-cell table:style-name="Table1.A302" office:value-type="string">
            <text:p text:style-name="P9"><text:span text:style-name="T25">یەک</text:span></text:p>
          </table:table-cell>
          <table:table-cell table:style-name="Table1.B126" office:value-type="string">
            <text:p text:style-name="P4"><text:span text:style-name="T16"></text:span></text:p>
          </table:table-cell>
        </table:table-row>
        <table:table-row table:style-name="Table1.1">
          <table:table-cell table:style-name="Table1.A303" office:value-type="string">
            <text:p text:style-name="P9"><text:span text:style-name="T25">دوو</text:span></text:p>
          </table:table-cell>
          <table:table-cell table:style-name="Table1.B126" office:value-type="string">
            <text:p text:style-name="P4"><text:span text:style-name="T16"></text:span></text:p>
          </table:table-cell>
        </table:table-row>
        <table:table-row table:style-name="Table1.1">
          <table:table-cell table:style-name="Table1.A304" office:value-type="string">
            <text:p text:style-name="P9"><text:span text:style-name="T25">سێ</text:span></text:p>
          </table:table-cell>
          <table:table-cell table:style-name="Table1.B126" office:value-type="string">
            <text:p text:style-name="P4"><text:span text:style-name="T16"></text:span></text:p>
          </table:table-cell>
        </table:table-row>
        <table:table-row table:style-name="Table1.1">
          <table:table-cell table:style-name="Table1.A305" office:value-type="string">
            <text:p text:style-name="P9"><text:span text:style-name="T25">چوار</text:span></text:p>
          </table:table-cell>
          <table:table-cell table:style-name="Table1.B126" office:value-type="string">
            <text:p text:style-name="P4"><text:span text:style-name="T16"></text:span></text:p>
          </table:table-cell>
        </table:table-row>
        <table:table-row table:style-name="Table1.1">
          <table:table-cell table:style-name="Table1.A306" office:value-type="string">
            <text:p text:style-name="P9"><text:span text:style-name="T25">پێنج</text:span></text:p>
          </table:table-cell>
          <table:table-cell table:style-name="Table1.B126" office:value-type="string">
            <text:p text:style-name="P4"><text:span text:style-name="T16"></text:span></text:p>
          </table:table-cell>
        </table:table-row>
        <table:table-row table:style-name="Table1.1">
          <table:table-cell table:style-name="Table1.A307" office:value-type="string">
            <text:p text:style-name="P9"><text:span text:style-name="T25">شەش</text:span></text:p>
          </table:table-cell>
          <table:table-cell table:style-name="Table1.B126" office:value-type="string">
            <text:p text:style-name="P4"><text:span text:style-name="T16"></text:span></text:p>
          </table:table-cell>
        </table:table-row>
        <table:table-row table:style-name="Table1.1">
          <table:table-cell table:style-name="Table1.A308" office:value-type="string">
            <text:p text:style-name="P9"><text:span text:style-name="T25">حەوت</text:span></text:p>
          </table:table-cell>
          <table:table-cell table:style-name="Table1.B126" office:value-type="string">
            <text:p text:style-name="P4"><text:span text:style-name="T16"></text:span></text:p>
          </table:table-cell>
        </table:table-row>
        <table:table-row table:style-name="Table1.1">
          <table:table-cell table:style-name="Table1.A309" office:value-type="string">
            <text:p text:style-name="P9"><text:span text:style-name="T25">هەشت</text:span></text:p>
          </table:table-cell>
          <table:table-cell table:style-name="Table1.B126" office:value-type="string">
            <text:p text:style-name="P4"><text:span text:style-name="T16"></text:span></text:p>
          </table:table-cell>
        </table:table-row>
        <table:table-row table:style-name="Table1.1">
          <table:table-cell table:style-name="Table1.A310" office:value-type="string">
            <text:p text:style-name="P9"><text:span text:style-name="T25">نۆ</text:span></text:p>
          </table:table-cell>
          <table:table-cell table:style-name="Table1.B126" office:value-type="string">
            <text:p text:style-name="P4"><text:span text:style-name="T16"></text:span></text:p>
          </table:table-cell>
        </table:table-row>
        <table:table-row table:style-name="Table1.1">
          <table:table-cell table:style-name="Table1.A311" office:value-type="string">
            <text:p text:style-name="P9"><text:span text:style-name="T25">دە</text:span></text:p>
          </table:table-cell>
          <table:table-cell table:style-name="Table1.B126" office:value-type="string">
            <text:p text:style-name="P4"><text:span text:style-name="T16"></text:span></text:p>
          </table:table-cell>
        </table:table-row>
        <table:table-row table:style-name="Table1.1">
          <table:table-cell table:style-name="Table1.A312" office:value-type="string">
            <text:p text:style-name="P9"><text:span text:style-name="T25">یانزە</text:span></text:p>
          </table:table-cell>
          <table:table-cell table:style-name="Table1.B126" office:value-type="string">
            <text:p text:style-name="P4"><text:span text:style-name="T16"></text:span></text:p>
          </table:table-cell>
        </table:table-row>
        <table:table-row table:style-name="Table1.1">
          <table:table-cell table:style-name="Table1.A313" office:value-type="string">
            <text:p text:style-name="P9"><text:span text:style-name="T25">دوانزە</text:span></text:p>
          </table:table-cell>
          <table:table-cell table:style-name="Table1.B126" office:value-type="string">
            <text:p text:style-name="P4"><text:span text:style-name="T16"></text:span></text:p>
          </table:table-cell>
        </table:table-row>
        <table:table-row table:style-name="Table1.1">
          <table:table-cell table:style-name="Table1.A314" office:value-type="string">
            <text:p text:style-name="P9"><text:span text:style-name="T25">سێزدە</text:span></text:p>
          </table:table-cell>
          <table:table-cell table:style-name="Table1.B126" office:value-type="string">
            <text:p text:style-name="P4"><text:span text:style-name="T16"></text:span></text:p>
          </table:table-cell>
        </table:table-row>
        <table:table-row table:style-name="Table1.1">
          <table:table-cell table:style-name="Table1.A315" office:value-type="string">
            <text:p text:style-name="P9"><text:span text:style-name="T25">چواردە</text:span></text:p>
          </table:table-cell>
          <table:table-cell table:style-name="Table1.B126" office:value-type="string">
            <text:p text:style-name="P4"><text:span text:style-name="T16"></text:span></text:p>
          </table:table-cell>
        </table:table-row>
        <table:table-row table:style-name="Table1.1">
          <table:table-cell table:style-name="Table1.A316" office:value-type="string">
            <text:p text:style-name="P9"><text:span text:style-name="T25">پانزە</text:span></text:p>
          </table:table-cell>
          <table:table-cell table:style-name="Table1.B126" office:value-type="string">
            <text:p text:style-name="P4"><text:span text:style-name="T16"></text:span></text:p>
          </table:table-cell>
        </table:table-row>
        <table:table-row table:style-name="Table1.1">
          <table:table-cell table:style-name="Table1.A317" office:value-type="string">
            <text:p text:style-name="P9"><text:span text:style-name="T25">شانزە</text:span></text:p>
          </table:table-cell>
          <table:table-cell table:style-name="Table1.B126" office:value-type="string">
            <text:p text:style-name="P4"><text:span text:style-name="T16"></text:span></text:p>
          </table:table-cell>
        </table:table-row>
        <table:table-row table:style-name="Table1.1">
          <table:table-cell table:style-name="Table1.A318" office:value-type="string">
            <text:p text:style-name="P9"><text:span text:style-name="T25">حەڤدە</text:span></text:p>
          </table:table-cell>
          <table:table-cell table:style-name="Table1.B126" office:value-type="string">
            <text:p text:style-name="P4"><text:span text:style-name="T16"></text:span></text:p>
          </table:table-cell>
        </table:table-row>
        <table:table-row table:style-name="Table1.1">
          <table:table-cell table:style-name="Table1.A319" office:value-type="string">
            <text:p text:style-name="P9"><text:span text:style-name="T25">هەژدە</text:span></text:p>
          </table:table-cell>
          <table:table-cell table:style-name="Table1.B126" office:value-type="string">
            <text:p text:style-name="P4"><text:span text:style-name="T16"></text:span></text:p>
          </table:table-cell>
        </table:table-row>
        <table:table-row table:style-name="Table1.1">
          <table:table-cell table:style-name="Table1.A320" office:value-type="string">
            <text:p text:style-name="P9"><text:span text:style-name="T25">نۆزدە</text:span></text:p>
          </table:table-cell>
          <table:table-cell table:style-name="Table1.B126" office:value-type="string">
            <text:p text:style-name="P4"><text:span text:style-name="T16"></text:span></text:p>
          </table:table-cell>
        </table:table-row>
        <table:table-row table:style-name="Table1.1">
          <table:table-cell table:style-name="Table1.A321" office:value-type="string">
            <text:p text:style-name="P9"><text:span text:style-name="T25">بیست</text:span></text:p>
          </table:table-cell>
          <table:table-cell table:style-name="Table1.B126" office:value-type="string">
            <text:p text:style-name="P4"><text:span text:style-name="T16"></text:span></text:p>
          </table:table-cell>
        </table:table-row>
        <table:table-row table:style-name="Table1.1">
          <table:table-cell table:style-name="Table1.A322" office:value-type="string">
            <text:p text:style-name="P9"><text:span text:style-name="T25">بیست و یەک</text:span></text:p>
          </table:table-cell>
          <table:table-cell table:style-name="Table1.B126" office:value-type="string">
            <text:p text:style-name="P4"><text:span text:style-name="T16"></text:span><text:span text:style-name="T17"></text:span></text:p>
          </table:table-cell>
        </table:table-row>
        <table:table-row table:style-name="Table1.1">
          <table:table-cell table:style-name="Table1.A323" office:value-type="string">
            <text:p text:style-name="P9"><text:span text:style-name="T25">بیست و دوو</text:span></text:p>
          </table:table-cell>
          <table:table-cell table:style-name="Table1.B126" office:value-type="string">
            <text:p text:style-name="P4"><text:span text:style-name="T16"></text:span></text:p>
          </table:table-cell>
        </table:table-row>
        <text:soft-page-break/>
        <table:table-row table:style-name="Table1.1">
          <table:table-cell table:style-name="Table1.A324" office:value-type="string">
            <text:p text:style-name="P9"><text:span text:style-name="T25">بیست و سێ</text:span></text:p>
          </table:table-cell>
          <table:table-cell table:style-name="Table1.B126" office:value-type="string">
            <text:p text:style-name="P4"><text:span text:style-name="T16"></text:span></text:p>
          </table:table-cell>
        </table:table-row>
        <table:table-row table:style-name="Table1.1">
          <table:table-cell table:style-name="Table1.A325" office:value-type="string">
            <text:p text:style-name="P9"><text:span text:style-name="T25">بیست و چوار</text:span></text:p>
          </table:table-cell>
          <table:table-cell table:style-name="Table1.B126" office:value-type="string">
            <text:p text:style-name="P4"><text:span text:style-name="T16"></text:span></text:p>
          </table:table-cell>
        </table:table-row>
        <table:table-row table:style-name="Table1.1">
          <table:table-cell table:style-name="Table1.A326" office:value-type="string">
            <text:p text:style-name="P9"><text:span text:style-name="T25">بیست و پێنج</text:span></text:p>
          </table:table-cell>
          <table:table-cell table:style-name="Table1.B126" office:value-type="string">
            <text:p text:style-name="P4"><text:span text:style-name="T16"></text:span></text:p>
          </table:table-cell>
        </table:table-row>
        <table:table-row table:style-name="Table1.1">
          <table:table-cell table:style-name="Table1.A327" office:value-type="string">
            <text:p text:style-name="P9"><text:span text:style-name="T25">بیست و شەش</text:span></text:p>
          </table:table-cell>
          <table:table-cell table:style-name="Table1.B126" office:value-type="string">
            <text:p text:style-name="P4"><text:span text:style-name="T16"></text:span></text:p>
          </table:table-cell>
        </table:table-row>
        <table:table-row table:style-name="Table1.1">
          <table:table-cell table:style-name="Table1.A328" office:value-type="string">
            <text:p text:style-name="P9"><text:span text:style-name="T25">بیست و حەوت</text:span></text:p>
          </table:table-cell>
          <table:table-cell table:style-name="Table1.B126" office:value-type="string">
            <text:p text:style-name="P4"><text:span text:style-name="T16"></text:span></text:p>
          </table:table-cell>
        </table:table-row>
        <table:table-row table:style-name="Table1.1">
          <table:table-cell table:style-name="Table1.A329" office:value-type="string">
            <text:p text:style-name="P9"><text:span text:style-name="T25">بیست و هەشت</text:span></text:p>
          </table:table-cell>
          <table:table-cell table:style-name="Table1.B126" office:value-type="string">
            <text:p text:style-name="P4"><text:span text:style-name="T16"></text:span></text:p>
          </table:table-cell>
        </table:table-row>
        <table:table-row table:style-name="Table1.1">
          <table:table-cell table:style-name="Table1.A330" office:value-type="string">
            <text:p text:style-name="P9"><text:span text:style-name="T25">بیست و نۆ</text:span></text:p>
          </table:table-cell>
          <table:table-cell table:style-name="Table1.B126" office:value-type="string">
            <text:p text:style-name="P4"><text:span text:style-name="T16"></text:span></text:p>
          </table:table-cell>
        </table:table-row>
        <table:table-row table:style-name="Table1.1">
          <table:table-cell table:style-name="Table1.A331" office:value-type="string">
            <text:p text:style-name="P9"><text:span text:style-name="T25">سی</text:span></text:p>
          </table:table-cell>
          <table:table-cell table:style-name="Table1.B126" office:value-type="string">
            <text:p text:style-name="P4"><text:span text:style-name="T16"></text:span></text:p>
          </table:table-cell>
        </table:table-row>
        <table:table-row table:style-name="Table1.1">
          <table:table-cell table:style-name="Table1.A332" office:value-type="string">
            <text:p text:style-name="P9"><text:span text:style-name="T25">سی و یەک</text:span></text:p>
          </table:table-cell>
          <table:table-cell table:style-name="Table1.B126" office:value-type="string">
            <text:p text:style-name="P4"><text:span text:style-name="T16"></text:span></text:p>
          </table:table-cell>
        </table:table-row>
        <table:table-row table:style-name="Table1.333">
          <table:table-cell table:style-name="Table1.A333" office:value-type="string">
            <text:p text:style-name="P9"><text:span text:style-name="T25">چل</text:span></text:p>
          </table:table-cell>
          <table:table-cell table:style-name="Table1.B126" office:value-type="string">
            <text:p text:style-name="P4"><text:span text:style-name="T16"></text:span></text:p>
          </table:table-cell>
        </table:table-row>
        <table:table-row table:style-name="Table1.1">
          <table:table-cell table:style-name="Table1.A334" office:value-type="string">
            <text:p text:style-name="P9"><text:span text:style-name="T25">چل و یەک</text:span></text:p>
          </table:table-cell>
          <table:table-cell table:style-name="Table1.B126" office:value-type="string">
            <text:p text:style-name="P4"><text:span text:style-name="T16"></text:span></text:p>
          </table:table-cell>
        </table:table-row>
        <table:table-row table:style-name="Table1.1">
          <table:table-cell table:style-name="Table1.A335" office:value-type="string">
            <text:p text:style-name="P9"><text:span text:style-name="T25">پەنجا</text:span></text:p>
          </table:table-cell>
          <table:table-cell table:style-name="Table1.B126" office:value-type="string">
            <text:p text:style-name="P4"><text:span text:style-name="T16"></text:span></text:p>
          </table:table-cell>
        </table:table-row>
        <table:table-row table:style-name="Table1.1">
          <table:table-cell table:style-name="Table1.A336" office:value-type="string">
            <text:p text:style-name="P9"><text:span text:style-name="T25">پەنجا و یەک</text:span></text:p>
          </table:table-cell>
          <table:table-cell table:style-name="Table1.B126" office:value-type="string">
            <text:p text:style-name="P4"><text:span text:style-name="T16"></text:span></text:p>
          </table:table-cell>
        </table:table-row>
        <table:table-row table:style-name="Table1.1">
          <table:table-cell table:style-name="Table1.A337" office:value-type="string">
            <text:p text:style-name="P9"><text:span text:style-name="T25">شەست</text:span></text:p>
          </table:table-cell>
          <table:table-cell table:style-name="Table1.B126" office:value-type="string">
            <text:p text:style-name="P4"><text:span text:style-name="T16"></text:span></text:p>
          </table:table-cell>
        </table:table-row>
        <table:table-row table:style-name="Table1.1">
          <table:table-cell table:style-name="Table1.A338" office:value-type="string">
            <text:p text:style-name="P9"><text:span text:style-name="T25">شەست و یەک</text:span></text:p>
          </table:table-cell>
          <table:table-cell table:style-name="Table1.B126" office:value-type="string">
            <text:p text:style-name="P4"><text:span text:style-name="T16"></text:span></text:p>
          </table:table-cell>
        </table:table-row>
        <table:table-row table:style-name="Table1.1">
          <table:table-cell table:style-name="Table1.A339" office:value-type="string">
            <text:p text:style-name="P9"><text:span text:style-name="T25">حەفتا</text:span></text:p>
          </table:table-cell>
          <table:table-cell table:style-name="Table1.B126" office:value-type="string">
            <text:p text:style-name="P4"><text:span text:style-name="T16"></text:span></text:p>
          </table:table-cell>
        </table:table-row>
        <table:table-row table:style-name="Table1.1">
          <table:table-cell table:style-name="Table1.A340" office:value-type="string">
            <text:p text:style-name="P9"><text:span text:style-name="T25">حەفتا و یەک</text:span></text:p>
          </table:table-cell>
          <table:table-cell table:style-name="Table1.B126" office:value-type="string">
            <text:p text:style-name="P4"><text:span text:style-name="T16"></text:span></text:p>
          </table:table-cell>
        </table:table-row>
        <table:table-row table:style-name="Table1.1">
          <table:table-cell table:style-name="Table1.A341" office:value-type="string">
            <text:p text:style-name="P9"><text:span text:style-name="T25">هەشتا</text:span></text:p>
          </table:table-cell>
          <table:table-cell table:style-name="Table1.B126" office:value-type="string">
            <text:p text:style-name="P4"><text:span text:style-name="T16"></text:span></text:p>
          </table:table-cell>
        </table:table-row>
        <table:table-row table:style-name="Table1.1">
          <table:table-cell table:style-name="Table1.A342" office:value-type="string">
            <text:p text:style-name="P9"><text:span text:style-name="T25">هەشتا و یەک </text:span></text:p>
          </table:table-cell>
          <table:table-cell table:style-name="Table1.B126" office:value-type="string">
            <text:p text:style-name="P4"><text:span text:style-name="T16"></text:span></text:p>
          </table:table-cell>
        </table:table-row>
        <table:table-row table:style-name="Table1.1">
          <table:table-cell table:style-name="Table1.A343" office:value-type="string">
            <text:p text:style-name="P9"><text:span text:style-name="T25">نەوەد</text:span></text:p>
          </table:table-cell>
          <table:table-cell table:style-name="Table1.B126" office:value-type="string">
            <text:p text:style-name="P4"><text:span text:style-name="T16"></text:span></text:p>
          </table:table-cell>
        </table:table-row>
        <table:table-row table:style-name="Table1.1">
          <table:table-cell table:style-name="Table1.A344" office:value-type="string">
            <text:p text:style-name="P9"><text:span text:style-name="T25">نەوەد و یەک</text:span></text:p>
          </table:table-cell>
          <table:table-cell table:style-name="Table1.B126" office:value-type="string">
            <text:p text:style-name="P4"><text:span text:style-name="T16"></text:span></text:p>
          </table:table-cell>
        </table:table-row>
        <table:table-row table:style-name="Table1.1">
          <table:table-cell table:style-name="Table1.A345" office:value-type="string">
            <text:p text:style-name="P9"><text:span text:style-name="T25">سەد</text:span></text:p>
          </table:table-cell>
          <table:table-cell table:style-name="Table1.B126" office:value-type="string">
            <text:p text:style-name="P4"><text:span text:style-name="T16"></text:span></text:p>
          </table:table-cell>
        </table:table-row>
        <table:table-row table:style-name="Table1.1">
          <table:table-cell table:style-name="Table1.A346" office:value-type="string">
            <text:p text:style-name="P9"><text:span text:style-name="T25">سەد و یەک</text:span></text:p>
          </table:table-cell>
          <table:table-cell table:style-name="Table1.B126" office:value-type="string">
            <text:p text:style-name="P4"><text:span text:style-name="T16"></text:span></text:p>
          </table:table-cell>
        </table:table-row>
        <table:table-row table:style-name="Table1.1">
          <table:table-cell table:style-name="Table1.A347" office:value-type="string">
            <text:p text:style-name="P9"><text:span text:style-name="T25">هەزار</text:span></text:p>
          </table:table-cell>
          <table:table-cell table:style-name="Table1.B126" office:value-type="string">
            <text:p text:style-name="P4"><text:span text:style-name="T16"></text:span></text:p>
          </table:table-cell>
        </table:table-row>
        <table:table-row table:style-name="Table1.1">
          <table:table-cell table:style-name="Table1.A348" office:value-type="string">
            <text:p text:style-name="P9"><text:span text:style-name="T25">ملیۆن</text:span></text:p>
          </table:table-cell>
          <table:table-cell table:style-name="Table1.B126" office:value-type="string">
            <text:p text:style-name="P4"><text:span text:style-name="T16"></text:span></text:p>
          </table:table-cell>
        </table:table-row>
        <table:table-row table:style-name="Table1.1">
          <table:table-cell table:style-name="Table1.A349" office:value-type="string">
            <text:p text:style-name="P9"><text:span text:style-name="T25">ملیار</text:span></text:p>
          </table:table-cell>
          <table:table-cell table:style-name="Table1.B126" office:value-type="string">
            <text:p text:style-name="P4"><text:span text:style-name="T16"></text:span></text:p>
          </table:table-cell>
        </table:table-row>
        <table:table-row table:style-name="Table1.1">
          <table:table-cell table:style-name="Table1.A350" office:value-type="string">
            <text:p text:style-name="P9"><text:span text:style-name="T29">یەکان</text:span></text:p>
          </table:table-cell>
          <table:table-cell table:style-name="Table1.B126" office:value-type="string">
            <text:p text:style-name="P4"><text:span text:style-name="T16"></text:span></text:p>
          </table:table-cell>
        </table:table-row>
        <text:soft-page-break/>
        <table:table-row table:style-name="Table1.1">
          <table:table-cell table:style-name="Table1.A351" office:value-type="string">
            <text:p text:style-name="P9"><text:span text:style-name="T25">دەیان</text:span></text:p>
          </table:table-cell>
          <table:table-cell table:style-name="Table1.B126" office:value-type="string">
            <text:p text:style-name="P4"><text:span text:style-name="T16"></text:span></text:p>
          </table:table-cell>
        </table:table-row>
        <table:table-row table:style-name="Table1.1">
          <table:table-cell table:style-name="Table1.A352" office:value-type="string">
            <text:p text:style-name="P9"><text:span text:style-name="T25">هەزاران</text:span></text:p>
          </table:table-cell>
          <table:table-cell table:style-name="Table1.B126" office:value-type="string">
            <text:p text:style-name="P4"><text:span text:style-name="T16"></text:span></text:p>
          </table:table-cell>
        </table:table-row>
        <table:table-row table:style-name="Table1.1">
          <table:table-cell table:style-name="Table1.A353" office:value-type="string">
            <text:p text:style-name="P9"><text:span text:style-name="T25">کۆ</text:span></text:p>
          </table:table-cell>
          <table:table-cell table:style-name="Table1.B126" office:value-type="string">
            <text:p text:style-name="P4"><text:span text:style-name="T16"></text:span></text:p>
          </table:table-cell>
        </table:table-row>
        <table:table-row table:style-name="Table1.333">
          <table:table-cell table:style-name="Table1.A354" office:value-type="string">
            <text:p text:style-name="P9"><text:span text:style-name="T25">کەم</text:span></text:p>
          </table:table-cell>
          <table:table-cell table:style-name="Table1.B126" office:value-type="string">
            <text:p text:style-name="P4"><text:span text:style-name="T16"></text:span></text:p>
          </table:table-cell>
        </table:table-row>
        <table:table-row table:style-name="Table1.1">
          <table:table-cell table:style-name="Table1.A355" office:value-type="string">
            <text:p text:style-name="P9"><text:span text:style-name="T25">جاران</text:span></text:p>
          </table:table-cell>
          <table:table-cell table:style-name="Table1.B126" office:value-type="string">
            <text:p text:style-name="P4"><text:span text:style-name="T16"></text:span></text:p>
          </table:table-cell>
        </table:table-row>
        <table:table-row table:style-name="Table1.1">
          <table:table-cell table:style-name="Table1.A356" office:value-type="string">
            <text:p text:style-name="P9"><text:span text:style-name="T25">دابەش</text:span></text:p>
          </table:table-cell>
          <table:table-cell table:style-name="Table1.B126" office:value-type="string">
            <text:p text:style-name="P4"><text:span text:style-name="T16"></text:span></text:p>
          </table:table-cell>
        </table:table-row>
        <table:table-row table:style-name="Table1.1">
          <table:table-cell table:style-name="Table1.A357" office:value-type="string">
            <text:p text:style-name="P9"><text:span text:style-name="T25">یەکسان</text:span></text:p>
          </table:table-cell>
          <table:table-cell table:style-name="Table1.B126" office:value-type="string">
            <text:p text:style-name="P4"><text:span text:style-name="T16"></text:span></text:p>
          </table:table-cell>
        </table:table-row>
        <table:table-row table:style-name="Table1.1">
          <table:table-cell table:style-name="Table1.A358" office:value-type="string">
            <text:p text:style-name="P9"><text:span text:style-name="T25">ژێرە</text:span></text:p>
          </table:table-cell>
          <table:table-cell table:style-name="Table1.B126" office:value-type="string">
            <text:p text:style-name="P4"><text:span text:style-name="T16"></text:span></text:p>
          </table:table-cell>
        </table:table-row>
        <table:table-row table:style-name="Table1.1">
          <table:table-cell table:style-name="Table1.A359" office:value-type="string">
            <text:p text:style-name="P9"><text:span text:style-name="T23">دووجا</text:span></text:p>
          </table:table-cell>
          <table:table-cell table:style-name="Table1.B126" office:value-type="string">
            <text:p text:style-name="P4"><text:span text:style-name="T16"></text:span></text:p>
          </table:table-cell>
        </table:table-row>
        <table:table-row table:style-name="Table1.1">
          <table:table-cell table:style-name="Table1.A360" office:value-type="string">
            <text:p text:style-name="P10"><text:span text:style-name="T2">Science and Measuring </text:span><text:span text:style-name="T4">units</text:span><text:span text:style-name="T2">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361" office:value-type="string">
            <text:p text:style-name="P9"><text:span text:style-name="T29">زانست</text:span></text:p>
          </table:table-cell>
          <table:table-cell table:style-name="Table1.B126" office:value-type="string">
            <text:p text:style-name="P4"><text:span text:style-name="T16"></text:span></text:p>
          </table:table-cell>
        </table:table-row>
        <table:table-row table:style-name="Table1.1">
          <table:table-cell table:style-name="Table1.A362" office:value-type="string">
            <text:p text:style-name="P9"><text:span text:style-name="T25">تەکنەلۆجیا</text:span></text:p>
          </table:table-cell>
          <table:table-cell table:style-name="Table1.B126" office:value-type="string">
            <text:p text:style-name="P4"><text:span text:style-name="T16"></text:span></text:p>
          </table:table-cell>
        </table:table-row>
        <table:table-row table:style-name="Table1.1">
          <table:table-cell table:style-name="Table1.A363" office:value-type="string">
            <text:p text:style-name="P9"><text:span text:style-name="T25">کیمیا</text:span></text:p>
          </table:table-cell>
          <table:table-cell table:style-name="Table1.B126" office:value-type="string">
            <text:p text:style-name="P4"><text:span text:style-name="T16"></text:span></text:p>
          </table:table-cell>
        </table:table-row>
        <table:table-row table:style-name="Table1.1">
          <table:table-cell table:style-name="Table1.A364" office:value-type="string">
            <text:p text:style-name="P9"><text:span text:style-name="T25">کێشی زەوی</text:span></text:p>
          </table:table-cell>
          <table:table-cell table:style-name="Table1.B126" office:value-type="string">
            <text:p text:style-name="P4"><text:span text:style-name="T16"></text:span></text:p>
          </table:table-cell>
        </table:table-row>
        <table:table-row table:style-name="Table1.1">
          <table:table-cell table:style-name="Table1.A365" office:value-type="string">
            <text:p text:style-name="P9"><text:span text:style-name="T25">هێز </text:span></text:p>
          </table:table-cell>
          <table:table-cell table:style-name="Table1.B126" office:value-type="string">
            <text:p text:style-name="P4"><text:span text:style-name="T16"></text:span></text:p>
          </table:table-cell>
        </table:table-row>
        <table:table-row table:style-name="Table1.1">
          <table:table-cell table:style-name="Table1.A366" office:value-type="string">
            <text:p text:style-name="P9"><text:span text:style-name="T25">هەڵم</text:span></text:p>
          </table:table-cell>
          <table:table-cell table:style-name="Table1.B126" office:value-type="string">
            <text:p text:style-name="P4"><text:span text:style-name="T16"></text:span></text:p>
          </table:table-cell>
        </table:table-row>
        <table:table-row table:style-name="Table1.1">
          <table:table-cell table:style-name="Table1.A367" office:value-type="string">
            <text:p text:style-name="P9"><text:span text:style-name="T25">ئاسمان</text:span></text:p>
          </table:table-cell>
          <table:table-cell table:style-name="Table1.B126" office:value-type="string">
            <text:p text:style-name="P4"><text:span text:style-name="T16"></text:span></text:p>
          </table:table-cell>
        </table:table-row>
        <table:table-row table:style-name="Table1.1">
          <table:table-cell table:style-name="Table1.A368" office:value-type="string">
            <text:p text:style-name="P9"><text:span text:style-name="T25">ئەستێرە</text:span></text:p>
          </table:table-cell>
          <table:table-cell table:style-name="Table1.B126" office:value-type="string">
            <text:p text:style-name="P4"><text:span text:style-name="T16"></text:span></text:p>
          </table:table-cell>
        </table:table-row>
        <table:table-row table:style-name="Table1.1">
          <table:table-cell table:style-name="Table1.A369" office:value-type="string">
            <text:p text:style-name="P9"><text:span text:style-name="T25">خۆر</text:span></text:p>
          </table:table-cell>
          <table:table-cell table:style-name="Table1.B126" office:value-type="string">
            <text:p text:style-name="P4"><text:span text:style-name="T16"></text:span></text:p>
          </table:table-cell>
        </table:table-row>
        <table:table-row table:style-name="Table1.1">
          <table:table-cell table:style-name="Table1.A370" office:value-type="string">
            <text:p text:style-name="P9"><text:span text:style-name="T25">مانگ</text:span></text:p>
          </table:table-cell>
          <table:table-cell table:style-name="Table1.B126" office:value-type="string">
            <text:p text:style-name="P4"><text:span text:style-name="T16"></text:span></text:p>
          </table:table-cell>
        </table:table-row>
        <table:table-row table:style-name="Table1.1">
          <table:table-cell table:style-name="Table1.A371" office:value-type="string">
            <text:p text:style-name="P9"><text:span text:style-name="T25">ئەستێرە رژان</text:span></text:p>
          </table:table-cell>
          <table:table-cell table:style-name="Table1.B126" office:value-type="string">
            <text:p text:style-name="P4"><text:span text:style-name="T16"></text:span></text:p>
          </table:table-cell>
        </table:table-row>
        <table:table-row table:style-name="Table1.1">
          <table:table-cell table:style-name="Table1.A372" office:value-type="string">
            <text:p text:style-name="P9"><text:span text:style-name="T25">فێنک</text:span></text:p>
          </table:table-cell>
          <table:table-cell table:style-name="Table1.B126" office:value-type="string">
            <text:p text:style-name="P4"><text:span text:style-name="T16"></text:span></text:p>
          </table:table-cell>
        </table:table-row>
        <table:table-row table:style-name="Table1.1">
          <table:table-cell table:style-name="Table1.A373" office:value-type="string">
            <text:p text:style-name="P9"><text:span text:style-name="T25">هەوا</text:span></text:p>
          </table:table-cell>
          <table:table-cell table:style-name="Table1.B126" office:value-type="string">
            <text:p text:style-name="P4"><text:span text:style-name="T16"></text:span></text:p>
          </table:table-cell>
        </table:table-row>
        <table:table-row table:style-name="Table1.1">
          <table:table-cell table:style-name="Table1.A374" office:value-type="string">
            <text:p text:style-name="P10"><text:span text:style-name="T2">Art and Literature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375" office:value-type="string">
            <text:p text:style-name="P9"><text:span text:style-name="T29">هونەر</text:span></text:p>
          </table:table-cell>
          <table:table-cell table:style-name="Table1.B126" office:value-type="string">
            <text:p text:style-name="P4"><text:span text:style-name="T16"></text:span></text:p>
          </table:table-cell>
        </table:table-row>
        <table:table-row table:style-name="Table1.1">
          <table:table-cell table:style-name="Table1.A376" office:value-type="string">
            <text:p text:style-name="P9"><text:span text:style-name="T25">وێنەگرتن</text:span></text:p>
          </table:table-cell>
          <table:table-cell table:style-name="Table1.B126" office:value-type="string">
            <text:p text:style-name="P4"><text:span text:style-name="T16"></text:span></text:p>
          </table:table-cell>
        </table:table-row>
        <table:table-row table:style-name="Table1.1">
          <table:table-cell table:style-name="Table1.A377" office:value-type="string">
            <text:p text:style-name="P9"><text:span text:style-name="T25">نیگار</text:span></text:p>
          </table:table-cell>
          <table:table-cell table:style-name="Table1.B126" office:value-type="string">
            <text:p text:style-name="P4"><text:span text:style-name="T16"></text:span></text:p>
          </table:table-cell>
        </table:table-row>
        <text:soft-page-break/>
        <table:table-row table:style-name="Table1.1">
          <table:table-cell table:style-name="Table1.A378" office:value-type="string">
            <text:p text:style-name="P9"><text:span text:style-name="T25">نیگارکێش</text:span></text:p>
          </table:table-cell>
          <table:table-cell table:style-name="Table1.B126" office:value-type="string">
            <text:p text:style-name="P4"><text:span text:style-name="T16"></text:span></text:p>
          </table:table-cell>
        </table:table-row>
        <table:table-row table:style-name="Table1.1">
          <table:table-cell table:style-name="Table1.A379" office:value-type="string">
            <text:p text:style-name="P9"><text:span text:style-name="T29">پەیکەرتاشین</text:span></text:p>
          </table:table-cell>
          <table:table-cell table:style-name="Table1.B379" office:value-type="string">
            <text:p text:style-name="P4"><text:span text:style-name="T16"></text:span></text:p>
          </table:table-cell>
        </table:table-row>
        <table:table-row table:style-name="Table1.1">
          <table:table-cell table:style-name="Table1.A380" office:value-type="string">
            <text:p text:style-name="P10"><text:span text:style-name="T2">Sound and Music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381" office:value-type="string">
            <text:p text:style-name="P9"><text:span text:style-name="T25">مۆسیقا</text:span></text:p>
          </table:table-cell>
          <table:table-cell table:style-name="Table1.B126" office:value-type="string">
            <text:p text:style-name="P4"><text:span text:style-name="T16"></text:span></text:p>
          </table:table-cell>
        </table:table-row>
        <table:table-row table:style-name="Table1.1">
          <table:table-cell table:style-name="Table1.A382" office:value-type="string">
            <text:p text:style-name="P9"><text:span text:style-name="T25">دەنگ</text:span></text:p>
          </table:table-cell>
          <table:table-cell table:style-name="Table1.B126" office:value-type="string">
            <text:p text:style-name="P4"><text:span text:style-name="T16"></text:span></text:p>
          </table:table-cell>
        </table:table-row>
        <table:table-row table:style-name="Table1.1">
          <table:table-cell table:style-name="Table1.A383" office:value-type="string">
            <text:p text:style-name="P9"><text:span text:style-name="T25">ئۆرکێسترا</text:span></text:p>
          </table:table-cell>
          <table:table-cell table:style-name="Table1.B126" office:value-type="string">
            <text:p text:style-name="P4"><text:span text:style-name="T16"></text:span></text:p>
          </table:table-cell>
        </table:table-row>
        <table:table-row table:style-name="Table1.1">
          <table:table-cell table:style-name="Table1.A384" office:value-type="string">
            <text:p text:style-name="P9"><text:span text:style-name="T25">کەمانجە</text:span></text:p>
          </table:table-cell>
          <table:table-cell table:style-name="Table1.B126" office:value-type="string">
            <text:p text:style-name="P4"><text:span text:style-name="T16"></text:span></text:p>
          </table:table-cell>
        </table:table-row>
        <table:table-row table:style-name="Table1.1">
          <table:table-cell table:style-name="Table1.A385" office:value-type="string">
            <text:p text:style-name="P9"><text:span text:style-name="T25">چەلۆ</text:span></text:p>
          </table:table-cell>
          <table:table-cell table:style-name="Table1.B126" office:value-type="string">
            <text:p text:style-name="P4"><text:span text:style-name="T16"></text:span></text:p>
          </table:table-cell>
        </table:table-row>
        <table:table-row table:style-name="Table1.1">
          <table:table-cell table:style-name="Table1.A386" office:value-type="string">
            <text:p text:style-name="P10"><text:span text:style-name="T2">Sports and Games </text:span></text:p>
          </table:table-cell>
          <table:table-cell table:style-name="Table1.B50" office:value-type="string">
            <text:p text:style-name="P4"><text:span text:style-name="T5"/></text:p>
          </table:table-cell>
        </table:table-row>
        <table:table-row table:style-name="Table1.1">
          <table:table-cell table:style-name="Table1.A387" office:value-type="string">
            <text:p text:style-name="P9"><text:span text:style-name="T29">وەرزش</text:span></text:p>
          </table:table-cell>
          <table:table-cell table:style-name="Table1.B126" office:value-type="string">
            <text:p text:style-name="P4"><text:span text:style-name="T16"></text:span></text:p>
          </table:table-cell>
        </table:table-row>
        <table:table-row table:style-name="Table1.1">
          <table:table-cell table:style-name="Table1.A388" office:value-type="string">
            <text:p text:style-name="P9"><text:span text:style-name="T25">پێشبڕکێ</text:span></text:p>
          </table:table-cell>
          <table:table-cell table:style-name="Table1.B126" office:value-type="string">
            <text:p text:style-name="P4"><text:span text:style-name="T16"></text:span></text:p>
          </table:table-cell>
        </table:table-row>
        <table:table-row table:style-name="Table1.1">
          <table:table-cell table:style-name="Table1.A389" office:value-type="string">
            <text:p text:style-name="P9"><text:span text:style-name="T25">تیر هاوێشتن</text:span></text:p>
          </table:table-cell>
          <table:table-cell table:style-name="Table1.B126" office:value-type="string">
            <text:p text:style-name="P4"><text:span text:style-name="T16"></text:span></text:p>
          </table:table-cell>
        </table:table-row>
        <table:table-row table:style-name="Table1.1">
          <table:table-cell table:style-name="Table1.A390" office:value-type="string">
            <text:p text:style-name="P9"><text:span text:style-name="T25">بازدان</text:span></text:p>
          </table:table-cell>
          <table:table-cell table:style-name="Table1.B126" office:value-type="string">
            <text:p text:style-name="P4"><text:span text:style-name="T16"></text:span></text:p>
          </table:table-cell>
        </table:table-row>
        <table:table-row table:style-name="Table1.1">
          <table:table-cell table:style-name="Table1.A391" office:value-type="string">
            <text:p text:style-name="P9"><text:span text:style-name="T25">مشتەکۆڵە</text:span></text:p>
          </table:table-cell>
          <table:table-cell table:style-name="Table1.B126" office:value-type="string">
            <text:p text:style-name="P4"><text:span text:style-name="T16"></text:span></text:p>
          </table:table-cell>
        </table:table-row>
        <table:table-row table:style-name="Table1.1">
          <table:table-cell table:style-name="Table1.A392" office:value-type="string">
            <text:p text:style-name="P9"><text:span text:style-name="T25">کاراتی</text:span></text:p>
          </table:table-cell>
          <table:table-cell table:style-name="Table1.B126" office:value-type="string">
            <text:p text:style-name="P4"><text:span text:style-name="T16"></text:span></text:p>
          </table:table-cell>
        </table:table-row>
        <table:table-row table:style-name="Table1.1">
          <table:table-cell table:style-name="Table1.A393" office:value-type="string">
            <text:p text:style-name="P9"><text:span text:style-name="T25">جمناستیک</text:span></text:p>
          </table:table-cell>
          <table:table-cell table:style-name="Table1.B126" office:value-type="string">
            <text:p text:style-name="P4"><text:span text:style-name="T16"></text:span></text:p>
          </table:table-cell>
        </table:table-row>
        <table:table-row table:style-name="Table1.1">
          <table:table-cell table:style-name="Table1.A394" office:value-type="string">
            <text:p text:style-name="P9"><text:span text:style-name="T25">ئاسن بەرزکردنەوە</text:span></text:p>
          </table:table-cell>
          <table:table-cell table:style-name="Table1.B126" office:value-type="string">
            <text:p text:style-name="P4"><text:span text:style-name="T16"></text:span></text:p>
          </table:table-cell>
        </table:table-row>
        <table:table-row table:style-name="Table1.1">
          <table:table-cell table:style-name="Table1.A395" office:value-type="string">
            <text:p text:style-name="P10"><text:span text:style-name="T2">History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396" office:value-type="string">
            <text:p text:style-name="P9"><text:span text:style-name="T29">مێژوو</text:span></text:p>
          </table:table-cell>
          <table:table-cell table:style-name="Table1.B126" office:value-type="string">
            <text:p text:style-name="P4"><text:span text:style-name="T16"></text:span></text:p>
          </table:table-cell>
        </table:table-row>
        <table:table-row table:style-name="Table1.1">
          <table:table-cell table:style-name="Table1.A397" office:value-type="string">
            <text:p text:style-name="P9"><text:span text:style-name="T25">سەدە</text:span></text:p>
          </table:table-cell>
          <table:table-cell table:style-name="Table1.B126" office:value-type="string">
            <text:p text:style-name="P4"><text:span text:style-name="T16"></text:span></text:p>
          </table:table-cell>
        </table:table-row>
        <table:table-row table:style-name="Table1.1">
          <table:table-cell table:style-name="Table1.A398" office:value-type="string">
            <text:p text:style-name="P9"><text:span text:style-name="T29">سەردەم</text:span></text:p>
          </table:table-cell>
          <table:table-cell table:style-name="Table1.B126" office:value-type="string">
            <text:p text:style-name="P4"><text:span text:style-name="T16"></text:span></text:p>
          </table:table-cell>
        </table:table-row>
        <table:table-row table:style-name="Table1.1">
          <table:table-cell table:style-name="Table1.A399" office:value-type="string">
            <text:p text:style-name="P9"><text:span text:style-name="T25">پاشایەتی</text:span></text:p>
          </table:table-cell>
          <table:table-cell table:style-name="Table1.B126" office:value-type="string">
            <text:p text:style-name="P4"><text:span text:style-name="T16"></text:span></text:p>
          </table:table-cell>
        </table:table-row>
        <table:table-row table:style-name="Table1.1">
          <table:table-cell table:style-name="Table1.A400" office:value-type="string">
            <text:p text:style-name="P9"><text:span text:style-name="T25">فارس</text:span></text:p>
          </table:table-cell>
          <table:table-cell table:style-name="Table1.B126" office:value-type="string">
            <text:p text:style-name="P4"><text:span text:style-name="T16"></text:span></text:p>
          </table:table-cell>
        </table:table-row>
        <table:table-row table:style-name="Table1.333">
          <table:table-cell table:style-name="Table1.A401" office:value-type="string">
            <text:p text:style-name="P9"><text:span text:style-name="T25">شەڕ</text:span></text:p>
          </table:table-cell>
          <table:table-cell table:style-name="Table1.B126" office:value-type="string">
            <text:p text:style-name="P4"><text:span text:style-name="T16"></text:span></text:p>
          </table:table-cell>
        </table:table-row>
        <table:table-row table:style-name="Table1.1">
          <table:table-cell table:style-name="Table1.A402" office:value-type="string">
            <text:p text:style-name="P10"><text:span text:style-name="T2">Geography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403" office:value-type="string">
            <text:p text:style-name="P9"><text:span text:style-name="T29">جوگرافیا</text:span></text:p>
          </table:table-cell>
          <table:table-cell table:style-name="Table1.B126" office:value-type="string">
            <text:p text:style-name="P4"><text:span text:style-name="T17"></text:span></text:p>
          </table:table-cell>
        </table:table-row>
        <table:table-row table:style-name="Table1.1">
          <table:table-cell table:style-name="Table1.A404" office:value-type="string">
            <text:p text:style-name="P9"><text:span text:style-name="T25">نەخشە</text:span></text:p>
          </table:table-cell>
          <table:table-cell table:style-name="Table1.B126" office:value-type="string">
            <text:p text:style-name="P4"><text:span text:style-name="T17"></text:span></text:p>
          </table:table-cell>
        </table:table-row>
        <table:table-row table:style-name="Table1.1">
          <table:table-cell table:style-name="Table1.A405" office:value-type="string">
            <text:p text:style-name="P9"><text:span text:style-name="T25">جیهان</text:span></text:p>
          </table:table-cell>
          <table:table-cell table:style-name="Table1.B126" office:value-type="string">
            <text:p text:style-name="P4"><text:span text:style-name="T17"></text:span></text:p>
          </table:table-cell>
        </table:table-row>
        <text:soft-page-break/>
        <table:table-row table:style-name="Table1.1">
          <table:table-cell table:style-name="Table1.A406" office:value-type="string">
            <text:p text:style-name="P9"><text:span text:style-name="T25">هێلی کەمەرەیی</text:span></text:p>
          </table:table-cell>
          <table:table-cell table:style-name="Table1.B126" office:value-type="string">
            <text:p text:style-name="P4"><text:span text:style-name="T17"></text:span></text:p>
          </table:table-cell>
        </table:table-row>
        <table:table-row table:style-name="Table1.1">
          <table:table-cell table:style-name="Table1.A407" office:value-type="string">
            <text:p text:style-name="P9"><text:span text:style-name="T25">هێلی درێژی</text:span></text:p>
          </table:table-cell>
          <table:table-cell table:style-name="Table1.B126" office:value-type="string">
            <text:p text:style-name="P4"><text:span text:style-name="T17"></text:span></text:p>
          </table:table-cell>
        </table:table-row>
        <table:table-row table:style-name="Table1.1">
          <table:table-cell table:style-name="Table1.A408" office:value-type="string">
            <text:p text:style-name="P9"><text:span text:style-name="T25">هێلی پانی</text:span></text:p>
          </table:table-cell>
          <table:table-cell table:style-name="Table1.B126" office:value-type="string">
            <text:p text:style-name="P4"><text:span text:style-name="T17"></text:span></text:p>
          </table:table-cell>
        </table:table-row>
        <table:table-row table:style-name="Table1.1">
          <table:table-cell table:style-name="Table1.A409" office:value-type="string">
            <text:p text:style-name="P9"><text:span text:style-name="T25">قیبلەنامە</text:span></text:p>
          </table:table-cell>
          <table:table-cell table:style-name="Table1.B126" office:value-type="string">
            <text:p text:style-name="P4"><text:span text:style-name="T17"></text:span></text:p>
          </table:table-cell>
        </table:table-row>
        <table:table-row table:style-name="Table1.1">
          <table:table-cell table:style-name="Table1.A410" office:value-type="string">
            <text:p text:style-name="P9"><text:span text:style-name="T25">جەمسەر</text:span></text:p>
          </table:table-cell>
          <table:table-cell table:style-name="Table1.B126" office:value-type="string">
            <text:p text:style-name="P4"><text:span text:style-name="T17"></text:span></text:p>
          </table:table-cell>
        </table:table-row>
        <table:table-row table:style-name="Table1.1">
          <table:table-cell table:style-name="Table1.A411" office:value-type="string">
            <text:p text:style-name="P9"><text:span text:style-name="T25">باکوور</text:span></text:p>
          </table:table-cell>
          <table:table-cell table:style-name="Table1.B126" office:value-type="string">
            <text:p text:style-name="P4"><text:span text:style-name="T17"></text:span></text:p>
          </table:table-cell>
        </table:table-row>
        <table:table-row table:style-name="Table1.1">
          <table:table-cell table:style-name="Table1.A412" office:value-type="string">
            <text:p text:style-name="P9"><text:span text:style-name="T25">ڕۆژئاوا</text:span></text:p>
          </table:table-cell>
          <table:table-cell table:style-name="Table1.B126" office:value-type="string">
            <text:p text:style-name="P4"><text:span text:style-name="T17"></text:span></text:p>
          </table:table-cell>
        </table:table-row>
        <table:table-row table:style-name="Table1.1">
          <table:table-cell table:style-name="Table1.A413" office:value-type="string">
            <text:p text:style-name="P9"><text:span text:style-name="T25">باشوور</text:span></text:p>
          </table:table-cell>
          <table:table-cell table:style-name="Table1.B126" office:value-type="string">
            <text:p text:style-name="P4"><text:span text:style-name="T17"></text:span></text:p>
          </table:table-cell>
        </table:table-row>
        <table:table-row table:style-name="Table1.1">
          <table:table-cell table:style-name="Table1.A414" office:value-type="string">
            <text:p text:style-name="P9"><text:span text:style-name="T25">ڕۆژهەڵات</text:span></text:p>
          </table:table-cell>
          <table:table-cell table:style-name="Table1.B126" office:value-type="string">
            <text:p text:style-name="P4"><text:span text:style-name="T17"></text:span></text:p>
          </table:table-cell>
        </table:table-row>
        <table:table-row table:style-name="Table1.1">
          <table:table-cell table:style-name="Table1.A415" office:value-type="string">
            <text:p text:style-name="P10"><text:span text:style-name="T2">Countries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416" office:value-type="string">
            <text:p text:style-name="P9"><text:span text:style-name="T29">کیشوەر</text:span></text:p>
          </table:table-cell>
          <table:table-cell table:style-name="Table1.B126" office:value-type="string">
            <text:p text:style-name="P4"><text:span text:style-name="T17"></text:span></text:p>
          </table:table-cell>
        </table:table-row>
        <table:table-row table:style-name="Table1.1">
          <table:table-cell table:style-name="Table1.A417" office:value-type="string">
            <text:p text:style-name="P9"><text:span text:style-name="T25">ئەوروپا</text:span></text:p>
          </table:table-cell>
          <table:table-cell table:style-name="Table1.B126" office:value-type="string">
            <text:p text:style-name="P4"><text:span text:style-name="T17"></text:span></text:p>
          </table:table-cell>
        </table:table-row>
        <table:table-row table:style-name="Table1.1">
          <table:table-cell table:style-name="Table1.A418" office:value-type="string">
            <text:p text:style-name="P9"><text:span text:style-name="T25">ئەفریقیا</text:span></text:p>
          </table:table-cell>
          <table:table-cell table:style-name="Table1.B126" office:value-type="string">
            <text:p text:style-name="P4"><text:span text:style-name="T17"></text:span></text:p>
          </table:table-cell>
        </table:table-row>
        <table:table-row table:style-name="Table1.1">
          <table:table-cell table:style-name="Table1.A419" office:value-type="string">
            <text:p text:style-name="P9"><text:span text:style-name="T25">کیشوەری ئوسترالیا</text:span></text:p>
          </table:table-cell>
          <table:table-cell table:style-name="Table1.B126" office:value-type="string">
            <text:p text:style-name="P4"><text:span text:style-name="T17"></text:span></text:p>
          </table:table-cell>
        </table:table-row>
        <table:table-row table:style-name="Table1.1">
          <table:table-cell table:style-name="Table1.A420" office:value-type="string">
            <text:p text:style-name="P9"><text:span text:style-name="T25">ڕوسیا</text:span></text:p>
          </table:table-cell>
          <table:table-cell table:style-name="Table1.B126" office:value-type="string">
            <text:p text:style-name="P4"><text:span text:style-name="T17"></text:span></text:p>
          </table:table-cell>
        </table:table-row>
        <table:table-row table:style-name="Table1.1">
          <table:table-cell table:style-name="Table1.A421" office:value-type="string">
            <text:p text:style-name="P9"><text:span text:style-name="T25">عیراق</text:span></text:p>
          </table:table-cell>
          <table:table-cell table:style-name="Table1.B126" office:value-type="string">
            <text:p text:style-name="P4"><text:span text:style-name="T17"></text:span></text:p>
          </table:table-cell>
        </table:table-row>
        <table:table-row table:style-name="Table1.1">
          <table:table-cell table:style-name="Table1.A422" office:value-type="string">
            <text:p text:style-name="P9"><text:span text:style-name="T25">کوردستان</text:span></text:p>
          </table:table-cell>
          <table:table-cell table:style-name="Table1.B126" office:value-type="string">
            <text:p text:style-name="P4"><text:span text:style-name="T17"></text:span></text:p>
          </table:table-cell>
        </table:table-row>
        <table:table-row table:style-name="Table1.1">
          <table:table-cell table:style-name="Table1.A423" office:value-type="string">
            <text:p text:style-name="P9"><text:span text:style-name="T25">ئێران</text:span></text:p>
          </table:table-cell>
          <table:table-cell table:style-name="Table1.B126" office:value-type="string">
            <text:p text:style-name="P4"><text:span text:style-name="T17"></text:span></text:p>
          </table:table-cell>
        </table:table-row>
        <table:table-row table:style-name="Table1.1">
          <table:table-cell table:style-name="Table1.A424" office:value-type="string">
            <text:p text:style-name="P9"><text:span text:style-name="T25">کوێت</text:span></text:p>
          </table:table-cell>
          <table:table-cell table:style-name="Table1.B126" office:value-type="string">
            <text:p text:style-name="P4"><text:span text:style-name="T17"></text:span></text:p>
          </table:table-cell>
        </table:table-row>
        <table:table-row table:style-name="Table1.1">
          <table:table-cell table:style-name="Table1.A425" office:value-type="string">
            <text:p text:style-name="P9"><text:span text:style-name="T25">ئیمارات</text:span></text:p>
          </table:table-cell>
          <table:table-cell table:style-name="Table1.B126" office:value-type="string">
            <text:p text:style-name="P4"><text:span text:style-name="T17"></text:span></text:p>
          </table:table-cell>
        </table:table-row>
        <table:table-row table:style-name="Table1.1">
          <table:table-cell table:style-name="Table1.A426" office:value-type="string">
            <text:p text:style-name="P9"><text:span text:style-name="T25">چین</text:span></text:p>
          </table:table-cell>
          <table:table-cell table:style-name="Table1.B126" office:value-type="string">
            <text:p text:style-name="P4"><text:span text:style-name="T17"></text:span></text:p>
          </table:table-cell>
        </table:table-row>
        <table:table-row table:style-name="Table1.1">
          <table:table-cell table:style-name="Table1.A427" office:value-type="string">
            <text:p text:style-name="P9"><text:span text:style-name="T25">هیندستان</text:span></text:p>
          </table:table-cell>
          <table:table-cell table:style-name="Table1.B126" office:value-type="string">
            <text:p text:style-name="P4"><text:span text:style-name="T17"></text:span></text:p>
          </table:table-cell>
        </table:table-row>
        <table:table-row table:style-name="Table1.1">
          <table:table-cell table:style-name="Table1.A428" office:value-type="string">
            <text:p text:style-name="P9"><text:span text:style-name="T25">فلپین</text:span></text:p>
          </table:table-cell>
          <table:table-cell table:style-name="Table1.B126" office:value-type="string">
            <text:p text:style-name="P4"><text:span text:style-name="T17"></text:span></text:p>
          </table:table-cell>
        </table:table-row>
        <table:table-row table:style-name="Table1.1">
          <table:table-cell table:style-name="Table1.A429" office:value-type="string">
            <text:p text:style-name="P9"><text:span text:style-name="T25">ژاپۆن</text:span></text:p>
          </table:table-cell>
          <table:table-cell table:style-name="Table1.B126" office:value-type="string">
            <text:p text:style-name="P4"><text:span text:style-name="T17"></text:span></text:p>
          </table:table-cell>
        </table:table-row>
        <table:table-row table:style-name="Table1.1">
          <table:table-cell table:style-name="Table1.A430" office:value-type="string">
            <text:p text:style-name="P9"><text:span text:style-name="T25">نەرویج</text:span></text:p>
          </table:table-cell>
          <table:table-cell table:style-name="Table1.B126" office:value-type="string">
            <text:p text:style-name="P4"><text:span text:style-name="T17"></text:span></text:p>
          </table:table-cell>
        </table:table-row>
        <table:table-row table:style-name="Table1.1">
          <table:table-cell table:style-name="Table1.A431" office:value-type="string">
            <text:p text:style-name="P9"><text:span text:style-name="T25">بەریتانیا</text:span></text:p>
          </table:table-cell>
          <table:table-cell table:style-name="Table1.B126" office:value-type="string">
            <text:p text:style-name="P4"><text:span text:style-name="T17"></text:span></text:p>
          </table:table-cell>
        </table:table-row>
        <table:table-row table:style-name="Table1.1">
          <table:table-cell table:style-name="Table1.A432" office:value-type="string">
            <text:p text:style-name="P10"><text:span text:style-name="T2">Place and Cities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ext:soft-page-break/>
        <table:table-row table:style-name="Table1.1">
          <table:table-cell table:style-name="Table1.A433" office:value-type="string">
            <text:p text:style-name="P9"><text:span text:style-name="T29">شوێن</text:span></text:p>
          </table:table-cell>
          <table:table-cell table:style-name="Table1.B126" office:value-type="string">
            <text:p text:style-name="P4"><text:span text:style-name="T17"></text:span></text:p>
          </table:table-cell>
        </table:table-row>
        <table:table-row table:style-name="Table1.1">
          <table:table-cell table:style-name="Table1.A434" office:value-type="string">
            <text:p text:style-name="P9"><text:span text:style-name="T25">پارێزگا</text:span></text:p>
          </table:table-cell>
          <table:table-cell table:style-name="Table1.B126" office:value-type="string">
            <text:p text:style-name="P4"><text:span text:style-name="T17"></text:span></text:p>
          </table:table-cell>
        </table:table-row>
        <table:table-row table:style-name="Table1.1">
          <table:table-cell table:style-name="Table1.A435" office:value-type="string">
            <text:p text:style-name="P9"><text:span text:style-name="T25">پایتەخت</text:span></text:p>
          </table:table-cell>
          <table:table-cell table:style-name="Table1.B126" office:value-type="string">
            <text:p text:style-name="P4"><text:span text:style-name="T17"></text:span></text:p>
          </table:table-cell>
        </table:table-row>
        <table:table-row table:style-name="Table1.1">
          <table:table-cell table:style-name="Table1.A436" office:value-type="string">
            <text:p text:style-name="P9"><text:span text:style-name="T25">هەولێر</text:span></text:p>
          </table:table-cell>
          <table:table-cell table:style-name="Table1.B126" office:value-type="string">
            <text:p text:style-name="P4"><text:span text:style-name="T17"></text:span></text:p>
          </table:table-cell>
        </table:table-row>
        <table:table-row table:style-name="Table1.1">
          <table:table-cell table:style-name="Table1.A437" office:value-type="string">
            <text:p text:style-name="P9"><text:span text:style-name="T25">سلێمانی</text:span></text:p>
          </table:table-cell>
          <table:table-cell table:style-name="Table1.B126" office:value-type="string">
            <text:p text:style-name="P4"><text:span text:style-name="T17"></text:span></text:p>
          </table:table-cell>
        </table:table-row>
        <table:table-row table:style-name="Table1.1">
          <table:table-cell table:style-name="Table1.A438" office:value-type="string">
            <text:p text:style-name="P9"><text:span text:style-name="T25">دهۆک</text:span></text:p>
          </table:table-cell>
          <table:table-cell table:style-name="Table1.B126" office:value-type="string">
            <text:p text:style-name="P4"><text:span text:style-name="T17"></text:span></text:p>
          </table:table-cell>
        </table:table-row>
        <table:table-row table:style-name="Table1.1">
          <table:table-cell table:style-name="Table1.A439" office:value-type="string">
            <text:p text:style-name="P9"><text:span text:style-name="T25">کەرکوک</text:span></text:p>
          </table:table-cell>
          <table:table-cell table:style-name="Table1.B126" office:value-type="string">
            <text:p text:style-name="P4"><text:span text:style-name="T17"></text:span></text:p>
          </table:table-cell>
        </table:table-row>
        <table:table-row table:style-name="Table1.1">
          <table:table-cell table:style-name="Table1.A440" office:value-type="string">
            <text:p text:style-name="P9"><text:span text:style-name="T25">دیالە</text:span></text:p>
          </table:table-cell>
          <table:table-cell table:style-name="Table1.B126" office:value-type="string">
            <text:p text:style-name="P4"><text:span text:style-name="T17"></text:span></text:p>
          </table:table-cell>
        </table:table-row>
        <table:table-row table:style-name="Table1.1">
          <table:table-cell table:style-name="Table1.A441" office:value-type="string">
            <text:p text:style-name="P9"><text:span text:style-name="T25">تکریت</text:span></text:p>
          </table:table-cell>
          <table:table-cell table:style-name="Table1.B126" office:value-type="string">
            <text:p text:style-name="P4"><text:span text:style-name="T17"></text:span></text:p>
          </table:table-cell>
        </table:table-row>
        <table:table-row table:style-name="Table1.1">
          <table:table-cell table:style-name="Table1.A442" office:value-type="string">
            <text:p text:style-name="P9"><text:span text:style-name="T25">بەغدا</text:span></text:p>
          </table:table-cell>
          <table:table-cell table:style-name="Table1.B126" office:value-type="string">
            <text:p text:style-name="P4"><text:span text:style-name="T17"></text:span></text:p>
          </table:table-cell>
        </table:table-row>
        <table:table-row table:style-name="Table1.1">
          <table:table-cell table:style-name="Table1.A443" office:value-type="string">
            <text:p text:style-name="P9"><text:span text:style-name="T25">بابل</text:span></text:p>
          </table:table-cell>
          <table:table-cell table:style-name="Table1.B126" office:value-type="string">
            <text:p text:style-name="P4"><text:span text:style-name="T17"></text:span></text:p>
          </table:table-cell>
        </table:table-row>
        <table:table-row table:style-name="Table1.1">
          <table:table-cell table:style-name="Table1.A444" office:value-type="string">
            <text:p text:style-name="P9"><text:span text:style-name="T25">نەجەف</text:span></text:p>
          </table:table-cell>
          <table:table-cell table:style-name="Table1.B126" office:value-type="string">
            <text:p text:style-name="P4"><text:span text:style-name="T17"></text:span></text:p>
          </table:table-cell>
        </table:table-row>
        <table:table-row table:style-name="Table1.1">
          <table:table-cell table:style-name="Table1.A445" office:value-type="string">
            <text:p text:style-name="P9"><text:span text:style-name="T25">بەسڕە</text:span></text:p>
          </table:table-cell>
          <table:table-cell table:style-name="Table1.B126" office:value-type="string">
            <text:p text:style-name="P4"><text:span text:style-name="T17"></text:span></text:p>
          </table:table-cell>
        </table:table-row>
        <table:table-row table:style-name="Table1.1">
          <table:table-cell table:style-name="Table1.A446" office:value-type="string">
            <text:p text:style-name="P9"><text:span text:style-name="T25">کوت</text:span></text:p>
          </table:table-cell>
          <table:table-cell table:style-name="Table1.B126" office:value-type="string">
            <text:p text:style-name="P4"><text:span text:style-name="T17"></text:span></text:p>
          </table:table-cell>
        </table:table-row>
        <table:table-row table:style-name="Table1.1">
          <table:table-cell table:style-name="Table1.A447" office:value-type="string">
            <text:p text:style-name="P9"><text:span text:style-name="T25">شەقڵاوە</text:span></text:p>
          </table:table-cell>
          <table:table-cell table:style-name="Table1.B126" office:value-type="string">
            <text:p text:style-name="P4"><text:span text:style-name="T17"></text:span></text:p>
          </table:table-cell>
        </table:table-row>
        <table:table-row table:style-name="Table1.1">
          <table:table-cell table:style-name="Table1.A448" office:value-type="string">
            <text:p text:style-name="P9"><text:span text:style-name="T25">دوکان</text:span></text:p>
          </table:table-cell>
          <table:table-cell table:style-name="Table1.B126" office:value-type="string">
            <text:p text:style-name="P4"><text:span text:style-name="T17"></text:span></text:p>
          </table:table-cell>
        </table:table-row>
        <table:table-row table:style-name="Table1.1">
          <table:table-cell table:style-name="Table1.A449" office:value-type="string">
            <text:p text:style-name="P9"><text:span text:style-name="T25">کەلار</text:span></text:p>
          </table:table-cell>
          <table:table-cell table:style-name="Table1.B126" office:value-type="string">
            <text:p text:style-name="P4"><text:span text:style-name="T17"></text:span></text:p>
          </table:table-cell>
        </table:table-row>
        <table:table-row table:style-name="Table1.1">
          <table:table-cell table:style-name="Table1.A450" office:value-type="string">
            <text:p text:style-name="P9"><text:span text:style-name="T25">ئامێدی</text:span></text:p>
          </table:table-cell>
          <table:table-cell table:style-name="Table1.B126" office:value-type="string">
            <text:p text:style-name="P4"><text:span text:style-name="T17"></text:span></text:p>
          </table:table-cell>
        </table:table-row>
        <table:table-row table:style-name="Table1.1">
          <table:table-cell table:style-name="Table1.A451" office:value-type="string">
            <text:p text:style-name="P9"><text:span text:style-name="T25">نەورۆز</text:span></text:p>
          </table:table-cell>
          <table:table-cell table:style-name="Table1.B126" office:value-type="string">
            <text:p text:style-name="P4"><text:span text:style-name="T17"></text:span></text:p>
          </table:table-cell>
        </table:table-row>
        <table:table-row table:style-name="Table1.1">
          <table:table-cell table:style-name="Table1.A452" office:value-type="string">
            <text:p text:style-name="P9"><text:span text:style-name="T25">کوران</text:span></text:p>
          </table:table-cell>
          <table:table-cell table:style-name="Table1.B126" office:value-type="string">
            <text:p text:style-name="P4"><text:span text:style-name="T17"></text:span></text:p>
          </table:table-cell>
        </table:table-row>
        <table:table-row table:style-name="Table1.1">
          <table:table-cell table:style-name="Table1.A453" office:value-type="string">
            <text:p text:style-name="P9"><text:span text:style-name="T25">عەنکاوە</text:span></text:p>
          </table:table-cell>
          <table:table-cell table:style-name="Table1.B126" office:value-type="string">
            <text:p text:style-name="P4"><text:span text:style-name="T17"></text:span></text:p>
          </table:table-cell>
        </table:table-row>
        <table:table-row table:style-name="Table1.1">
          <table:table-cell table:style-name="Table1.A454" office:value-type="string">
            <text:p text:style-name="P9"><text:span text:style-name="T25">موفتی</text:span></text:p>
          </table:table-cell>
          <table:table-cell table:style-name="Table1.B126" office:value-type="string">
            <text:p text:style-name="P4"><text:span text:style-name="T17"></text:span></text:p>
          </table:table-cell>
        </table:table-row>
        <table:table-row table:style-name="Table1.1">
          <table:table-cell table:style-name="Table1.A455" office:value-type="string">
            <text:p text:style-name="P9"><text:span text:style-name="T25">گڵ کەند</text:span></text:p>
          </table:table-cell>
          <table:table-cell table:style-name="Table1.B126" office:value-type="string">
            <text:p text:style-name="P4"><text:span text:style-name="T17"></text:span></text:p>
          </table:table-cell>
        </table:table-row>
        <table:table-row table:style-name="Table1.1">
          <table:table-cell table:style-name="Table1.A456" office:value-type="string">
            <text:p text:style-name="P9"><text:span text:style-name="T25">مەنتکاوە</text:span></text:p>
          </table:table-cell>
          <table:table-cell table:style-name="Table1.B126" office:value-type="string">
            <text:p text:style-name="P4"><text:span text:style-name="T17"></text:span></text:p>
          </table:table-cell>
        </table:table-row>
        <table:table-row table:style-name="Table1.1">
          <table:table-cell table:style-name="Table1.A457" office:value-type="string">
            <text:p text:style-name="P9"><text:span text:style-name="T25">زانیاری</text:span></text:p>
          </table:table-cell>
          <table:table-cell table:style-name="Table1.B126" office:value-type="string">
            <text:p text:style-name="P4"><text:span text:style-name="T17"></text:span></text:p>
          </table:table-cell>
        </table:table-row>
        <table:table-row table:style-name="Table1.1">
          <table:table-cell table:style-name="Table1.A458" office:value-type="string">
            <text:p text:style-name="P10"><text:span text:style-name="T2">Transportations </text:span></text:p>
          </table:table-cell>
          <table:table-cell table:style-name="Table1.B126" office:value-type="string">
            <text:p text:style-name="P4"><text:span text:style-name="T7"/></text:p>
          </table:table-cell>
        </table:table-row>
        <table:table-row table:style-name="Table1.1">
          <table:table-cell table:style-name="Table1.A459" office:value-type="string">
            <text:p text:style-name="P9"><text:span text:style-name="T25">هۆ</text:span></text:p>
          </table:table-cell>
          <table:table-cell table:style-name="Table1.B459" office:value-type="string">
            <text:p text:style-name="P4"><text:span text:style-name="T17"></text:span></text:p>
          </table:table-cell>
        </table:table-row>
        <text:soft-page-break/>
        <table:table-row table:style-name="Table1.1">
          <table:table-cell table:style-name="Table1.A460" office:value-type="string">
            <text:p text:style-name="P9"><text:span text:style-name="T25">گواستنەوە</text:span></text:p>
          </table:table-cell>
          <table:table-cell table:style-name="Table1.B126" office:value-type="string">
            <text:p text:style-name="P4"><text:span text:style-name="T17"></text:span></text:p>
          </table:table-cell>
        </table:table-row>
        <table:table-row table:style-name="Table1.1">
          <table:table-cell table:style-name="Table1.A461" office:value-type="string">
            <text:p text:style-name="P9"><text:span text:style-name="T25">ئۆتۆمبیل</text:span></text:p>
          </table:table-cell>
          <table:table-cell table:style-name="Table1.B126" office:value-type="string">
            <text:p text:style-name="P4"><text:span text:style-name="T17"></text:span></text:p>
          </table:table-cell>
        </table:table-row>
        <table:table-row table:style-name="Table1.1">
          <table:table-cell table:style-name="Table1.A462" office:value-type="string">
            <text:p text:style-name="P9"><text:span text:style-name="T25">تەکسی</text:span></text:p>
          </table:table-cell>
          <table:table-cell table:style-name="Table1.B126" office:value-type="string">
            <text:p text:style-name="P4"><text:span text:style-name="T17"></text:span></text:p>
          </table:table-cell>
        </table:table-row>
        <table:table-row table:style-name="Table1.1">
          <table:table-cell table:style-name="Table1.A463" office:value-type="string">
            <text:p text:style-name="P9"><text:span text:style-name="T25">کڕێن</text:span></text:p>
          </table:table-cell>
          <table:table-cell table:style-name="Table1.B126" office:value-type="string">
            <text:p text:style-name="P4"><text:span text:style-name="T17"></text:span></text:p>
          </table:table-cell>
        </table:table-row>
        <table:table-row table:style-name="Table1.1">
          <table:table-cell table:style-name="Table1.A464" office:value-type="string">
            <text:p text:style-name="P9"><text:span text:style-name="T25">عارەبانە</text:span></text:p>
          </table:table-cell>
          <table:table-cell table:style-name="Table1.B126" office:value-type="string">
            <text:p text:style-name="P4"><text:span text:style-name="T17"></text:span></text:p>
          </table:table-cell>
        </table:table-row>
        <table:table-row table:style-name="Table1.1">
          <table:table-cell table:style-name="Table1.A465" office:value-type="string">
            <text:p text:style-name="P9"><text:span text:style-name="T25">مووشەک</text:span></text:p>
          </table:table-cell>
          <table:table-cell table:style-name="Table1.B126" office:value-type="string">
            <text:p text:style-name="P4"><text:span text:style-name="T17"></text:span></text:p>
          </table:table-cell>
        </table:table-row>
        <table:table-row table:style-name="Table1.1">
          <table:table-cell table:style-name="Table1.A466" office:value-type="string">
            <text:p text:style-name="P9"><text:span text:style-name="T25">گەشتی بۆشایی</text:span></text:p>
          </table:table-cell>
          <table:table-cell table:style-name="Table1.B126" office:value-type="string">
            <text:p text:style-name="P4"><text:span text:style-name="T17"></text:span></text:p>
          </table:table-cell>
        </table:table-row>
        <table:table-row table:style-name="Table1.1">
          <table:table-cell table:style-name="Table1.A467" office:value-type="string">
            <text:p text:style-name="P9"><text:span text:style-name="T25">ڕێگا</text:span></text:p>
          </table:table-cell>
          <table:table-cell table:style-name="Table1.B126" office:value-type="string">
            <text:p text:style-name="P4"><text:span text:style-name="T17"></text:span></text:p>
          </table:table-cell>
        </table:table-row>
        <table:table-row table:style-name="Table1.1">
          <table:table-cell table:style-name="Table1.A468" office:value-type="string">
            <text:p text:style-name="P9"><text:span text:style-name="T25">شەقام</text:span></text:p>
          </table:table-cell>
          <table:table-cell table:style-name="Table1.B126" office:value-type="string">
            <text:p text:style-name="P4"><text:span text:style-name="T17"></text:span></text:p>
          </table:table-cell>
        </table:table-row>
        <table:table-row table:style-name="Table1.1">
          <table:table-cell table:style-name="Table1.A469" office:value-type="string">
            <text:p text:style-name="P9"><text:span text:style-name="T25">شۆستە</text:span></text:p>
          </table:table-cell>
          <table:table-cell table:style-name="Table1.B126" office:value-type="string">
            <text:p text:style-name="P4"><text:span text:style-name="T17"></text:span></text:p>
          </table:table-cell>
        </table:table-row>
        <table:table-row table:style-name="Table1.1">
          <table:table-cell table:style-name="Table1.A470" office:value-type="string">
            <text:p text:style-name="P9"><text:span text:style-name="T25">فلکە</text:span></text:p>
          </table:table-cell>
          <table:table-cell table:style-name="Table1.B126" office:value-type="string">
            <text:p text:style-name="P4"><text:span text:style-name="T17"></text:span></text:p>
          </table:table-cell>
        </table:table-row>
        <table:table-row table:style-name="Table1.1">
          <table:table-cell table:style-name="Table1.A471" office:value-type="string">
            <text:p text:style-name="P9"><text:span text:style-name="T25">قایشی خۆبەستان</text:span></text:p>
          </table:table-cell>
          <table:table-cell table:style-name="Table1.B126" office:value-type="string">
            <text:p text:style-name="P4"><text:span text:style-name="T17"></text:span></text:p>
          </table:table-cell>
        </table:table-row>
        <table:table-row table:style-name="Table1.1">
          <table:table-cell table:style-name="Table1.A472" office:value-type="string">
            <text:p text:style-name="P10"><text:span text:style-name="T2">Agriculture </text:span></text:p>
          </table:table-cell>
          <table:table-cell table:style-name="Table1.B126" office:value-type="string">
            <text:p text:style-name="P4"><text:span text:style-name="T7"/></text:p>
          </table:table-cell>
        </table:table-row>
        <table:table-row table:style-name="Table1.1">
          <table:table-cell table:style-name="Table1.A473" office:value-type="string">
            <text:p text:style-name="P9"><text:span text:style-name="T25">چاندن</text:span></text:p>
          </table:table-cell>
          <table:table-cell table:style-name="Table1.B473" office:value-type="string">
            <text:p text:style-name="P4"><text:span text:style-name="T17"></text:span></text:p>
          </table:table-cell>
        </table:table-row>
        <table:table-row table:style-name="Table1.1">
          <table:table-cell table:style-name="Table1.A474" office:value-type="string">
            <text:p text:style-name="P9"><text:span text:style-name="T25">بژارکردن</text:span></text:p>
          </table:table-cell>
          <table:table-cell table:style-name="Table1.B126" office:value-type="string">
            <text:p text:style-name="P4"><text:span text:style-name="T17"></text:span></text:p>
          </table:table-cell>
        </table:table-row>
        <table:table-row table:style-name="Table1.1">
          <table:table-cell table:style-name="Table1.A475" office:value-type="string">
            <text:p text:style-name="P9"><text:span text:style-name="T29">لەوەڕاندن</text:span></text:p>
          </table:table-cell>
          <table:table-cell table:style-name="Table1.B126" office:value-type="string">
            <text:p text:style-name="P4"><text:span text:style-name="T17"></text:span></text:p>
          </table:table-cell>
        </table:table-row>
        <table:table-row table:style-name="Table1.1">
          <table:table-cell table:style-name="Table1.A476" office:value-type="string">
            <text:p text:style-name="P9"><text:span text:style-name="T25">گوڵ</text:span></text:p>
          </table:table-cell>
          <table:table-cell table:style-name="Table1.B126" office:value-type="string">
            <text:p text:style-name="P4"><text:span text:style-name="T17"></text:span></text:p>
          </table:table-cell>
        </table:table-row>
        <table:table-row table:style-name="Table1.1">
          <table:table-cell table:style-name="Table1.A477" office:value-type="string">
            <text:p text:style-name="P9"><text:span text:style-name="T25">گیا</text:span></text:p>
          </table:table-cell>
          <table:table-cell table:style-name="Table1.B126" office:value-type="string">
            <text:p text:style-name="P4"><text:span text:style-name="T17"></text:span></text:p>
          </table:table-cell>
        </table:table-row>
        <table:table-row table:style-name="Table1.1">
          <table:table-cell table:style-name="Table1.A478" office:value-type="string">
            <text:p text:style-name="P9"><text:span text:style-name="T25">دارستان</text:span></text:p>
          </table:table-cell>
          <table:table-cell table:style-name="Table1.B126" office:value-type="string">
            <text:p text:style-name="P4"><text:span text:style-name="T17"></text:span></text:p>
          </table:table-cell>
        </table:table-row>
        <table:table-row table:style-name="Table1.1">
          <table:table-cell table:style-name="Table1.A479" office:value-type="string">
            <text:p text:style-name="P9"><text:span text:style-name="T25">گاسن</text:span></text:p>
          </table:table-cell>
          <table:table-cell table:style-name="Table1.B126" office:value-type="string">
            <text:p text:style-name="P4"><text:span text:style-name="T17"></text:span></text:p>
          </table:table-cell>
        </table:table-row>
        <table:table-row table:style-name="Table1.1">
          <table:table-cell table:style-name="Table1.A480" office:value-type="string">
            <text:p text:style-name="P9"><text:span text:style-name="T29">باخ</text:span></text:p>
          </table:table-cell>
          <table:table-cell table:style-name="Table1.B126" office:value-type="string">
            <text:p text:style-name="P4"><text:span text:style-name="T17"></text:span></text:p>
          </table:table-cell>
        </table:table-row>
        <table:table-row table:style-name="Table1.1">
          <table:table-cell table:style-name="Table1.A481" office:value-type="string">
            <text:p text:style-name="P10"><text:span text:style-name="T2">Jobs </text:span></text:p>
          </table:table-cell>
          <table:table-cell table:style-name="Table1.B50" office:value-type="string">
            <text:p text:style-name="P4"><text:span text:style-name="T7"/></text:p>
          </table:table-cell>
        </table:table-row>
        <table:table-row table:style-name="Table1.1">
          <table:table-cell table:style-name="Table1.A482" office:value-type="string">
            <text:p text:style-name="P9"><text:span text:style-name="T29">ئیش</text:span></text:p>
          </table:table-cell>
          <table:table-cell table:style-name="Table1.B126" office:value-type="string">
            <text:p text:style-name="P4"><text:span text:style-name="T17"></text:span></text:p>
          </table:table-cell>
        </table:table-row>
        <table:table-row table:style-name="Table1.1">
          <table:table-cell table:style-name="Table1.A483" office:value-type="string">
            <text:p text:style-name="P9"><text:span text:style-name="T25">پاشا</text:span></text:p>
          </table:table-cell>
          <table:table-cell table:style-name="Table1.B126" office:value-type="string">
            <text:p text:style-name="P4"><text:span text:style-name="T17"></text:span></text:p>
          </table:table-cell>
        </table:table-row>
        <table:table-row table:style-name="Table1.1">
          <table:table-cell table:style-name="Table1.A484" office:value-type="string">
            <text:p text:style-name="P9"><text:span text:style-name="T25">سەرۆک</text:span></text:p>
          </table:table-cell>
          <table:table-cell table:style-name="Table1.B126" office:value-type="string">
            <text:p text:style-name="P4"><text:span text:style-name="T17"></text:span></text:p>
          </table:table-cell>
        </table:table-row>
        <table:table-row table:style-name="Table1.1">
          <table:table-cell table:style-name="Table1.A485" office:value-type="string">
            <text:p text:style-name="P9"><text:span text:style-name="T25">پشوو</text:span></text:p>
          </table:table-cell>
          <table:table-cell table:style-name="Table1.B126" office:value-type="string">
            <text:p text:style-name="P4"><text:span text:style-name="T17"></text:span></text:p>
          </table:table-cell>
        </table:table-row>
        <table:table-row table:style-name="Table1.1">
          <table:table-cell table:style-name="Table1.A486" office:value-type="string">
            <text:p text:style-name="P9"><text:span text:style-name="T25">وەزیر</text:span></text:p>
          </table:table-cell>
          <table:table-cell table:style-name="Table1.B126" office:value-type="string">
            <text:p text:style-name="P4"><text:span text:style-name="T17"></text:span></text:p>
          </table:table-cell>
        </table:table-row>
        <text:soft-page-break/>
        <table:table-row table:style-name="Table1.1">
          <table:table-cell table:style-name="Table1.A487" office:value-type="string">
            <text:p text:style-name="P9"><text:span text:style-name="T25">دادوەر</text:span></text:p>
          </table:table-cell>
          <table:table-cell table:style-name="Table1.B126" office:value-type="string">
            <text:p text:style-name="P4"><text:span text:style-name="T17"></text:span></text:p>
          </table:table-cell>
        </table:table-row>
        <table:table-row table:style-name="Table1.1">
          <table:table-cell table:style-name="Table1.A488" office:value-type="string">
            <text:p text:style-name="P9"><text:span text:style-name="T25">ئەفسەر</text:span></text:p>
          </table:table-cell>
          <table:table-cell table:style-name="Table1.B126" office:value-type="string">
            <text:p text:style-name="P4"><text:span text:style-name="T17"></text:span></text:p>
          </table:table-cell>
        </table:table-row>
        <table:table-row table:style-name="Table1.1">
          <table:table-cell table:style-name="Table1.A489" office:value-type="string">
            <text:p text:style-name="P9"><text:span text:style-name="T25">ئاسایش</text:span></text:p>
          </table:table-cell>
          <table:table-cell table:style-name="Table1.B126" office:value-type="string">
            <text:p text:style-name="P4"><text:span text:style-name="T17"></text:span></text:p>
          </table:table-cell>
        </table:table-row>
        <table:table-row table:style-name="Table1.1">
          <table:table-cell table:style-name="Table1.A490" office:value-type="string">
            <text:p text:style-name="P9"><text:span text:style-name="T29">سەرباز</text:span></text:p>
          </table:table-cell>
          <table:table-cell table:style-name="Table1.B126" office:value-type="string">
            <text:p text:style-name="P4"><text:span text:style-name="T17">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nikurd Web" svg:font-family="'Unikurd Web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amnosysunicode" svg:font-family="Hamnosysunicod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Hamnosysunicode1" svg:font-family="Hamnosysunicode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36pt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pt" fo:margin-bottom="10.01pt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default-outline-level="" style:class="extra">
      <style:paragraph-properties fo:margin-top="0pt" fo:margin-bottom="0pt" loext:contextual-spacing="false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612pt" fo:page-height="792pt" style:num-format="1" style:print-orientation="portrait" fo:margin-top="72pt" fo:margin-bottom="72pt" fo:margin-left="72pt" fo:margin-right="72pt" style:writing-mode="lr-tb" style:layout-grid-color="#c0c0c0" style:layout-grid-lines="36" style:layout-grid-base-height="18pt" style:layout-grid-ruby-height="0pt" style:layout-grid-mode="none" style:layout-grid-ruby-below="false" style:layout-grid-print="false" style:layout-grid-display="false" style:layout-grid-base-width="11.9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ina Kamal</meta:initial-creator>
    <meta:editing-cycles>648</meta:editing-cycles>
    <meta:creation-date>2020-03-10T19:23:00</meta:creation-date>
    <dc:date>2020-04-07T14:55:17.376749090</dc:date>
    <meta:editing-duration>P6DT13H13M16S</meta:editing-duration>
    <meta:generator>LibreOffice/6.0.7.3$Linux_X86_64 LibreOffice_project/00m0$Build-3</meta:generator>
    <meta:document-statistic meta:table-count="1" meta:image-count="0" meta:object-count="0" meta:page-count="19" meta:paragraph-count="951" meta:word-count="6191" meta:character-count="8653" meta:non-whitespace-character-count="84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